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3" table:number-columns-repeated="6" table:default-cell-style-name="Default"/>
        <table:table-row table:style-name="ro1">
          <table:table-cell office:value-type="string">
            <text:p>kepler780ti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hybrid</text:p>
          </table:table-cell>
          <table:table-cell table:number-columns-repeated="2"/>
          <table:table-cell office:value-type="string">
            <text:p>shared</text:p>
          </table:table-cell>
          <table:table-cell table:number-columns-repeated="2"/>
          <table:table-cell office:value-type="string">
            <text:p>global</text:p>
          </table:table-cell>
          <table:table-cell table:number-columns-repeated="2"/>
          <table:table-cell office:value-type="string">
            <text:p>prefixsum</text:p>
          </table:table-cell>
          <table:table-cell table:number-columns-repeated="8"/>
        </table:table-row>
        <table:table-row table:style-name="ro1">
          <table:table-cell office:value-type="string">
            <text:p>frame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.727">
            <text:p>15,727</text:p>
          </table:table-cell>
          <table:table-cell office:value-type="float" office:value="15.4017">
            <text:p>15,4017</text:p>
          </table:table-cell>
          <table:table-cell office:value-type="float" office:value="22.6864">
            <text:p>22,6864</text:p>
          </table:table-cell>
          <table:table-cell office:value-type="float" office:value="16.1392">
            <text:p>16,1392</text:p>
          </table:table-cell>
          <table:table-cell office:value-type="float" office:value="10.3058">
            <text:p>10,3058</text:p>
          </table:table-cell>
          <table:table-cell office:value-type="float" office:value="30.0807">
            <text:p>30,0807</text:p>
          </table:table-cell>
          <table:table-cell office:value-type="float" office:value="17.7833">
            <text:p>17,7833</text:p>
          </table:table-cell>
          <table:table-cell office:value-type="float" office:value="20.7708">
            <text:p>20,7708</text:p>
          </table:table-cell>
          <table:table-cell office:value-type="float" office:value="24.3173">
            <text:p>24,3173</text:p>
          </table:table-cell>
          <table:table-cell office:value-type="float" office:value="37.421">
            <text:p>37,421</text:p>
          </table:table-cell>
          <table:table-cell office:value-type="float" office:value="31.7291">
            <text:p>31,7291</text:p>
          </table:table-cell>
          <table:table-cell office:value-type="float" office:value="52.6918">
            <text:p>52,6918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.8315">
            <text:p>15,8315</text:p>
          </table:table-cell>
          <table:table-cell office:value-type="float" office:value="15.644">
            <text:p>15,644</text:p>
          </table:table-cell>
          <table:table-cell office:value-type="float" office:value="22.916">
            <text:p>22,916</text:p>
          </table:table-cell>
          <table:table-cell office:value-type="float" office:value="16.3576">
            <text:p>16,3576</text:p>
          </table:table-cell>
          <table:table-cell office:value-type="float" office:value="10.3814">
            <text:p>10,3814</text:p>
          </table:table-cell>
          <table:table-cell office:value-type="float" office:value="30.0564">
            <text:p>30,0564</text:p>
          </table:table-cell>
          <table:table-cell office:value-type="float" office:value="18.0067">
            <text:p>18,0067</text:p>
          </table:table-cell>
          <table:table-cell office:value-type="float" office:value="20.8821">
            <text:p>20,8821</text:p>
          </table:table-cell>
          <table:table-cell office:value-type="float" office:value="24.9915">
            <text:p>24,9915</text:p>
          </table:table-cell>
          <table:table-cell office:value-type="float" office:value="37.5377">
            <text:p>37,5377</text:p>
          </table:table-cell>
          <table:table-cell office:value-type="float" office:value="31.8477">
            <text:p>31,8477</text:p>
          </table:table-cell>
          <table:table-cell office:value-type="float" office:value="52.8615">
            <text:p>52,8615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.6961">
            <text:p>15,6961</text:p>
          </table:table-cell>
          <table:table-cell office:value-type="float" office:value="15.4458">
            <text:p>15,4458</text:p>
          </table:table-cell>
          <table:table-cell office:value-type="float" office:value="22.7362">
            <text:p>22,7362</text:p>
          </table:table-cell>
          <table:table-cell office:value-type="float" office:value="16.1092">
            <text:p>16,1092</text:p>
          </table:table-cell>
          <table:table-cell office:value-type="float" office:value="10.2771">
            <text:p>10,2771</text:p>
          </table:table-cell>
          <table:table-cell office:value-type="float" office:value="29.8995">
            <text:p>29,8995</text:p>
          </table:table-cell>
          <table:table-cell office:value-type="float" office:value="17.8836">
            <text:p>17,8836</text:p>
          </table:table-cell>
          <table:table-cell office:value-type="float" office:value="20.8275">
            <text:p>20,8275</text:p>
          </table:table-cell>
          <table:table-cell office:value-type="float" office:value="24.4594">
            <text:p>24,4594</text:p>
          </table:table-cell>
          <table:table-cell office:value-type="float" office:value="37.3986">
            <text:p>37,3986</text:p>
          </table:table-cell>
          <table:table-cell office:value-type="float" office:value="31.7991">
            <text:p>31,7991</text:p>
          </table:table-cell>
          <table:table-cell office:value-type="float" office:value="52.8718">
            <text:p>52,871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.8034">
            <text:p>15,8034</text:p>
          </table:table-cell>
          <table:table-cell office:value-type="float" office:value="15.7433">
            <text:p>15,7433</text:p>
          </table:table-cell>
          <table:table-cell office:value-type="float" office:value="22.9932">
            <text:p>22,9932</text:p>
          </table:table-cell>
          <table:table-cell office:value-type="float" office:value="16.4438">
            <text:p>16,4438</text:p>
          </table:table-cell>
          <table:table-cell office:value-type="float" office:value="10.3552">
            <text:p>10,3552</text:p>
          </table:table-cell>
          <table:table-cell office:value-type="float" office:value="30.146">
            <text:p>30,146</text:p>
          </table:table-cell>
          <table:table-cell office:value-type="float" office:value="18.065">
            <text:p>18,065</text:p>
          </table:table-cell>
          <table:table-cell office:value-type="float" office:value="21.0304">
            <text:p>21,0304</text:p>
          </table:table-cell>
          <table:table-cell office:value-type="float" office:value="24.8406">
            <text:p>24,8406</text:p>
          </table:table-cell>
          <table:table-cell office:value-type="float" office:value="37.5732">
            <text:p>37,5732</text:p>
          </table:table-cell>
          <table:table-cell office:value-type="float" office:value="31.971">
            <text:p>31,971</text:p>
          </table:table-cell>
          <table:table-cell office:value-type="float" office:value="53.0469">
            <text:p>53,0469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5.8819">
            <text:p>15,8819</text:p>
          </table:table-cell>
          <table:table-cell office:value-type="float" office:value="15.7184">
            <text:p>15,7184</text:p>
          </table:table-cell>
          <table:table-cell office:value-type="float" office:value="23.2182">
            <text:p>23,2182</text:p>
          </table:table-cell>
          <table:table-cell office:value-type="float" office:value="16.3936">
            <text:p>16,3936</text:p>
          </table:table-cell>
          <table:table-cell office:value-type="float" office:value="10.4364">
            <text:p>10,4364</text:p>
          </table:table-cell>
          <table:table-cell office:value-type="float" office:value="30.142">
            <text:p>30,142</text:p>
          </table:table-cell>
          <table:table-cell office:value-type="float" office:value="18.1469">
            <text:p>18,1469</text:p>
          </table:table-cell>
          <table:table-cell office:value-type="float" office:value="21.0142">
            <text:p>21,0142</text:p>
          </table:table-cell>
          <table:table-cell office:value-type="float" office:value="24.9901">
            <text:p>24,9901</text:p>
          </table:table-cell>
          <table:table-cell office:value-type="float" office:value="37.6619">
            <text:p>37,6619</text:p>
          </table:table-cell>
          <table:table-cell office:value-type="float" office:value="32.0909">
            <text:p>32,0909</text:p>
          </table:table-cell>
          <table:table-cell office:value-type="float" office:value="53.113">
            <text:p>53,113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.6731">
            <text:p>15,6731</text:p>
          </table:table-cell>
          <table:table-cell office:value-type="float" office:value="15.5349">
            <text:p>15,5349</text:p>
          </table:table-cell>
          <table:table-cell office:value-type="float" office:value="22.8344">
            <text:p>22,8344</text:p>
          </table:table-cell>
          <table:table-cell office:value-type="float" office:value="16.1713">
            <text:p>16,1713</text:p>
          </table:table-cell>
          <table:table-cell office:value-type="float" office:value="10.3211">
            <text:p>10,3211</text:p>
          </table:table-cell>
          <table:table-cell office:value-type="float" office:value="29.7732">
            <text:p>29,7732</text:p>
          </table:table-cell>
          <table:table-cell office:value-type="float" office:value="17.9347">
            <text:p>17,9347</text:p>
          </table:table-cell>
          <table:table-cell office:value-type="float" office:value="20.7423">
            <text:p>20,7423</text:p>
          </table:table-cell>
          <table:table-cell office:value-type="float" office:value="24.9186">
            <text:p>24,9186</text:p>
          </table:table-cell>
          <table:table-cell office:value-type="float" office:value="37.4974">
            <text:p>37,4974</text:p>
          </table:table-cell>
          <table:table-cell office:value-type="float" office:value="31.9078">
            <text:p>31,9078</text:p>
          </table:table-cell>
          <table:table-cell office:value-type="float" office:value="52.9433">
            <text:p>52,9433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.8517">
            <text:p>15,8517</text:p>
          </table:table-cell>
          <table:table-cell office:value-type="float" office:value="15.6564">
            <text:p>15,6564</text:p>
          </table:table-cell>
          <table:table-cell office:value-type="float" office:value="23.1154">
            <text:p>23,1154</text:p>
          </table:table-cell>
          <table:table-cell office:value-type="float" office:value="16.3783">
            <text:p>16,3783</text:p>
          </table:table-cell>
          <table:table-cell office:value-type="float" office:value="10.4729">
            <text:p>10,4729</text:p>
          </table:table-cell>
          <table:table-cell office:value-type="float" office:value="30.1836">
            <text:p>30,1836</text:p>
          </table:table-cell>
          <table:table-cell office:value-type="float" office:value="17.9864">
            <text:p>17,9864</text:p>
          </table:table-cell>
          <table:table-cell office:value-type="float" office:value="20.9296">
            <text:p>20,9296</text:p>
          </table:table-cell>
          <table:table-cell office:value-type="float" office:value="25.0527">
            <text:p>25,0527</text:p>
          </table:table-cell>
          <table:table-cell office:value-type="float" office:value="37.5836">
            <text:p>37,5836</text:p>
          </table:table-cell>
          <table:table-cell office:value-type="float" office:value="31.9851">
            <text:p>31,9851</text:p>
          </table:table-cell>
          <table:table-cell office:value-type="float" office:value="52.9817">
            <text:p>52,9817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.0045">
            <text:p>16,0045</text:p>
          </table:table-cell>
          <table:table-cell office:value-type="float" office:value="15.8766">
            <text:p>15,8766</text:p>
          </table:table-cell>
          <table:table-cell office:value-type="float" office:value="23.2748">
            <text:p>23,2748</text:p>
          </table:table-cell>
          <table:table-cell office:value-type="float" office:value="16.5122">
            <text:p>16,5122</text:p>
          </table:table-cell>
          <table:table-cell office:value-type="float" office:value="10.5032">
            <text:p>10,5032</text:p>
          </table:table-cell>
          <table:table-cell office:value-type="float" office:value="30.223">
            <text:p>30,223</text:p>
          </table:table-cell>
          <table:table-cell office:value-type="float" office:value="18.2179">
            <text:p>18,2179</text:p>
          </table:table-cell>
          <table:table-cell office:value-type="float" office:value="21.2668">
            <text:p>21,2668</text:p>
          </table:table-cell>
          <table:table-cell office:value-type="float" office:value="25.3562">
            <text:p>25,3562</text:p>
          </table:table-cell>
          <table:table-cell office:value-type="float" office:value="37.6028">
            <text:p>37,6028</text:p>
          </table:table-cell>
          <table:table-cell office:value-type="float" office:value="32.0417">
            <text:p>32,0417</text:p>
          </table:table-cell>
          <table:table-cell office:value-type="float" office:value="52.8939">
            <text:p>52,8939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8863">
            <text:p>15,8863</text:p>
          </table:table-cell>
          <table:table-cell office:value-type="float" office:value="15.7809">
            <text:p>15,7809</text:p>
          </table:table-cell>
          <table:table-cell office:value-type="float" office:value="23.0569">
            <text:p>23,0569</text:p>
          </table:table-cell>
          <table:table-cell office:value-type="float" office:value="16.4341">
            <text:p>16,4341</text:p>
          </table:table-cell>
          <table:table-cell office:value-type="float" office:value="10.4191">
            <text:p>10,4191</text:p>
          </table:table-cell>
          <table:table-cell office:value-type="float" office:value="30.0906">
            <text:p>30,0906</text:p>
          </table:table-cell>
          <table:table-cell office:value-type="float" office:value="18.1291">
            <text:p>18,1291</text:p>
          </table:table-cell>
          <table:table-cell office:value-type="float" office:value="21.067">
            <text:p>21,067</text:p>
          </table:table-cell>
          <table:table-cell office:value-type="float" office:value="25.2375">
            <text:p>25,2375</text:p>
          </table:table-cell>
          <table:table-cell office:value-type="float" office:value="37.5441">
            <text:p>37,5441</text:p>
          </table:table-cell>
          <table:table-cell office:value-type="float" office:value="31.9692">
            <text:p>31,9692</text:p>
          </table:table-cell>
          <table:table-cell office:value-type="float" office:value="52.9659">
            <text:p>52,9659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5.6609">
            <text:p>15,6609</text:p>
          </table:table-cell>
          <table:table-cell office:value-type="float" office:value="15.3836">
            <text:p>15,3836</text:p>
          </table:table-cell>
          <table:table-cell office:value-type="float" office:value="22.5598">
            <text:p>22,5598</text:p>
          </table:table-cell>
          <table:table-cell office:value-type="float" office:value="16.1457">
            <text:p>16,1457</text:p>
          </table:table-cell>
          <table:table-cell office:value-type="float" office:value="10.2311">
            <text:p>10,2311</text:p>
          </table:table-cell>
          <table:table-cell office:value-type="float" office:value="29.746">
            <text:p>29,746</text:p>
          </table:table-cell>
          <table:table-cell office:value-type="float" office:value="17.7598">
            <text:p>17,7598</text:p>
          </table:table-cell>
          <table:table-cell office:value-type="float" office:value="20.7163">
            <text:p>20,7163</text:p>
          </table:table-cell>
          <table:table-cell office:value-type="float" office:value="24.5842">
            <text:p>24,5842</text:p>
          </table:table-cell>
          <table:table-cell office:value-type="float" office:value="37.379">
            <text:p>37,379</text:p>
          </table:table-cell>
          <table:table-cell office:value-type="float" office:value="31.7546">
            <text:p>31,7546</text:p>
          </table:table-cell>
          <table:table-cell office:value-type="float" office:value="52.7149">
            <text:p>52,7149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.9354">
            <text:p>15,9354</text:p>
          </table:table-cell>
          <table:table-cell office:value-type="float" office:value="15.8347">
            <text:p>15,8347</text:p>
          </table:table-cell>
          <table:table-cell office:value-type="float" office:value="23.2533">
            <text:p>23,2533</text:p>
          </table:table-cell>
          <table:table-cell office:value-type="float" office:value="16.6006">
            <text:p>16,6006</text:p>
          </table:table-cell>
          <table:table-cell office:value-type="float" office:value="10.5628">
            <text:p>10,5628</text:p>
          </table:table-cell>
          <table:table-cell office:value-type="float" office:value="30.6421">
            <text:p>30,6421</text:p>
          </table:table-cell>
          <table:table-cell office:value-type="float" office:value="18.2618">
            <text:p>18,2618</text:p>
          </table:table-cell>
          <table:table-cell office:value-type="float" office:value="21.147">
            <text:p>21,147</text:p>
          </table:table-cell>
          <table:table-cell office:value-type="float" office:value="25.2203">
            <text:p>25,2203</text:p>
          </table:table-cell>
          <table:table-cell office:value-type="float" office:value="37.6231">
            <text:p>37,6231</text:p>
          </table:table-cell>
          <table:table-cell office:value-type="float" office:value="32.0427">
            <text:p>32,0427</text:p>
          </table:table-cell>
          <table:table-cell office:value-type="float" office:value="53.0892">
            <text:p>53,0892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.0259">
            <text:p>16,0259</text:p>
          </table:table-cell>
          <table:table-cell office:value-type="float" office:value="15.9176">
            <text:p>15,9176</text:p>
          </table:table-cell>
          <table:table-cell office:value-type="float" office:value="23.2734">
            <text:p>23,2734</text:p>
          </table:table-cell>
          <table:table-cell office:value-type="float" office:value="16.6672">
            <text:p>16,6672</text:p>
          </table:table-cell>
          <table:table-cell office:value-type="float" office:value="10.5649">
            <text:p>10,5649</text:p>
          </table:table-cell>
          <table:table-cell office:value-type="float" office:value="30.412">
            <text:p>30,412</text:p>
          </table:table-cell>
          <table:table-cell office:value-type="float" office:value="18.38">
            <text:p>18,38</text:p>
          </table:table-cell>
          <table:table-cell office:value-type="float" office:value="21.2517">
            <text:p>21,2517</text:p>
          </table:table-cell>
          <table:table-cell office:value-type="float" office:value="25.5804">
            <text:p>25,5804</text:p>
          </table:table-cell>
          <table:table-cell office:value-type="float" office:value="37.6438">
            <text:p>37,6438</text:p>
          </table:table-cell>
          <table:table-cell office:value-type="float" office:value="32.108">
            <text:p>32,108</text:p>
          </table:table-cell>
          <table:table-cell office:value-type="float" office:value="53.1123">
            <text:p>53,1123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5.922">
            <text:p>15,922</text:p>
          </table:table-cell>
          <table:table-cell office:value-type="float" office:value="15.7647">
            <text:p>15,7647</text:p>
          </table:table-cell>
          <table:table-cell office:value-type="float" office:value="23.2275">
            <text:p>23,2275</text:p>
          </table:table-cell>
          <table:table-cell office:value-type="float" office:value="16.5107">
            <text:p>16,5107</text:p>
          </table:table-cell>
          <table:table-cell office:value-type="float" office:value="10.541">
            <text:p>10,541</text:p>
          </table:table-cell>
          <table:table-cell office:value-type="float" office:value="30.646">
            <text:p>30,646</text:p>
          </table:table-cell>
          <table:table-cell office:value-type="float" office:value="18.1916">
            <text:p>18,1916</text:p>
          </table:table-cell>
          <table:table-cell office:value-type="float" office:value="21.1911">
            <text:p>21,1911</text:p>
          </table:table-cell>
          <table:table-cell office:value-type="float" office:value="25.2424">
            <text:p>25,2424</text:p>
          </table:table-cell>
          <table:table-cell office:value-type="float" office:value="37.5516">
            <text:p>37,5516</text:p>
          </table:table-cell>
          <table:table-cell office:value-type="float" office:value="32.0417">
            <text:p>32,0417</text:p>
          </table:table-cell>
          <table:table-cell office:value-type="float" office:value="52.9637">
            <text:p>52,9637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.9552">
            <text:p>15,9552</text:p>
          </table:table-cell>
          <table:table-cell office:value-type="float" office:value="15.8618">
            <text:p>15,8618</text:p>
          </table:table-cell>
          <table:table-cell office:value-type="float" office:value="23.1549">
            <text:p>23,1549</text:p>
          </table:table-cell>
          <table:table-cell office:value-type="float" office:value="16.6336">
            <text:p>16,6336</text:p>
          </table:table-cell>
          <table:table-cell office:value-type="float" office:value="10.5656">
            <text:p>10,5656</text:p>
          </table:table-cell>
          <table:table-cell office:value-type="float" office:value="30.6676">
            <text:p>30,6676</text:p>
          </table:table-cell>
          <table:table-cell office:value-type="float" office:value="18.2193">
            <text:p>18,2193</text:p>
          </table:table-cell>
          <table:table-cell office:value-type="float" office:value="21.2288">
            <text:p>21,2288</text:p>
          </table:table-cell>
          <table:table-cell office:value-type="float" office:value="25.3885">
            <text:p>25,3885</text:p>
          </table:table-cell>
          <table:table-cell office:value-type="float" office:value="37.4973">
            <text:p>37,4973</text:p>
          </table:table-cell>
          <table:table-cell office:value-type="float" office:value="32.0795">
            <text:p>32,0795</text:p>
          </table:table-cell>
          <table:table-cell office:value-type="float" office:value="52.9846">
            <text:p>52,9846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.8972">
            <text:p>15,8972</text:p>
          </table:table-cell>
          <table:table-cell office:value-type="float" office:value="15.8662">
            <text:p>15,8662</text:p>
          </table:table-cell>
          <table:table-cell office:value-type="float" office:value="23.2016">
            <text:p>23,2016</text:p>
          </table:table-cell>
          <table:table-cell office:value-type="float" office:value="16.5474">
            <text:p>16,5474</text:p>
          </table:table-cell>
          <table:table-cell office:value-type="float" office:value="10.5506">
            <text:p>10,5506</text:p>
          </table:table-cell>
          <table:table-cell office:value-type="float" office:value="30.7761">
            <text:p>30,7761</text:p>
          </table:table-cell>
          <table:table-cell office:value-type="float" office:value="18.3058">
            <text:p>18,3058</text:p>
          </table:table-cell>
          <table:table-cell office:value-type="float" office:value="21.1853">
            <text:p>21,1853</text:p>
          </table:table-cell>
          <table:table-cell office:value-type="float" office:value="25.2887">
            <text:p>25,2887</text:p>
          </table:table-cell>
          <table:table-cell office:value-type="float" office:value="37.617">
            <text:p>37,617</text:p>
          </table:table-cell>
          <table:table-cell office:value-type="float" office:value="32.0104">
            <text:p>32,0104</text:p>
          </table:table-cell>
          <table:table-cell office:value-type="float" office:value="52.9324">
            <text:p>52,9324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.2477">
            <text:p>16,2477</text:p>
          </table:table-cell>
          <table:table-cell office:value-type="float" office:value="16.2446">
            <text:p>16,2446</text:p>
          </table:table-cell>
          <table:table-cell office:value-type="float" office:value="23.7854">
            <text:p>23,7854</text:p>
          </table:table-cell>
          <table:table-cell office:value-type="float" office:value="17.0777">
            <text:p>17,0777</text:p>
          </table:table-cell>
          <table:table-cell office:value-type="float" office:value="10.8815">
            <text:p>10,8815</text:p>
          </table:table-cell>
          <table:table-cell office:value-type="float" office:value="32.2463">
            <text:p>32,2463</text:p>
          </table:table-cell>
          <table:table-cell office:value-type="float" office:value="18.6952">
            <text:p>18,6952</text:p>
          </table:table-cell>
          <table:table-cell office:value-type="float" office:value="21.6811">
            <text:p>21,6811</text:p>
          </table:table-cell>
          <table:table-cell office:value-type="float" office:value="25.9223">
            <text:p>25,9223</text:p>
          </table:table-cell>
          <table:table-cell office:value-type="float" office:value="37.7833">
            <text:p>37,7833</text:p>
          </table:table-cell>
          <table:table-cell office:value-type="float" office:value="32.3494">
            <text:p>32,3494</text:p>
          </table:table-cell>
          <table:table-cell office:value-type="float" office:value="53.2666">
            <text:p>53,266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5.8879">
            <text:p>15,8879</text:p>
          </table:table-cell>
          <table:table-cell office:value-type="float" office:value="15.7708">
            <text:p>15,7708</text:p>
          </table:table-cell>
          <table:table-cell office:value-type="float" office:value="23.191">
            <text:p>23,191</text:p>
          </table:table-cell>
          <table:table-cell office:value-type="float" office:value="16.5505">
            <text:p>16,5505</text:p>
          </table:table-cell>
          <table:table-cell office:value-type="float" office:value="10.6512">
            <text:p>10,6512</text:p>
          </table:table-cell>
          <table:table-cell office:value-type="float" office:value="31.3455">
            <text:p>31,3455</text:p>
          </table:table-cell>
          <table:table-cell office:value-type="float" office:value="18.2147">
            <text:p>18,2147</text:p>
          </table:table-cell>
          <table:table-cell office:value-type="float" office:value="21.2047">
            <text:p>21,2047</text:p>
          </table:table-cell>
          <table:table-cell office:value-type="float" office:value="25.2779">
            <text:p>25,2779</text:p>
          </table:table-cell>
          <table:table-cell office:value-type="float" office:value="37.57">
            <text:p>37,57</text:p>
          </table:table-cell>
          <table:table-cell office:value-type="float" office:value="32.0241">
            <text:p>32,0241</text:p>
          </table:table-cell>
          <table:table-cell office:value-type="float" office:value="52.9535">
            <text:p>52,9535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6.053">
            <text:p>16,053</text:p>
          </table:table-cell>
          <table:table-cell office:value-type="float" office:value="15.9388">
            <text:p>15,9388</text:p>
          </table:table-cell>
          <table:table-cell office:value-type="float" office:value="23.4472">
            <text:p>23,4472</text:p>
          </table:table-cell>
          <table:table-cell office:value-type="float" office:value="16.7551">
            <text:p>16,7551</text:p>
          </table:table-cell>
          <table:table-cell office:value-type="float" office:value="10.7255">
            <text:p>10,7255</text:p>
          </table:table-cell>
          <table:table-cell office:value-type="float" office:value="31.6742">
            <text:p>31,6742</text:p>
          </table:table-cell>
          <table:table-cell office:value-type="float" office:value="18.2395">
            <text:p>18,2395</text:p>
          </table:table-cell>
          <table:table-cell office:value-type="float" office:value="21.3296">
            <text:p>21,3296</text:p>
          </table:table-cell>
          <table:table-cell office:value-type="float" office:value="25.4189">
            <text:p>25,4189</text:p>
          </table:table-cell>
          <table:table-cell office:value-type="float" office:value="37.6998">
            <text:p>37,6998</text:p>
          </table:table-cell>
          <table:table-cell office:value-type="float" office:value="32.1359">
            <text:p>32,1359</text:p>
          </table:table-cell>
          <table:table-cell office:value-type="float" office:value="53.2006">
            <text:p>53,200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.9654">
            <text:p>15,9654</text:p>
          </table:table-cell>
          <table:table-cell office:value-type="float" office:value="15.8537">
            <text:p>15,8537</text:p>
          </table:table-cell>
          <table:table-cell office:value-type="float" office:value="23.3164">
            <text:p>23,3164</text:p>
          </table:table-cell>
          <table:table-cell office:value-type="float" office:value="16.7086">
            <text:p>16,7086</text:p>
          </table:table-cell>
          <table:table-cell office:value-type="float" office:value="10.6111">
            <text:p>10,6111</text:p>
          </table:table-cell>
          <table:table-cell office:value-type="float" office:value="31.1892">
            <text:p>31,1892</text:p>
          </table:table-cell>
          <table:table-cell office:value-type="float" office:value="18.2092">
            <text:p>18,2092</text:p>
          </table:table-cell>
          <table:table-cell office:value-type="float" office:value="21.3021">
            <text:p>21,3021</text:p>
          </table:table-cell>
          <table:table-cell office:value-type="float" office:value="25.2524">
            <text:p>25,2524</text:p>
          </table:table-cell>
          <table:table-cell office:value-type="float" office:value="37.5887">
            <text:p>37,5887</text:p>
          </table:table-cell>
          <table:table-cell office:value-type="float" office:value="32.0926">
            <text:p>32,0926</text:p>
          </table:table-cell>
          <table:table-cell office:value-type="float" office:value="52.9203">
            <text:p>52,9203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.2116">
            <text:p>16,2116</text:p>
          </table:table-cell>
          <table:table-cell office:value-type="float" office:value="16.317">
            <text:p>16,317</text:p>
          </table:table-cell>
          <table:table-cell office:value-type="float" office:value="23.8993">
            <text:p>23,8993</text:p>
          </table:table-cell>
          <table:table-cell office:value-type="float" office:value="17.3287">
            <text:p>17,3287</text:p>
          </table:table-cell>
          <table:table-cell office:value-type="float" office:value="10.9898">
            <text:p>10,9898</text:p>
          </table:table-cell>
          <table:table-cell office:value-type="float" office:value="32.2458">
            <text:p>32,2458</text:p>
          </table:table-cell>
          <table:table-cell office:value-type="float" office:value="18.7186">
            <text:p>18,7186</text:p>
          </table:table-cell>
          <table:table-cell office:value-type="float" office:value="21.6606">
            <text:p>21,6606</text:p>
          </table:table-cell>
          <table:table-cell office:value-type="float" office:value="25.9236">
            <text:p>25,9236</text:p>
          </table:table-cell>
          <table:table-cell office:value-type="float" office:value="37.824">
            <text:p>37,824</text:p>
          </table:table-cell>
          <table:table-cell office:value-type="float" office:value="32.3749">
            <text:p>32,3749</text:p>
          </table:table-cell>
          <table:table-cell office:value-type="float" office:value="53.3417">
            <text:p>53,341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6.2113">
            <text:p>16,2113</text:p>
          </table:table-cell>
          <table:table-cell office:value-type="float" office:value="16.2704">
            <text:p>16,2704</text:p>
          </table:table-cell>
          <table:table-cell office:value-type="float" office:value="23.8386">
            <text:p>23,8386</text:p>
          </table:table-cell>
          <table:table-cell office:value-type="float" office:value="16.9803">
            <text:p>16,9803</text:p>
          </table:table-cell>
          <table:table-cell office:value-type="float" office:value="10.8575">
            <text:p>10,8575</text:p>
          </table:table-cell>
          <table:table-cell office:value-type="float" office:value="31.4558">
            <text:p>31,4558</text:p>
          </table:table-cell>
          <table:table-cell office:value-type="float" office:value="18.6796">
            <text:p>18,6796</text:p>
          </table:table-cell>
          <table:table-cell office:value-type="float" office:value="21.6098">
            <text:p>21,6098</text:p>
          </table:table-cell>
          <table:table-cell office:value-type="float" office:value="25.8906">
            <text:p>25,8906</text:p>
          </table:table-cell>
          <table:table-cell office:value-type="float" office:value="37.8079">
            <text:p>37,8079</text:p>
          </table:table-cell>
          <table:table-cell office:value-type="float" office:value="32.377">
            <text:p>32,377</text:p>
          </table:table-cell>
          <table:table-cell office:value-type="float" office:value="53.39">
            <text:p>53,39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.3629">
            <text:p>16,3629</text:p>
          </table:table-cell>
          <table:table-cell office:value-type="float" office:value="16.4096">
            <text:p>16,4096</text:p>
          </table:table-cell>
          <table:table-cell office:value-type="float" office:value="23.9851">
            <text:p>23,9851</text:p>
          </table:table-cell>
          <table:table-cell office:value-type="float" office:value="17.2133">
            <text:p>17,2133</text:p>
          </table:table-cell>
          <table:table-cell office:value-type="float" office:value="10.9828">
            <text:p>10,9828</text:p>
          </table:table-cell>
          <table:table-cell office:value-type="float" office:value="31.9549">
            <text:p>31,9549</text:p>
          </table:table-cell>
          <table:table-cell office:value-type="float" office:value="18.8303">
            <text:p>18,8303</text:p>
          </table:table-cell>
          <table:table-cell office:value-type="float" office:value="21.7815">
            <text:p>21,7815</text:p>
          </table:table-cell>
          <table:table-cell office:value-type="float" office:value="26.1214">
            <text:p>26,1214</text:p>
          </table:table-cell>
          <table:table-cell office:value-type="float" office:value="37.9476">
            <text:p>37,9476</text:p>
          </table:table-cell>
          <table:table-cell office:value-type="float" office:value="32.4498">
            <text:p>32,4498</text:p>
          </table:table-cell>
          <table:table-cell office:value-type="float" office:value="53.3849">
            <text:p>53,3849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.3609">
            <text:p>15,3609</text:p>
          </table:table-cell>
          <table:table-cell office:value-type="float" office:value="15.232">
            <text:p>15,232</text:p>
          </table:table-cell>
          <table:table-cell office:value-type="float" office:value="22.3556">
            <text:p>22,3556</text:p>
          </table:table-cell>
          <table:table-cell office:value-type="float" office:value="14.6469">
            <text:p>14,6469</text:p>
          </table:table-cell>
          <table:table-cell office:value-type="float" office:value="9.32806">
            <text:p>9,32806</text:p>
          </table:table-cell>
          <table:table-cell office:value-type="float" office:value="25.0928">
            <text:p>25,0928</text:p>
          </table:table-cell>
          <table:table-cell office:value-type="float" office:value="17.5013">
            <text:p>17,5013</text:p>
          </table:table-cell>
          <table:table-cell office:value-type="float" office:value="20.5355">
            <text:p>20,5355</text:p>
          </table:table-cell>
          <table:table-cell office:value-type="float" office:value="24.3643">
            <text:p>24,3643</text:p>
          </table:table-cell>
          <table:table-cell office:value-type="float" office:value="36.7638">
            <text:p>36,7638</text:p>
          </table:table-cell>
          <table:table-cell office:value-type="float" office:value="31.1711">
            <text:p>31,1711</text:p>
          </table:table-cell>
          <table:table-cell office:value-type="float" office:value="51.6299">
            <text:p>51,6299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.3631">
            <text:p>15,3631</text:p>
          </table:table-cell>
          <table:table-cell office:value-type="float" office:value="15.1495">
            <text:p>15,1495</text:p>
          </table:table-cell>
          <table:table-cell office:value-type="float" office:value="22.357">
            <text:p>22,357</text:p>
          </table:table-cell>
          <table:table-cell office:value-type="float" office:value="13.6705">
            <text:p>13,6705</text:p>
          </table:table-cell>
          <table:table-cell office:value-type="float" office:value="8.63498">
            <text:p>8,63498</text:p>
          </table:table-cell>
          <table:table-cell office:value-type="float" office:value="24.6289">
            <text:p>24,6289</text:p>
          </table:table-cell>
          <table:table-cell office:value-type="float" office:value="17.5317">
            <text:p>17,5317</text:p>
          </table:table-cell>
          <table:table-cell office:value-type="float" office:value="20.4302">
            <text:p>20,4302</text:p>
          </table:table-cell>
          <table:table-cell office:value-type="float" office:value="24.2338">
            <text:p>24,2338</text:p>
          </table:table-cell>
          <table:table-cell office:value-type="float" office:value="36.7055">
            <text:p>36,7055</text:p>
          </table:table-cell>
          <table:table-cell office:value-type="float" office:value="31.0613">
            <text:p>31,0613</text:p>
          </table:table-cell>
          <table:table-cell office:value-type="float" office:value="51.5374">
            <text:p>51,5374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.3983">
            <text:p>15,3983</text:p>
          </table:table-cell>
          <table:table-cell office:value-type="float" office:value="15.2772">
            <text:p>15,2772</text:p>
          </table:table-cell>
          <table:table-cell office:value-type="float" office:value="22.3721">
            <text:p>22,3721</text:p>
          </table:table-cell>
          <table:table-cell office:value-type="float" office:value="15.0597">
            <text:p>15,0597</text:p>
          </table:table-cell>
          <table:table-cell office:value-type="float" office:value="9.5231">
            <text:p>9,5231</text:p>
          </table:table-cell>
          <table:table-cell office:value-type="float" office:value="25.7916">
            <text:p>25,7916</text:p>
          </table:table-cell>
          <table:table-cell office:value-type="float" office:value="17.6842">
            <text:p>17,6842</text:p>
          </table:table-cell>
          <table:table-cell office:value-type="float" office:value="20.6606">
            <text:p>20,6606</text:p>
          </table:table-cell>
          <table:table-cell office:value-type="float" office:value="24.2045">
            <text:p>24,2045</text:p>
          </table:table-cell>
          <table:table-cell office:value-type="float" office:value="36.7051">
            <text:p>36,7051</text:p>
          </table:table-cell>
          <table:table-cell office:value-type="float" office:value="31.1693">
            <text:p>31,1693</text:p>
          </table:table-cell>
          <table:table-cell office:value-type="float" office:value="51.7385">
            <text:p>51,7385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.5606">
            <text:p>15,5606</text:p>
          </table:table-cell>
          <table:table-cell office:value-type="float" office:value="15.4377">
            <text:p>15,4377</text:p>
          </table:table-cell>
          <table:table-cell office:value-type="float" office:value="22.5724">
            <text:p>22,5724</text:p>
          </table:table-cell>
          <table:table-cell office:value-type="float" office:value="14.5763">
            <text:p>14,5763</text:p>
          </table:table-cell>
          <table:table-cell office:value-type="float" office:value="9.20966">
            <text:p>9,20966</text:p>
          </table:table-cell>
          <table:table-cell office:value-type="float" office:value="24.8752">
            <text:p>24,8752</text:p>
          </table:table-cell>
          <table:table-cell office:value-type="float" office:value="17.7462">
            <text:p>17,7462</text:p>
          </table:table-cell>
          <table:table-cell office:value-type="float" office:value="20.8426">
            <text:p>20,8426</text:p>
          </table:table-cell>
          <table:table-cell office:value-type="float" office:value="24.607">
            <text:p>24,607</text:p>
          </table:table-cell>
          <table:table-cell office:value-type="float" office:value="36.8236">
            <text:p>36,8236</text:p>
          </table:table-cell>
          <table:table-cell office:value-type="float" office:value="31.3484">
            <text:p>31,3484</text:p>
          </table:table-cell>
          <table:table-cell office:value-type="float" office:value="51.7177">
            <text:p>51,7177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.2492">
            <text:p>15,2492</text:p>
          </table:table-cell>
          <table:table-cell office:value-type="float" office:value="15.0491">
            <text:p>15,0491</text:p>
          </table:table-cell>
          <table:table-cell office:value-type="float" office:value="22.2165">
            <text:p>22,2165</text:p>
          </table:table-cell>
          <table:table-cell office:value-type="float" office:value="14.8246">
            <text:p>14,8246</text:p>
          </table:table-cell>
          <table:table-cell office:value-type="float" office:value="9.38781">
            <text:p>9,38781</text:p>
          </table:table-cell>
          <table:table-cell office:value-type="float" office:value="25.3614">
            <text:p>25,3614</text:p>
          </table:table-cell>
          <table:table-cell office:value-type="float" office:value="17.434">
            <text:p>17,434</text:p>
          </table:table-cell>
          <table:table-cell office:value-type="float" office:value="20.4483">
            <text:p>20,4483</text:p>
          </table:table-cell>
          <table:table-cell office:value-type="float" office:value="24.016">
            <text:p>24,016</text:p>
          </table:table-cell>
          <table:table-cell office:value-type="float" office:value="36.6156">
            <text:p>36,6156</text:p>
          </table:table-cell>
          <table:table-cell office:value-type="float" office:value="31.0133">
            <text:p>31,0133</text:p>
          </table:table-cell>
          <table:table-cell office:value-type="float" office:value="51.4933">
            <text:p>51,4933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5.3635">
            <text:p>15,3635</text:p>
          </table:table-cell>
          <table:table-cell office:value-type="float" office:value="15.1089">
            <text:p>15,1089</text:p>
          </table:table-cell>
          <table:table-cell office:value-type="float" office:value="22.2894">
            <text:p>22,2894</text:p>
          </table:table-cell>
          <table:table-cell office:value-type="float" office:value="14.9018">
            <text:p>14,9018</text:p>
          </table:table-cell>
          <table:table-cell office:value-type="float" office:value="9.50774">
            <text:p>9,50774</text:p>
          </table:table-cell>
          <table:table-cell office:value-type="float" office:value="25.6637">
            <text:p>25,6637</text:p>
          </table:table-cell>
          <table:table-cell office:value-type="float" office:value="17.674">
            <text:p>17,674</text:p>
          </table:table-cell>
          <table:table-cell office:value-type="float" office:value="20.5086">
            <text:p>20,5086</text:p>
          </table:table-cell>
          <table:table-cell office:value-type="float" office:value="24.2763">
            <text:p>24,2763</text:p>
          </table:table-cell>
          <table:table-cell office:value-type="float" office:value="36.6767">
            <text:p>36,6767</text:p>
          </table:table-cell>
          <table:table-cell office:value-type="float" office:value="31.0906">
            <text:p>31,0906</text:p>
          </table:table-cell>
          <table:table-cell office:value-type="float" office:value="51.4832">
            <text:p>51,4832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.335">
            <text:p>15,335</text:p>
          </table:table-cell>
          <table:table-cell office:value-type="float" office:value="15.1093">
            <text:p>15,1093</text:p>
          </table:table-cell>
          <table:table-cell office:value-type="float" office:value="22.2236">
            <text:p>22,2236</text:p>
          </table:table-cell>
          <table:table-cell office:value-type="float" office:value="13.5369">
            <text:p>13,5369</text:p>
          </table:table-cell>
          <table:table-cell office:value-type="float" office:value="8.58109">
            <text:p>8,58109</text:p>
          </table:table-cell>
          <table:table-cell office:value-type="float" office:value="24.1448">
            <text:p>24,1448</text:p>
          </table:table-cell>
          <table:table-cell office:value-type="float" office:value="17.5516">
            <text:p>17,5516</text:p>
          </table:table-cell>
          <table:table-cell office:value-type="float" office:value="20.5336">
            <text:p>20,5336</text:p>
          </table:table-cell>
          <table:table-cell office:value-type="float" office:value="24.3046">
            <text:p>24,3046</text:p>
          </table:table-cell>
          <table:table-cell office:value-type="float" office:value="36.635">
            <text:p>36,635</text:p>
          </table:table-cell>
          <table:table-cell office:value-type="float" office:value="31.0637">
            <text:p>31,0637</text:p>
          </table:table-cell>
          <table:table-cell office:value-type="float" office:value="51.457">
            <text:p>51,457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5.2368">
            <text:p>15,2368</text:p>
          </table:table-cell>
          <table:table-cell office:value-type="float" office:value="15.0245">
            <text:p>15,0245</text:p>
          </table:table-cell>
          <table:table-cell office:value-type="float" office:value="22.1279">
            <text:p>22,1279</text:p>
          </table:table-cell>
          <table:table-cell office:value-type="float" office:value="13.4537">
            <text:p>13,4537</text:p>
          </table:table-cell>
          <table:table-cell office:value-type="float" office:value="8.60019">
            <text:p>8,60019</text:p>
          </table:table-cell>
          <table:table-cell office:value-type="float" office:value="24.2831">
            <text:p>24,2831</text:p>
          </table:table-cell>
          <table:table-cell office:value-type="float" office:value="17.4339">
            <text:p>17,4339</text:p>
          </table:table-cell>
          <table:table-cell office:value-type="float" office:value="20.4318">
            <text:p>20,4318</text:p>
          </table:table-cell>
          <table:table-cell office:value-type="float" office:value="24.2124">
            <text:p>24,2124</text:p>
          </table:table-cell>
          <table:table-cell office:value-type="float" office:value="36.7042">
            <text:p>36,7042</text:p>
          </table:table-cell>
          <table:table-cell office:value-type="float" office:value="30.9557">
            <text:p>30,9557</text:p>
          </table:table-cell>
          <table:table-cell office:value-type="float" office:value="51.4652">
            <text:p>51,465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5.2985">
            <text:p>15,2985</text:p>
          </table:table-cell>
          <table:table-cell office:value-type="float" office:value="15.1482">
            <text:p>15,1482</text:p>
          </table:table-cell>
          <table:table-cell office:value-type="float" office:value="22.4263">
            <text:p>22,4263</text:p>
          </table:table-cell>
          <table:table-cell office:value-type="float" office:value="14.9323">
            <text:p>14,9323</text:p>
          </table:table-cell>
          <table:table-cell office:value-type="float" office:value="9.45933">
            <text:p>9,45933</text:p>
          </table:table-cell>
          <table:table-cell office:value-type="float" office:value="25.614">
            <text:p>25,614</text:p>
          </table:table-cell>
          <table:table-cell office:value-type="float" office:value="17.5807">
            <text:p>17,5807</text:p>
          </table:table-cell>
          <table:table-cell office:value-type="float" office:value="20.5878">
            <text:p>20,5878</text:p>
          </table:table-cell>
          <table:table-cell office:value-type="float" office:value="24.1905">
            <text:p>24,1905</text:p>
          </table:table-cell>
          <table:table-cell office:value-type="float" office:value="36.6168">
            <text:p>36,6168</text:p>
          </table:table-cell>
          <table:table-cell office:value-type="float" office:value="31.0506">
            <text:p>31,0506</text:p>
          </table:table-cell>
          <table:table-cell office:value-type="float" office:value="51.4777">
            <text:p>51,4777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5.3143">
            <text:p>15,3143</text:p>
          </table:table-cell>
          <table:table-cell office:value-type="float" office:value="15.0905">
            <text:p>15,0905</text:p>
          </table:table-cell>
          <table:table-cell office:value-type="float" office:value="22.1624">
            <text:p>22,1624</text:p>
          </table:table-cell>
          <table:table-cell office:value-type="float" office:value="13.5195">
            <text:p>13,5195</text:p>
          </table:table-cell>
          <table:table-cell office:value-type="float" office:value="8.61248">
            <text:p>8,61248</text:p>
          </table:table-cell>
          <table:table-cell office:value-type="float" office:value="24.2007">
            <text:p>24,2007</text:p>
          </table:table-cell>
          <table:table-cell office:value-type="float" office:value="17.5131">
            <text:p>17,5131</text:p>
          </table:table-cell>
          <table:table-cell office:value-type="float" office:value="20.5631">
            <text:p>20,5631</text:p>
          </table:table-cell>
          <table:table-cell office:value-type="float" office:value="24.2199">
            <text:p>24,2199</text:p>
          </table:table-cell>
          <table:table-cell office:value-type="float" office:value="36.6021">
            <text:p>36,6021</text:p>
          </table:table-cell>
          <table:table-cell office:value-type="float" office:value="31.0254">
            <text:p>31,0254</text:p>
          </table:table-cell>
          <table:table-cell office:value-type="float" office:value="51.4535">
            <text:p>51,4535</text:p>
          </table:table-cell>
          <table:table-cell table:number-columns-repeated="6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5.3068">
            <text:p>15,3068</text:p>
          </table:table-cell>
          <table:table-cell office:value-type="float" office:value="15.1873">
            <text:p>15,1873</text:p>
          </table:table-cell>
          <table:table-cell office:value-type="float" office:value="22.1887">
            <text:p>22,1887</text:p>
          </table:table-cell>
          <table:table-cell office:value-type="float" office:value="13.5343">
            <text:p>13,5343</text:p>
          </table:table-cell>
          <table:table-cell office:value-type="float" office:value="8.58486">
            <text:p>8,58486</text:p>
          </table:table-cell>
          <table:table-cell office:value-type="float" office:value="24.4524">
            <text:p>24,4524</text:p>
          </table:table-cell>
          <table:table-cell office:value-type="float" office:value="17.5131">
            <text:p>17,5131</text:p>
          </table:table-cell>
          <table:table-cell office:value-type="float" office:value="20.5135">
            <text:p>20,5135</text:p>
          </table:table-cell>
          <table:table-cell office:value-type="float" office:value="24.2595">
            <text:p>24,2595</text:p>
          </table:table-cell>
          <table:table-cell office:value-type="float" office:value="36.6113">
            <text:p>36,6113</text:p>
          </table:table-cell>
          <table:table-cell office:value-type="float" office:value="31.0496">
            <text:p>31,0496</text:p>
          </table:table-cell>
          <table:table-cell office:value-type="float" office:value="51.4703">
            <text:p>51,4703</text:p>
          </table:table-cell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.3391">
            <text:p>15,3391</text:p>
          </table:table-cell>
          <table:table-cell office:value-type="float" office:value="15.2012">
            <text:p>15,2012</text:p>
          </table:table-cell>
          <table:table-cell office:value-type="float" office:value="22.2613">
            <text:p>22,2613</text:p>
          </table:table-cell>
          <table:table-cell office:value-type="float" office:value="13.6855">
            <text:p>13,6855</text:p>
          </table:table-cell>
          <table:table-cell office:value-type="float" office:value="8.60656">
            <text:p>8,60656</text:p>
          </table:table-cell>
          <table:table-cell office:value-type="float" office:value="24.455">
            <text:p>24,455</text:p>
          </table:table-cell>
          <table:table-cell office:value-type="float" office:value="17.5473">
            <text:p>17,5473</text:p>
          </table:table-cell>
          <table:table-cell office:value-type="float" office:value="20.5561">
            <text:p>20,5561</text:p>
          </table:table-cell>
          <table:table-cell office:value-type="float" office:value="24.4876">
            <text:p>24,4876</text:p>
          </table:table-cell>
          <table:table-cell office:value-type="float" office:value="36.59">
            <text:p>36,59</text:p>
          </table:table-cell>
          <table:table-cell office:value-type="float" office:value="31.1482">
            <text:p>31,1482</text:p>
          </table:table-cell>
          <table:table-cell office:value-type="float" office:value="51.563">
            <text:p>51,563</text:p>
          </table:table-cell>
          <table:table-cell table:number-columns-repeated="6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.3316">
            <text:p>15,3316</text:p>
          </table:table-cell>
          <table:table-cell office:value-type="float" office:value="15.1801">
            <text:p>15,1801</text:p>
          </table:table-cell>
          <table:table-cell office:value-type="float" office:value="22.3001">
            <text:p>22,3001</text:p>
          </table:table-cell>
          <table:table-cell office:value-type="float" office:value="13.6545">
            <text:p>13,6545</text:p>
          </table:table-cell>
          <table:table-cell office:value-type="float" office:value="8.69142">
            <text:p>8,69142</text:p>
          </table:table-cell>
          <table:table-cell office:value-type="float" office:value="24.6599">
            <text:p>24,6599</text:p>
          </table:table-cell>
          <table:table-cell office:value-type="float" office:value="17.5386">
            <text:p>17,5386</text:p>
          </table:table-cell>
          <table:table-cell office:value-type="float" office:value="20.5211">
            <text:p>20,5211</text:p>
          </table:table-cell>
          <table:table-cell office:value-type="float" office:value="24.3775">
            <text:p>24,3775</text:p>
          </table:table-cell>
          <table:table-cell office:value-type="float" office:value="36.6244">
            <text:p>36,6244</text:p>
          </table:table-cell>
          <table:table-cell office:value-type="float" office:value="31.1018">
            <text:p>31,1018</text:p>
          </table:table-cell>
          <table:table-cell office:value-type="float" office:value="51.5457">
            <text:p>51,5457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5.3382">
            <text:p>15,3382</text:p>
          </table:table-cell>
          <table:table-cell office:value-type="float" office:value="15.1926">
            <text:p>15,1926</text:p>
          </table:table-cell>
          <table:table-cell office:value-type="float" office:value="22.2855">
            <text:p>22,2855</text:p>
          </table:table-cell>
          <table:table-cell office:value-type="float" office:value="13.6099">
            <text:p>13,6099</text:p>
          </table:table-cell>
          <table:table-cell office:value-type="float" office:value="8.65546">
            <text:p>8,65546</text:p>
          </table:table-cell>
          <table:table-cell office:value-type="float" office:value="24.7502">
            <text:p>24,7502</text:p>
          </table:table-cell>
          <table:table-cell office:value-type="float" office:value="17.5049">
            <text:p>17,5049</text:p>
          </table:table-cell>
          <table:table-cell office:value-type="float" office:value="20.5383">
            <text:p>20,5383</text:p>
          </table:table-cell>
          <table:table-cell office:value-type="float" office:value="24.3993">
            <text:p>24,3993</text:p>
          </table:table-cell>
          <table:table-cell office:value-type="float" office:value="36.6127">
            <text:p>36,6127</text:p>
          </table:table-cell>
          <table:table-cell office:value-type="float" office:value="31.0579">
            <text:p>31,0579</text:p>
          </table:table-cell>
          <table:table-cell office:value-type="float" office:value="51.4917">
            <text:p>51,4917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.2841">
            <text:p>15,2841</text:p>
          </table:table-cell>
          <table:table-cell office:value-type="float" office:value="15.1801">
            <text:p>15,1801</text:p>
          </table:table-cell>
          <table:table-cell office:value-type="float" office:value="22.1001">
            <text:p>22,1001</text:p>
          </table:table-cell>
          <table:table-cell office:value-type="float" office:value="13.5555">
            <text:p>13,5555</text:p>
          </table:table-cell>
          <table:table-cell office:value-type="float" office:value="8.59366">
            <text:p>8,59366</text:p>
          </table:table-cell>
          <table:table-cell office:value-type="float" office:value="24.4622">
            <text:p>24,4622</text:p>
          </table:table-cell>
          <table:table-cell office:value-type="float" office:value="17.5281">
            <text:p>17,5281</text:p>
          </table:table-cell>
          <table:table-cell office:value-type="float" office:value="20.4646">
            <text:p>20,4646</text:p>
          </table:table-cell>
          <table:table-cell office:value-type="float" office:value="24.1485">
            <text:p>24,1485</text:p>
          </table:table-cell>
          <table:table-cell office:value-type="float" office:value="36.6477">
            <text:p>36,6477</text:p>
          </table:table-cell>
          <table:table-cell office:value-type="float" office:value="31.1217">
            <text:p>31,1217</text:p>
          </table:table-cell>
          <table:table-cell office:value-type="float" office:value="51.4384">
            <text:p>51,4384</text:p>
          </table:table-cell>
          <table:table-cell table:number-columns-repeated="6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.2741">
            <text:p>15,2741</text:p>
          </table:table-cell>
          <table:table-cell office:value-type="float" office:value="15.1807">
            <text:p>15,1807</text:p>
          </table:table-cell>
          <table:table-cell office:value-type="float" office:value="22.1837">
            <text:p>22,1837</text:p>
          </table:table-cell>
          <table:table-cell office:value-type="float" office:value="13.4501">
            <text:p>13,4501</text:p>
          </table:table-cell>
          <table:table-cell office:value-type="float" office:value="8.61478">
            <text:p>8,61478</text:p>
          </table:table-cell>
          <table:table-cell office:value-type="float" office:value="24.3534">
            <text:p>24,3534</text:p>
          </table:table-cell>
          <table:table-cell office:value-type="float" office:value="17.5505">
            <text:p>17,5505</text:p>
          </table:table-cell>
          <table:table-cell office:value-type="float" office:value="20.5059">
            <text:p>20,5059</text:p>
          </table:table-cell>
          <table:table-cell office:value-type="float" office:value="24.3538">
            <text:p>24,3538</text:p>
          </table:table-cell>
          <table:table-cell office:value-type="float" office:value="36.6451">
            <text:p>36,6451</text:p>
          </table:table-cell>
          <table:table-cell office:value-type="float" office:value="31.0779">
            <text:p>31,0779</text:p>
          </table:table-cell>
          <table:table-cell office:value-type="float" office:value="51.4594">
            <text:p>51,4594</text:p>
          </table:table-cell>
          <table:table-cell table:number-columns-repeated="6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.2062">
            <text:p>15,2062</text:p>
          </table:table-cell>
          <table:table-cell office:value-type="float" office:value="15.133">
            <text:p>15,133</text:p>
          </table:table-cell>
          <table:table-cell office:value-type="float" office:value="22.0732">
            <text:p>22,0732</text:p>
          </table:table-cell>
          <table:table-cell office:value-type="float" office:value="13.464">
            <text:p>13,464</text:p>
          </table:table-cell>
          <table:table-cell office:value-type="float" office:value="8.56995">
            <text:p>8,56995</text:p>
          </table:table-cell>
          <table:table-cell office:value-type="float" office:value="24.1703">
            <text:p>24,1703</text:p>
          </table:table-cell>
          <table:table-cell office:value-type="float" office:value="17.4967">
            <text:p>17,4967</text:p>
          </table:table-cell>
          <table:table-cell office:value-type="float" office:value="20.3284">
            <text:p>20,3284</text:p>
          </table:table-cell>
          <table:table-cell office:value-type="float" office:value="23.9832">
            <text:p>23,9832</text:p>
          </table:table-cell>
          <table:table-cell office:value-type="float" office:value="36.5973">
            <text:p>36,5973</text:p>
          </table:table-cell>
          <table:table-cell office:value-type="float" office:value="30.9902">
            <text:p>30,9902</text:p>
          </table:table-cell>
          <table:table-cell office:value-type="float" office:value="51.3488">
            <text:p>51,3488</text:p>
          </table:table-cell>
          <table:table-cell table:number-columns-repeated="6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.2416">
            <text:p>15,2416</text:p>
          </table:table-cell>
          <table:table-cell office:value-type="float" office:value="15.2243">
            <text:p>15,2243</text:p>
          </table:table-cell>
          <table:table-cell office:value-type="float" office:value="22.0307">
            <text:p>22,0307</text:p>
          </table:table-cell>
          <table:table-cell office:value-type="float" office:value="13.3695">
            <text:p>13,3695</text:p>
          </table:table-cell>
          <table:table-cell office:value-type="float" office:value="8.56768">
            <text:p>8,56768</text:p>
          </table:table-cell>
          <table:table-cell office:value-type="float" office:value="24.0482">
            <text:p>24,0482</text:p>
          </table:table-cell>
          <table:table-cell office:value-type="float" office:value="17.3981">
            <text:p>17,3981</text:p>
          </table:table-cell>
          <table:table-cell office:value-type="float" office:value="20.3781">
            <text:p>20,3781</text:p>
          </table:table-cell>
          <table:table-cell office:value-type="float" office:value="24.2827">
            <text:p>24,2827</text:p>
          </table:table-cell>
          <table:table-cell office:value-type="float" office:value="36.5852">
            <text:p>36,5852</text:p>
          </table:table-cell>
          <table:table-cell office:value-type="float" office:value="31.0973">
            <text:p>31,0973</text:p>
          </table:table-cell>
          <table:table-cell office:value-type="float" office:value="51.516">
            <text:p>51,51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.2066">
            <text:p>15,2066</text:p>
          </table:table-cell>
          <table:table-cell office:value-type="float" office:value="15.211">
            <text:p>15,211</text:p>
          </table:table-cell>
          <table:table-cell office:value-type="float" office:value="22.1503">
            <text:p>22,1503</text:p>
          </table:table-cell>
          <table:table-cell office:value-type="float" office:value="13.5562">
            <text:p>13,5562</text:p>
          </table:table-cell>
          <table:table-cell office:value-type="float" office:value="8.59446">
            <text:p>8,59446</text:p>
          </table:table-cell>
          <table:table-cell office:value-type="float" office:value="24.3216">
            <text:p>24,3216</text:p>
          </table:table-cell>
          <table:table-cell office:value-type="float" office:value="17.4894">
            <text:p>17,4894</text:p>
          </table:table-cell>
          <table:table-cell office:value-type="float" office:value="20.4164">
            <text:p>20,4164</text:p>
          </table:table-cell>
          <table:table-cell office:value-type="float" office:value="24.3146">
            <text:p>24,3146</text:p>
          </table:table-cell>
          <table:table-cell office:value-type="float" office:value="36.5861">
            <text:p>36,5861</text:p>
          </table:table-cell>
          <table:table-cell office:value-type="float" office:value="31.0698">
            <text:p>31,0698</text:p>
          </table:table-cell>
          <table:table-cell office:value-type="float" office:value="51.4513">
            <text:p>51,4513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.4323">
            <text:p>15,4323</text:p>
          </table:table-cell>
          <table:table-cell office:value-type="float" office:value="15.3157">
            <text:p>15,3157</text:p>
          </table:table-cell>
          <table:table-cell office:value-type="float" office:value="22.6068">
            <text:p>22,6068</text:p>
          </table:table-cell>
          <table:table-cell office:value-type="float" office:value="15.1422">
            <text:p>15,1422</text:p>
          </table:table-cell>
          <table:table-cell office:value-type="float" office:value="9.50707">
            <text:p>9,50707</text:p>
          </table:table-cell>
          <table:table-cell office:value-type="float" office:value="25.8508">
            <text:p>25,8508</text:p>
          </table:table-cell>
          <table:table-cell office:value-type="float" office:value="17.5697">
            <text:p>17,5697</text:p>
          </table:table-cell>
          <table:table-cell office:value-type="float" office:value="20.5636">
            <text:p>20,5636</text:p>
          </table:table-cell>
          <table:table-cell office:value-type="float" office:value="24.5188">
            <text:p>24,5188</text:p>
          </table:table-cell>
          <table:table-cell office:value-type="float" office:value="36.8084">
            <text:p>36,8084</text:p>
          </table:table-cell>
          <table:table-cell office:value-type="float" office:value="31.2788">
            <text:p>31,2788</text:p>
          </table:table-cell>
          <table:table-cell office:value-type="float" office:value="51.8652">
            <text:p>51,8652</text:p>
          </table:table-cell>
          <table:table-cell table:number-columns-repeated="6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.4848">
            <text:p>15,4848</text:p>
          </table:table-cell>
          <table:table-cell office:value-type="float" office:value="15.3459">
            <text:p>15,3459</text:p>
          </table:table-cell>
          <table:table-cell office:value-type="float" office:value="22.4581">
            <text:p>22,4581</text:p>
          </table:table-cell>
          <table:table-cell office:value-type="float" office:value="13.8202">
            <text:p>13,8202</text:p>
          </table:table-cell>
          <table:table-cell office:value-type="float" office:value="8.69248">
            <text:p>8,69248</text:p>
          </table:table-cell>
          <table:table-cell office:value-type="float" office:value="24.8849">
            <text:p>24,8849</text:p>
          </table:table-cell>
          <table:table-cell office:value-type="float" office:value="17.6892">
            <text:p>17,6892</text:p>
          </table:table-cell>
          <table:table-cell office:value-type="float" office:value="20.6324">
            <text:p>20,6324</text:p>
          </table:table-cell>
          <table:table-cell office:value-type="float" office:value="24.6393">
            <text:p>24,6393</text:p>
          </table:table-cell>
          <table:table-cell office:value-type="float" office:value="36.7665">
            <text:p>36,7665</text:p>
          </table:table-cell>
          <table:table-cell office:value-type="float" office:value="31.3008">
            <text:p>31,3008</text:p>
          </table:table-cell>
          <table:table-cell office:value-type="float" office:value="51.6723">
            <text:p>51,6723</text:p>
          </table:table-cell>
          <table:table-cell table:number-columns-repeated="6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5.4684">
            <text:p>15,4684</text:p>
          </table:table-cell>
          <table:table-cell office:value-type="float" office:value="15.4511">
            <text:p>15,4511</text:p>
          </table:table-cell>
          <table:table-cell office:value-type="float" office:value="22.6613">
            <text:p>22,6613</text:p>
          </table:table-cell>
          <table:table-cell office:value-type="float" office:value="15.0151">
            <text:p>15,0151</text:p>
          </table:table-cell>
          <table:table-cell office:value-type="float" office:value="9.42666">
            <text:p>9,42666</text:p>
          </table:table-cell>
          <table:table-cell office:value-type="float" office:value="25.5522">
            <text:p>25,5522</text:p>
          </table:table-cell>
          <table:table-cell office:value-type="float" office:value="17.6473">
            <text:p>17,6473</text:p>
          </table:table-cell>
          <table:table-cell office:value-type="float" office:value="20.7601">
            <text:p>20,7601</text:p>
          </table:table-cell>
          <table:table-cell office:value-type="float" office:value="24.8548">
            <text:p>24,8548</text:p>
          </table:table-cell>
          <table:table-cell office:value-type="float" office:value="36.7018">
            <text:p>36,7018</text:p>
          </table:table-cell>
          <table:table-cell office:value-type="float" office:value="31.2533">
            <text:p>31,2533</text:p>
          </table:table-cell>
          <table:table-cell office:value-type="float" office:value="51.707">
            <text:p>51,707</text:p>
          </table:table-cell>
          <table:table-cell table:number-columns-repeated="6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5.5075">
            <text:p>15,5075</text:p>
          </table:table-cell>
          <table:table-cell office:value-type="float" office:value="15.5389">
            <text:p>15,5389</text:p>
          </table:table-cell>
          <table:table-cell office:value-type="float" office:value="22.7786">
            <text:p>22,7786</text:p>
          </table:table-cell>
          <table:table-cell office:value-type="float" office:value="15.2889">
            <text:p>15,2889</text:p>
          </table:table-cell>
          <table:table-cell office:value-type="float" office:value="9.6769">
            <text:p>9,6769</text:p>
          </table:table-cell>
          <table:table-cell office:value-type="float" office:value="26.61">
            <text:p>26,61</text:p>
          </table:table-cell>
          <table:table-cell office:value-type="float" office:value="17.7732">
            <text:p>17,7732</text:p>
          </table:table-cell>
          <table:table-cell office:value-type="float" office:value="20.8051">
            <text:p>20,8051</text:p>
          </table:table-cell>
          <table:table-cell office:value-type="float" office:value="24.7268">
            <text:p>24,7268</text:p>
          </table:table-cell>
          <table:table-cell office:value-type="float" office:value="36.8232">
            <text:p>36,8232</text:p>
          </table:table-cell>
          <table:table-cell office:value-type="float" office:value="31.3782">
            <text:p>31,3782</text:p>
          </table:table-cell>
          <table:table-cell office:value-type="float" office:value="51.9703">
            <text:p>51,9703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5.6579">
            <text:p>15,6579</text:p>
          </table:table-cell>
          <table:table-cell office:value-type="float" office:value="15.647">
            <text:p>15,647</text:p>
          </table:table-cell>
          <table:table-cell office:value-type="float" office:value="22.9353">
            <text:p>22,9353</text:p>
          </table:table-cell>
          <table:table-cell office:value-type="float" office:value="14.8216">
            <text:p>14,8216</text:p>
          </table:table-cell>
          <table:table-cell office:value-type="float" office:value="9.36675">
            <text:p>9,36675</text:p>
          </table:table-cell>
          <table:table-cell office:value-type="float" office:value="25.393">
            <text:p>25,393</text:p>
          </table:table-cell>
          <table:table-cell office:value-type="float" office:value="17.9577">
            <text:p>17,9577</text:p>
          </table:table-cell>
          <table:table-cell office:value-type="float" office:value="21.0204">
            <text:p>21,0204</text:p>
          </table:table-cell>
          <table:table-cell office:value-type="float" office:value="25.0738">
            <text:p>25,0738</text:p>
          </table:table-cell>
          <table:table-cell office:value-type="float" office:value="36.9005">
            <text:p>36,9005</text:p>
          </table:table-cell>
          <table:table-cell office:value-type="float" office:value="31.4503">
            <text:p>31,4503</text:p>
          </table:table-cell>
          <table:table-cell office:value-type="float" office:value="51.9552">
            <text:p>51,9552</text:p>
          </table:table-cell>
          <table:table-cell table:number-columns-repeated="6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5.6885">
            <text:p>15,6885</text:p>
          </table:table-cell>
          <table:table-cell office:value-type="float" office:value="15.6329">
            <text:p>15,6329</text:p>
          </table:table-cell>
          <table:table-cell office:value-type="float" office:value="22.8978">
            <text:p>22,8978</text:p>
          </table:table-cell>
          <table:table-cell office:value-type="float" office:value="14.0683">
            <text:p>14,0683</text:p>
          </table:table-cell>
          <table:table-cell office:value-type="float" office:value="8.96134">
            <text:p>8,96134</text:p>
          </table:table-cell>
          <table:table-cell office:value-type="float" office:value="25.4236">
            <text:p>25,4236</text:p>
          </table:table-cell>
          <table:table-cell office:value-type="float" office:value="17.9472">
            <text:p>17,9472</text:p>
          </table:table-cell>
          <table:table-cell office:value-type="float" office:value="20.9511">
            <text:p>20,9511</text:p>
          </table:table-cell>
          <table:table-cell office:value-type="float" office:value="25.1622">
            <text:p>25,1622</text:p>
          </table:table-cell>
          <table:table-cell office:value-type="float" office:value="36.8719">
            <text:p>36,8719</text:p>
          </table:table-cell>
          <table:table-cell office:value-type="float" office:value="31.4293">
            <text:p>31,4293</text:p>
          </table:table-cell>
          <table:table-cell office:value-type="float" office:value="51.8285">
            <text:p>51,8285</text:p>
          </table:table-cell>
          <table:table-cell table:number-columns-repeated="6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5.6369">
            <text:p>15,6369</text:p>
          </table:table-cell>
          <table:table-cell office:value-type="float" office:value="15.5794">
            <text:p>15,5794</text:p>
          </table:table-cell>
          <table:table-cell office:value-type="float" office:value="22.8553">
            <text:p>22,8553</text:p>
          </table:table-cell>
          <table:table-cell office:value-type="float" office:value="13.9896">
            <text:p>13,9896</text:p>
          </table:table-cell>
          <table:table-cell office:value-type="float" office:value="8.86259">
            <text:p>8,86259</text:p>
          </table:table-cell>
          <table:table-cell office:value-type="float" office:value="25.0015">
            <text:p>25,0015</text:p>
          </table:table-cell>
          <table:table-cell office:value-type="float" office:value="17.9528">
            <text:p>17,9528</text:p>
          </table:table-cell>
          <table:table-cell office:value-type="float" office:value="20.888">
            <text:p>20,888</text:p>
          </table:table-cell>
          <table:table-cell office:value-type="float" office:value="25.0124">
            <text:p>25,0124</text:p>
          </table:table-cell>
          <table:table-cell office:value-type="float" office:value="36.8436">
            <text:p>36,8436</text:p>
          </table:table-cell>
          <table:table-cell office:value-type="float" office:value="31.4232">
            <text:p>31,4232</text:p>
          </table:table-cell>
          <table:table-cell office:value-type="float" office:value="51.9709">
            <text:p>51,9709</text:p>
          </table:table-cell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5.7877">
            <text:p>15,7877</text:p>
          </table:table-cell>
          <table:table-cell office:value-type="float" office:value="15.7726">
            <text:p>15,7726</text:p>
          </table:table-cell>
          <table:table-cell office:value-type="float" office:value="22.9386">
            <text:p>22,9386</text:p>
          </table:table-cell>
          <table:table-cell office:value-type="float" office:value="14.0248">
            <text:p>14,0248</text:p>
          </table:table-cell>
          <table:table-cell office:value-type="float" office:value="8.78326">
            <text:p>8,78326</text:p>
          </table:table-cell>
          <table:table-cell office:value-type="float" office:value="25.0105">
            <text:p>25,0105</text:p>
          </table:table-cell>
          <table:table-cell office:value-type="float" office:value="18.0806">
            <text:p>18,0806</text:p>
          </table:table-cell>
          <table:table-cell office:value-type="float" office:value="21.0039">
            <text:p>21,0039</text:p>
          </table:table-cell>
          <table:table-cell office:value-type="float" office:value="25.1279">
            <text:p>25,1279</text:p>
          </table:table-cell>
          <table:table-cell office:value-type="float" office:value="36.9225">
            <text:p>36,9225</text:p>
          </table:table-cell>
          <table:table-cell office:value-type="float" office:value="31.4933">
            <text:p>31,4933</text:p>
          </table:table-cell>
          <table:table-cell office:value-type="float" office:value="51.9503">
            <text:p>51,9503</text:p>
          </table:table-cell>
          <table:table-cell table:number-columns-repeated="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5.5887">
            <text:p>15,5887</text:p>
          </table:table-cell>
          <table:table-cell office:value-type="float" office:value="15.5913">
            <text:p>15,5913</text:p>
          </table:table-cell>
          <table:table-cell office:value-type="float" office:value="22.7968">
            <text:p>22,7968</text:p>
          </table:table-cell>
          <table:table-cell office:value-type="float" office:value="15.3353">
            <text:p>15,3353</text:p>
          </table:table-cell>
          <table:table-cell office:value-type="float" office:value="9.65098">
            <text:p>9,65098</text:p>
          </table:table-cell>
          <table:table-cell office:value-type="float" office:value="25.9813">
            <text:p>25,9813</text:p>
          </table:table-cell>
          <table:table-cell office:value-type="float" office:value="17.8965">
            <text:p>17,8965</text:p>
          </table:table-cell>
          <table:table-cell office:value-type="float" office:value="20.836">
            <text:p>20,836</text:p>
          </table:table-cell>
          <table:table-cell office:value-type="float" office:value="24.8861">
            <text:p>24,8861</text:p>
          </table:table-cell>
          <table:table-cell office:value-type="float" office:value="36.8835">
            <text:p>36,8835</text:p>
          </table:table-cell>
          <table:table-cell office:value-type="float" office:value="31.4524">
            <text:p>31,4524</text:p>
          </table:table-cell>
          <table:table-cell office:value-type="float" office:value="51.8839">
            <text:p>51,8839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5.661">
            <text:p>15,661</text:p>
          </table:table-cell>
          <table:table-cell office:value-type="float" office:value="15.7006">
            <text:p>15,7006</text:p>
          </table:table-cell>
          <table:table-cell office:value-type="float" office:value="23.0496">
            <text:p>23,0496</text:p>
          </table:table-cell>
          <table:table-cell office:value-type="float" office:value="14.1781">
            <text:p>14,1781</text:p>
          </table:table-cell>
          <table:table-cell office:value-type="float" office:value="8.8552">
            <text:p>8,8552</text:p>
          </table:table-cell>
          <table:table-cell office:value-type="float" office:value="24.9981">
            <text:p>24,9981</text:p>
          </table:table-cell>
          <table:table-cell office:value-type="float" office:value="17.9917">
            <text:p>17,9917</text:p>
          </table:table-cell>
          <table:table-cell office:value-type="float" office:value="20.8833">
            <text:p>20,8833</text:p>
          </table:table-cell>
          <table:table-cell office:value-type="float" office:value="25.33">
            <text:p>25,33</text:p>
          </table:table-cell>
          <table:table-cell office:value-type="float" office:value="36.9631">
            <text:p>36,9631</text:p>
          </table:table-cell>
          <table:table-cell office:value-type="float" office:value="31.5069">
            <text:p>31,5069</text:p>
          </table:table-cell>
          <table:table-cell office:value-type="float" office:value="51.9329">
            <text:p>51,9329</text:p>
          </table:table-cell>
          <table:table-cell table:number-columns-repeated="6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5.6479">
            <text:p>15,6479</text:p>
          </table:table-cell>
          <table:table-cell office:value-type="float" office:value="15.6624">
            <text:p>15,6624</text:p>
          </table:table-cell>
          <table:table-cell office:value-type="float" office:value="23.0363">
            <text:p>23,0363</text:p>
          </table:table-cell>
          <table:table-cell office:value-type="float" office:value="15.3564">
            <text:p>15,3564</text:p>
          </table:table-cell>
          <table:table-cell office:value-type="float" office:value="9.6793">
            <text:p>9,6793</text:p>
          </table:table-cell>
          <table:table-cell office:value-type="float" office:value="26.1218">
            <text:p>26,1218</text:p>
          </table:table-cell>
          <table:table-cell office:value-type="float" office:value="17.9104">
            <text:p>17,9104</text:p>
          </table:table-cell>
          <table:table-cell office:value-type="float" office:value="20.956">
            <text:p>20,956</text:p>
          </table:table-cell>
          <table:table-cell office:value-type="float" office:value="25.2128">
            <text:p>25,2128</text:p>
          </table:table-cell>
          <table:table-cell office:value-type="float" office:value="36.8752">
            <text:p>36,8752</text:p>
          </table:table-cell>
          <table:table-cell office:value-type="float" office:value="31.4482">
            <text:p>31,4482</text:p>
          </table:table-cell>
          <table:table-cell office:value-type="float" office:value="51.9368">
            <text:p>51,9368</text:p>
          </table:table-cell>
          <table:table-cell table:number-columns-repeated="6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5.6685">
            <text:p>15,6685</text:p>
          </table:table-cell>
          <table:table-cell office:value-type="float" office:value="15.6616">
            <text:p>15,6616</text:p>
          </table:table-cell>
          <table:table-cell office:value-type="float" office:value="22.8788">
            <text:p>22,8788</text:p>
          </table:table-cell>
          <table:table-cell office:value-type="float" office:value="15.3764">
            <text:p>15,3764</text:p>
          </table:table-cell>
          <table:table-cell office:value-type="float" office:value="9.6511">
            <text:p>9,6511</text:p>
          </table:table-cell>
          <table:table-cell office:value-type="float" office:value="26.0923">
            <text:p>26,0923</text:p>
          </table:table-cell>
          <table:table-cell office:value-type="float" office:value="17.9506">
            <text:p>17,9506</text:p>
          </table:table-cell>
          <table:table-cell office:value-type="float" office:value="20.9756">
            <text:p>20,9756</text:p>
          </table:table-cell>
          <table:table-cell office:value-type="float" office:value="25.1001">
            <text:p>25,1001</text:p>
          </table:table-cell>
          <table:table-cell office:value-type="float" office:value="36.9107">
            <text:p>36,9107</text:p>
          </table:table-cell>
          <table:table-cell office:value-type="float" office:value="31.5028">
            <text:p>31,5028</text:p>
          </table:table-cell>
          <table:table-cell office:value-type="float" office:value="51.9777">
            <text:p>51,9777</text:p>
          </table:table-cell>
          <table:table-cell table:number-columns-repeated="6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5.8319">
            <text:p>15,8319</text:p>
          </table:table-cell>
          <table:table-cell office:value-type="float" office:value="15.7676">
            <text:p>15,7676</text:p>
          </table:table-cell>
          <table:table-cell office:value-type="float" office:value="23.1107">
            <text:p>23,1107</text:p>
          </table:table-cell>
          <table:table-cell office:value-type="float" office:value="14.1421">
            <text:p>14,1421</text:p>
          </table:table-cell>
          <table:table-cell office:value-type="float" office:value="8.84515">
            <text:p>8,84515</text:p>
          </table:table-cell>
          <table:table-cell office:value-type="float" office:value="25.0606">
            <text:p>25,0606</text:p>
          </table:table-cell>
          <table:table-cell office:value-type="float" office:value="18.234">
            <text:p>18,234</text:p>
          </table:table-cell>
          <table:table-cell office:value-type="float" office:value="21.0986">
            <text:p>21,0986</text:p>
          </table:table-cell>
          <table:table-cell office:value-type="float" office:value="25.2036">
            <text:p>25,2036</text:p>
          </table:table-cell>
          <table:table-cell office:value-type="float" office:value="37.0199">
            <text:p>37,0199</text:p>
          </table:table-cell>
          <table:table-cell office:value-type="float" office:value="31.582">
            <text:p>31,582</text:p>
          </table:table-cell>
          <table:table-cell office:value-type="float" office:value="52.1152">
            <text:p>52,1152</text:p>
          </table:table-cell>
          <table:table-cell table:number-columns-repeated="6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5.8542">
            <text:p>15,8542</text:p>
          </table:table-cell>
          <table:table-cell office:value-type="float" office:value="15.8274">
            <text:p>15,8274</text:p>
          </table:table-cell>
          <table:table-cell office:value-type="float" office:value="22.879">
            <text:p>22,879</text:p>
          </table:table-cell>
          <table:table-cell office:value-type="float" office:value="15.4184">
            <text:p>15,4184</text:p>
          </table:table-cell>
          <table:table-cell office:value-type="float" office:value="9.71763">
            <text:p>9,71763</text:p>
          </table:table-cell>
          <table:table-cell office:value-type="float" office:value="26.0795">
            <text:p>26,0795</text:p>
          </table:table-cell>
          <table:table-cell office:value-type="float" office:value="18.2157">
            <text:p>18,2157</text:p>
          </table:table-cell>
          <table:table-cell office:value-type="float" office:value="21.1871">
            <text:p>21,1871</text:p>
          </table:table-cell>
          <table:table-cell office:value-type="float" office:value="25.481">
            <text:p>25,481</text:p>
          </table:table-cell>
          <table:table-cell office:value-type="float" office:value="36.9691">
            <text:p>36,9691</text:p>
          </table:table-cell>
          <table:table-cell office:value-type="float" office:value="31.4928">
            <text:p>31,4928</text:p>
          </table:table-cell>
          <table:table-cell office:value-type="float" office:value="52.0097">
            <text:p>52,0097</text:p>
          </table:table-cell>
          <table:table-cell table:number-columns-repeated="6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5.7086">
            <text:p>15,7086</text:p>
          </table:table-cell>
          <table:table-cell office:value-type="float" office:value="15.644">
            <text:p>15,644</text:p>
          </table:table-cell>
          <table:table-cell office:value-type="float" office:value="22.8104">
            <text:p>22,8104</text:p>
          </table:table-cell>
          <table:table-cell office:value-type="float" office:value="13.9243">
            <text:p>13,9243</text:p>
          </table:table-cell>
          <table:table-cell office:value-type="float" office:value="8.8041">
            <text:p>8,8041</text:p>
          </table:table-cell>
          <table:table-cell office:value-type="float" office:value="24.458">
            <text:p>24,458</text:p>
          </table:table-cell>
          <table:table-cell office:value-type="float" office:value="18.0234">
            <text:p>18,0234</text:p>
          </table:table-cell>
          <table:table-cell office:value-type="float" office:value="20.9469">
            <text:p>20,9469</text:p>
          </table:table-cell>
          <table:table-cell office:value-type="float" office:value="25.1122">
            <text:p>25,1122</text:p>
          </table:table-cell>
          <table:table-cell office:value-type="float" office:value="36.8637">
            <text:p>36,8637</text:p>
          </table:table-cell>
          <table:table-cell office:value-type="float" office:value="31.4471">
            <text:p>31,4471</text:p>
          </table:table-cell>
          <table:table-cell office:value-type="float" office:value="51.8759">
            <text:p>51,8759</text:p>
          </table:table-cell>
          <table:table-cell table:number-columns-repeated="6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5.8059">
            <text:p>15,8059</text:p>
          </table:table-cell>
          <table:table-cell office:value-type="float" office:value="15.7258">
            <text:p>15,7258</text:p>
          </table:table-cell>
          <table:table-cell office:value-type="float" office:value="23.0791">
            <text:p>23,0791</text:p>
          </table:table-cell>
          <table:table-cell office:value-type="float" office:value="14.0732">
            <text:p>14,0732</text:p>
          </table:table-cell>
          <table:table-cell office:value-type="float" office:value="8.93827">
            <text:p>8,93827</text:p>
          </table:table-cell>
          <table:table-cell office:value-type="float" office:value="24.9827">
            <text:p>24,9827</text:p>
          </table:table-cell>
          <table:table-cell office:value-type="float" office:value="18.1215">
            <text:p>18,1215</text:p>
          </table:table-cell>
          <table:table-cell office:value-type="float" office:value="21.1595">
            <text:p>21,1595</text:p>
          </table:table-cell>
          <table:table-cell office:value-type="float" office:value="25.2143">
            <text:p>25,2143</text:p>
          </table:table-cell>
          <table:table-cell office:value-type="float" office:value="36.9493">
            <text:p>36,9493</text:p>
          </table:table-cell>
          <table:table-cell office:value-type="float" office:value="31.4868">
            <text:p>31,4868</text:p>
          </table:table-cell>
          <table:table-cell office:value-type="float" office:value="51.9508">
            <text:p>51,9508</text:p>
          </table:table-cell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.9265">
            <text:p>15,9265</text:p>
          </table:table-cell>
          <table:table-cell office:value-type="float" office:value="15.8633">
            <text:p>15,8633</text:p>
          </table:table-cell>
          <table:table-cell office:value-type="float" office:value="23.406">
            <text:p>23,406</text:p>
          </table:table-cell>
          <table:table-cell office:value-type="float" office:value="14.2273">
            <text:p>14,2273</text:p>
          </table:table-cell>
          <table:table-cell office:value-type="float" office:value="8.92416">
            <text:p>8,92416</text:p>
          </table:table-cell>
          <table:table-cell office:value-type="float" office:value="25.2803">
            <text:p>25,2803</text:p>
          </table:table-cell>
          <table:table-cell office:value-type="float" office:value="18.3009">
            <text:p>18,3009</text:p>
          </table:table-cell>
          <table:table-cell office:value-type="float" office:value="21.2812">
            <text:p>21,2812</text:p>
          </table:table-cell>
          <table:table-cell office:value-type="float" office:value="25.4633">
            <text:p>25,4633</text:p>
          </table:table-cell>
          <table:table-cell office:value-type="float" office:value="36.9912">
            <text:p>36,9912</text:p>
          </table:table-cell>
          <table:table-cell office:value-type="float" office:value="31.5905">
            <text:p>31,5905</text:p>
          </table:table-cell>
          <table:table-cell office:value-type="float" office:value="52.0411">
            <text:p>52,0411</text:p>
          </table:table-cell>
          <table:table-cell table:number-columns-repeated="6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5.8133">
            <text:p>15,8133</text:p>
          </table:table-cell>
          <table:table-cell office:value-type="float" office:value="15.8049">
            <text:p>15,8049</text:p>
          </table:table-cell>
          <table:table-cell office:value-type="float" office:value="23.042">
            <text:p>23,042</text:p>
          </table:table-cell>
          <table:table-cell office:value-type="float" office:value="14.0837">
            <text:p>14,0837</text:p>
          </table:table-cell>
          <table:table-cell office:value-type="float" office:value="8.86947">
            <text:p>8,86947</text:p>
          </table:table-cell>
          <table:table-cell office:value-type="float" office:value="25.1533">
            <text:p>25,1533</text:p>
          </table:table-cell>
          <table:table-cell office:value-type="float" office:value="18.1051">
            <text:p>18,1051</text:p>
          </table:table-cell>
          <table:table-cell office:value-type="float" office:value="21.1046">
            <text:p>21,1046</text:p>
          </table:table-cell>
          <table:table-cell office:value-type="float" office:value="25.3182">
            <text:p>25,3182</text:p>
          </table:table-cell>
          <table:table-cell office:value-type="float" office:value="36.908">
            <text:p>36,908</text:p>
          </table:table-cell>
          <table:table-cell office:value-type="float" office:value="31.4864">
            <text:p>31,4864</text:p>
          </table:table-cell>
          <table:table-cell office:value-type="float" office:value="51.9263">
            <text:p>51,9263</text:p>
          </table:table-cell>
          <table:table-cell table:number-columns-repeated="6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5.7244">
            <text:p>15,7244</text:p>
          </table:table-cell>
          <table:table-cell office:value-type="float" office:value="15.7652">
            <text:p>15,7652</text:p>
          </table:table-cell>
          <table:table-cell office:value-type="float" office:value="23.0604">
            <text:p>23,0604</text:p>
          </table:table-cell>
          <table:table-cell office:value-type="float" office:value="14.0068">
            <text:p>14,0068</text:p>
          </table:table-cell>
          <table:table-cell office:value-type="float" office:value="8.8648">
            <text:p>8,8648</text:p>
          </table:table-cell>
          <table:table-cell office:value-type="float" office:value="24.9551">
            <text:p>24,9551</text:p>
          </table:table-cell>
          <table:table-cell office:value-type="float" office:value="18.1889">
            <text:p>18,1889</text:p>
          </table:table-cell>
          <table:table-cell office:value-type="float" office:value="21.1989">
            <text:p>21,1989</text:p>
          </table:table-cell>
          <table:table-cell office:value-type="float" office:value="25.1513">
            <text:p>25,1513</text:p>
          </table:table-cell>
          <table:table-cell office:value-type="float" office:value="36.8744">
            <text:p>36,8744</text:p>
          </table:table-cell>
          <table:table-cell office:value-type="float" office:value="31.5102">
            <text:p>31,5102</text:p>
          </table:table-cell>
          <table:table-cell office:value-type="float" office:value="51.8606">
            <text:p>51,860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6791">
            <text:p>15,6791</text:p>
          </table:table-cell>
          <table:table-cell office:value-type="float" office:value="15.6407">
            <text:p>15,6407</text:p>
          </table:table-cell>
          <table:table-cell office:value-type="float" office:value="22.7394">
            <text:p>22,7394</text:p>
          </table:table-cell>
          <table:table-cell office:value-type="float" office:value="15.2885">
            <text:p>15,2885</text:p>
          </table:table-cell>
          <table:table-cell office:value-type="float" office:value="9.6744">
            <text:p>9,6744</text:p>
          </table:table-cell>
          <table:table-cell office:value-type="float" office:value="26.0037">
            <text:p>26,0037</text:p>
          </table:table-cell>
          <table:table-cell office:value-type="float" office:value="18.0411">
            <text:p>18,0411</text:p>
          </table:table-cell>
          <table:table-cell office:value-type="float" office:value="21.0251">
            <text:p>21,0251</text:p>
          </table:table-cell>
          <table:table-cell office:value-type="float" office:value="25.1401">
            <text:p>25,1401</text:p>
          </table:table-cell>
          <table:table-cell office:value-type="float" office:value="36.8433">
            <text:p>36,8433</text:p>
          </table:table-cell>
          <table:table-cell office:value-type="float" office:value="31.3717">
            <text:p>31,3717</text:p>
          </table:table-cell>
          <table:table-cell office:value-type="float" office:value="51.8903">
            <text:p>51,8903</text:p>
          </table:table-cell>
          <table:table-cell table:number-columns-repeated="6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5.7424">
            <text:p>15,7424</text:p>
          </table:table-cell>
          <table:table-cell office:value-type="float" office:value="15.7587">
            <text:p>15,7587</text:p>
          </table:table-cell>
          <table:table-cell office:value-type="float" office:value="23.2214">
            <text:p>23,2214</text:p>
          </table:table-cell>
          <table:table-cell office:value-type="float" office:value="14.0224">
            <text:p>14,0224</text:p>
          </table:table-cell>
          <table:table-cell office:value-type="float" office:value="8.89194">
            <text:p>8,89194</text:p>
          </table:table-cell>
          <table:table-cell office:value-type="float" office:value="24.8177">
            <text:p>24,8177</text:p>
          </table:table-cell>
          <table:table-cell office:value-type="float" office:value="18.1486">
            <text:p>18,1486</text:p>
          </table:table-cell>
          <table:table-cell office:value-type="float" office:value="21.1103">
            <text:p>21,1103</text:p>
          </table:table-cell>
          <table:table-cell office:value-type="float" office:value="25.3783">
            <text:p>25,3783</text:p>
          </table:table-cell>
          <table:table-cell office:value-type="float" office:value="36.94">
            <text:p>36,94</text:p>
          </table:table-cell>
          <table:table-cell office:value-type="float" office:value="31.5277">
            <text:p>31,5277</text:p>
          </table:table-cell>
          <table:table-cell office:value-type="float" office:value="51.9573">
            <text:p>51,9573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5.5397">
            <text:p>15,5397</text:p>
          </table:table-cell>
          <table:table-cell office:value-type="float" office:value="15.5372">
            <text:p>15,5372</text:p>
          </table:table-cell>
          <table:table-cell office:value-type="float" office:value="22.7594">
            <text:p>22,7594</text:p>
          </table:table-cell>
          <table:table-cell office:value-type="float" office:value="13.8672">
            <text:p>13,8672</text:p>
          </table:table-cell>
          <table:table-cell office:value-type="float" office:value="8.80544">
            <text:p>8,80544</text:p>
          </table:table-cell>
          <table:table-cell office:value-type="float" office:value="24.7101">
            <text:p>24,7101</text:p>
          </table:table-cell>
          <table:table-cell office:value-type="float" office:value="17.8812">
            <text:p>17,8812</text:p>
          </table:table-cell>
          <table:table-cell office:value-type="float" office:value="20.9125">
            <text:p>20,9125</text:p>
          </table:table-cell>
          <table:table-cell office:value-type="float" office:value="24.8718">
            <text:p>24,8718</text:p>
          </table:table-cell>
          <table:table-cell office:value-type="float" office:value="36.7591">
            <text:p>36,7591</text:p>
          </table:table-cell>
          <table:table-cell office:value-type="float" office:value="31.3959">
            <text:p>31,3959</text:p>
          </table:table-cell>
          <table:table-cell office:value-type="float" office:value="51.8212">
            <text:p>51,8212</text:p>
          </table:table-cell>
          <table:table-cell table:number-columns-repeated="6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5.5201">
            <text:p>15,5201</text:p>
          </table:table-cell>
          <table:table-cell office:value-type="float" office:value="15.5642">
            <text:p>15,5642</text:p>
          </table:table-cell>
          <table:table-cell office:value-type="float" office:value="22.7418">
            <text:p>22,7418</text:p>
          </table:table-cell>
          <table:table-cell office:value-type="float" office:value="15.3124">
            <text:p>15,3124</text:p>
          </table:table-cell>
          <table:table-cell office:value-type="float" office:value="9.66141">
            <text:p>9,66141</text:p>
          </table:table-cell>
          <table:table-cell office:value-type="float" office:value="26.1694">
            <text:p>26,1694</text:p>
          </table:table-cell>
          <table:table-cell office:value-type="float" office:value="17.8002">
            <text:p>17,8002</text:p>
          </table:table-cell>
          <table:table-cell office:value-type="float" office:value="20.9875">
            <text:p>20,9875</text:p>
          </table:table-cell>
          <table:table-cell office:value-type="float" office:value="24.805">
            <text:p>24,805</text:p>
          </table:table-cell>
          <table:table-cell office:value-type="float" office:value="36.8708">
            <text:p>36,8708</text:p>
          </table:table-cell>
          <table:table-cell office:value-type="float" office:value="31.4041">
            <text:p>31,4041</text:p>
          </table:table-cell>
          <table:table-cell office:value-type="float" office:value="51.7977">
            <text:p>51,7977</text:p>
          </table:table-cell>
          <table:table-cell table:number-columns-repeated="6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5.5322">
            <text:p>15,5322</text:p>
          </table:table-cell>
          <table:table-cell office:value-type="float" office:value="15.6453">
            <text:p>15,6453</text:p>
          </table:table-cell>
          <table:table-cell office:value-type="float" office:value="22.7271">
            <text:p>22,7271</text:p>
          </table:table-cell>
          <table:table-cell office:value-type="float" office:value="15.2028">
            <text:p>15,2028</text:p>
          </table:table-cell>
          <table:table-cell office:value-type="float" office:value="9.59837">
            <text:p>9,59837</text:p>
          </table:table-cell>
          <table:table-cell office:value-type="float" office:value="26.0397">
            <text:p>26,0397</text:p>
          </table:table-cell>
          <table:table-cell office:value-type="float" office:value="17.8734">
            <text:p>17,8734</text:p>
          </table:table-cell>
          <table:table-cell office:value-type="float" office:value="20.9368">
            <text:p>20,9368</text:p>
          </table:table-cell>
          <table:table-cell office:value-type="float" office:value="24.7154">
            <text:p>24,7154</text:p>
          </table:table-cell>
          <table:table-cell office:value-type="float" office:value="36.8214">
            <text:p>36,8214</text:p>
          </table:table-cell>
          <table:table-cell office:value-type="float" office:value="31.3763">
            <text:p>31,3763</text:p>
          </table:table-cell>
          <table:table-cell office:value-type="float" office:value="51.7626">
            <text:p>51,7626</text:p>
          </table:table-cell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5.6224">
            <text:p>15,6224</text:p>
          </table:table-cell>
          <table:table-cell office:value-type="float" office:value="15.6357">
            <text:p>15,6357</text:p>
          </table:table-cell>
          <table:table-cell office:value-type="float" office:value="22.8485">
            <text:p>22,8485</text:p>
          </table:table-cell>
          <table:table-cell office:value-type="float" office:value="14.0206">
            <text:p>14,0206</text:p>
          </table:table-cell>
          <table:table-cell office:value-type="float" office:value="8.9376">
            <text:p>8,9376</text:p>
          </table:table-cell>
          <table:table-cell office:value-type="float" office:value="25.1153">
            <text:p>25,1153</text:p>
          </table:table-cell>
          <table:table-cell office:value-type="float" office:value="17.9966">
            <text:p>17,9966</text:p>
          </table:table-cell>
          <table:table-cell office:value-type="float" office:value="21.0513">
            <text:p>21,0513</text:p>
          </table:table-cell>
          <table:table-cell office:value-type="float" office:value="25.0752">
            <text:p>25,0752</text:p>
          </table:table-cell>
          <table:table-cell office:value-type="float" office:value="36.8301">
            <text:p>36,8301</text:p>
          </table:table-cell>
          <table:table-cell office:value-type="float" office:value="31.4646">
            <text:p>31,4646</text:p>
          </table:table-cell>
          <table:table-cell office:value-type="float" office:value="51.8216">
            <text:p>51,8216</text:p>
          </table:table-cell>
          <table:table-cell table:number-columns-repeated="6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5.5666">
            <text:p>15,5666</text:p>
          </table:table-cell>
          <table:table-cell office:value-type="float" office:value="15.5728">
            <text:p>15,5728</text:p>
          </table:table-cell>
          <table:table-cell office:value-type="float" office:value="22.8476">
            <text:p>22,8476</text:p>
          </table:table-cell>
          <table:table-cell office:value-type="float" office:value="13.9006">
            <text:p>13,9006</text:p>
          </table:table-cell>
          <table:table-cell office:value-type="float" office:value="8.83072">
            <text:p>8,83072</text:p>
          </table:table-cell>
          <table:table-cell office:value-type="float" office:value="25.241">
            <text:p>25,241</text:p>
          </table:table-cell>
          <table:table-cell office:value-type="float" office:value="17.892">
            <text:p>17,892</text:p>
          </table:table-cell>
          <table:table-cell office:value-type="float" office:value="20.9745">
            <text:p>20,9745</text:p>
          </table:table-cell>
          <table:table-cell office:value-type="float" office:value="24.9033">
            <text:p>24,9033</text:p>
          </table:table-cell>
          <table:table-cell office:value-type="float" office:value="36.8223">
            <text:p>36,8223</text:p>
          </table:table-cell>
          <table:table-cell office:value-type="float" office:value="31.3822">
            <text:p>31,3822</text:p>
          </table:table-cell>
          <table:table-cell office:value-type="float" office:value="51.7353">
            <text:p>51,7353</text:p>
          </table:table-cell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5.629">
            <text:p>15,629</text:p>
          </table:table-cell>
          <table:table-cell office:value-type="float" office:value="15.6873">
            <text:p>15,6873</text:p>
          </table:table-cell>
          <table:table-cell office:value-type="float" office:value="22.8304">
            <text:p>22,8304</text:p>
          </table:table-cell>
          <table:table-cell office:value-type="float" office:value="13.9738">
            <text:p>13,9738</text:p>
          </table:table-cell>
          <table:table-cell office:value-type="float" office:value="8.89776">
            <text:p>8,89776</text:p>
          </table:table-cell>
          <table:table-cell office:value-type="float" office:value="25.1795">
            <text:p>25,1795</text:p>
          </table:table-cell>
          <table:table-cell office:value-type="float" office:value="18.003">
            <text:p>18,003</text:p>
          </table:table-cell>
          <table:table-cell office:value-type="float" office:value="20.9975">
            <text:p>20,9975</text:p>
          </table:table-cell>
          <table:table-cell office:value-type="float" office:value="24.9614">
            <text:p>24,9614</text:p>
          </table:table-cell>
          <table:table-cell office:value-type="float" office:value="36.8804">
            <text:p>36,8804</text:p>
          </table:table-cell>
          <table:table-cell office:value-type="float" office:value="31.4755">
            <text:p>31,4755</text:p>
          </table:table-cell>
          <table:table-cell office:value-type="float" office:value="51.8358">
            <text:p>51,8358</text:p>
          </table:table-cell>
          <table:table-cell table:number-columns-repeated="6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5.6255">
            <text:p>15,6255</text:p>
          </table:table-cell>
          <table:table-cell office:value-type="float" office:value="15.538">
            <text:p>15,538</text:p>
          </table:table-cell>
          <table:table-cell office:value-type="float" office:value="22.7053">
            <text:p>22,7053</text:p>
          </table:table-cell>
          <table:table-cell office:value-type="float" office:value="14.09">
            <text:p>14,09</text:p>
          </table:table-cell>
          <table:table-cell office:value-type="float" office:value="8.73638">
            <text:p>8,73638</text:p>
          </table:table-cell>
          <table:table-cell office:value-type="float" office:value="25.3237">
            <text:p>25,3237</text:p>
          </table:table-cell>
          <table:table-cell office:value-type="float" office:value="17.8663">
            <text:p>17,8663</text:p>
          </table:table-cell>
          <table:table-cell office:value-type="float" office:value="21.0907">
            <text:p>21,0907</text:p>
          </table:table-cell>
          <table:table-cell office:value-type="float" office:value="24.9471">
            <text:p>24,9471</text:p>
          </table:table-cell>
          <table:table-cell office:value-type="float" office:value="36.8064">
            <text:p>36,8064</text:p>
          </table:table-cell>
          <table:table-cell office:value-type="float" office:value="31.4028">
            <text:p>31,4028</text:p>
          </table:table-cell>
          <table:table-cell office:value-type="float" office:value="51.8152">
            <text:p>51,8152</text:p>
          </table:table-cell>
          <table:table-cell table:number-columns-repeated="6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5.6827">
            <text:p>15,6827</text:p>
          </table:table-cell>
          <table:table-cell office:value-type="float" office:value="15.6839">
            <text:p>15,6839</text:p>
          </table:table-cell>
          <table:table-cell office:value-type="float" office:value="22.8706">
            <text:p>22,8706</text:p>
          </table:table-cell>
          <table:table-cell office:value-type="float" office:value="15.3006">
            <text:p>15,3006</text:p>
          </table:table-cell>
          <table:table-cell office:value-type="float" office:value="9.71325">
            <text:p>9,71325</text:p>
          </table:table-cell>
          <table:table-cell office:value-type="float" office:value="26.449">
            <text:p>26,449</text:p>
          </table:table-cell>
          <table:table-cell office:value-type="float" office:value="18.0402">
            <text:p>18,0402</text:p>
          </table:table-cell>
          <table:table-cell office:value-type="float" office:value="21.11">
            <text:p>21,11</text:p>
          </table:table-cell>
          <table:table-cell office:value-type="float" office:value="25.1391">
            <text:p>25,1391</text:p>
          </table:table-cell>
          <table:table-cell office:value-type="float" office:value="36.8244">
            <text:p>36,8244</text:p>
          </table:table-cell>
          <table:table-cell office:value-type="float" office:value="31.3996">
            <text:p>31,3996</text:p>
          </table:table-cell>
          <table:table-cell office:value-type="float" office:value="51.7964">
            <text:p>51,796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.5848">
            <text:p>15,5848</text:p>
          </table:table-cell>
          <table:table-cell office:value-type="float" office:value="15.6119">
            <text:p>15,6119</text:p>
          </table:table-cell>
          <table:table-cell office:value-type="float" office:value="22.8269">
            <text:p>22,8269</text:p>
          </table:table-cell>
          <table:table-cell office:value-type="float" office:value="13.8367">
            <text:p>13,8367</text:p>
          </table:table-cell>
          <table:table-cell office:value-type="float" office:value="8.82896">
            <text:p>8,82896</text:p>
          </table:table-cell>
          <table:table-cell office:value-type="float" office:value="25.4688">
            <text:p>25,4688</text:p>
          </table:table-cell>
          <table:table-cell office:value-type="float" office:value="17.9479">
            <text:p>17,9479</text:p>
          </table:table-cell>
          <table:table-cell office:value-type="float" office:value="20.9645">
            <text:p>20,9645</text:p>
          </table:table-cell>
          <table:table-cell office:value-type="float" office:value="24.7188">
            <text:p>24,7188</text:p>
          </table:table-cell>
          <table:table-cell office:value-type="float" office:value="36.7782">
            <text:p>36,7782</text:p>
          </table:table-cell>
          <table:table-cell office:value-type="float" office:value="31.3156">
            <text:p>31,3156</text:p>
          </table:table-cell>
          <table:table-cell office:value-type="float" office:value="51.8082">
            <text:p>51,8082</text:p>
          </table:table-cell>
          <table:table-cell table:number-columns-repeated="6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5.5096">
            <text:p>15,5096</text:p>
          </table:table-cell>
          <table:table-cell office:value-type="float" office:value="15.4503">
            <text:p>15,4503</text:p>
          </table:table-cell>
          <table:table-cell office:value-type="float" office:value="22.7093">
            <text:p>22,7093</text:p>
          </table:table-cell>
          <table:table-cell office:value-type="float" office:value="13.6542">
            <text:p>13,6542</text:p>
          </table:table-cell>
          <table:table-cell office:value-type="float" office:value="8.73443">
            <text:p>8,73443</text:p>
          </table:table-cell>
          <table:table-cell office:value-type="float" office:value="25.0101">
            <text:p>25,0101</text:p>
          </table:table-cell>
          <table:table-cell office:value-type="float" office:value="17.7406">
            <text:p>17,7406</text:p>
          </table:table-cell>
          <table:table-cell office:value-type="float" office:value="20.9199">
            <text:p>20,9199</text:p>
          </table:table-cell>
          <table:table-cell office:value-type="float" office:value="24.9879">
            <text:p>24,9879</text:p>
          </table:table-cell>
          <table:table-cell office:value-type="float" office:value="36.8202">
            <text:p>36,8202</text:p>
          </table:table-cell>
          <table:table-cell office:value-type="float" office:value="31.2615">
            <text:p>31,2615</text:p>
          </table:table-cell>
          <table:table-cell office:value-type="float" office:value="51.6744">
            <text:p>51,6744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5.5292">
            <text:p>15,5292</text:p>
          </table:table-cell>
          <table:table-cell office:value-type="float" office:value="15.476">
            <text:p>15,476</text:p>
          </table:table-cell>
          <table:table-cell office:value-type="float" office:value="22.8591">
            <text:p>22,8591</text:p>
          </table:table-cell>
          <table:table-cell office:value-type="float" office:value="15.1099">
            <text:p>15,1099</text:p>
          </table:table-cell>
          <table:table-cell office:value-type="float" office:value="9.57984">
            <text:p>9,57984</text:p>
          </table:table-cell>
          <table:table-cell office:value-type="float" office:value="26.1768">
            <text:p>26,1768</text:p>
          </table:table-cell>
          <table:table-cell office:value-type="float" office:value="17.805">
            <text:p>17,805</text:p>
          </table:table-cell>
          <table:table-cell office:value-type="float" office:value="20.9148">
            <text:p>20,9148</text:p>
          </table:table-cell>
          <table:table-cell office:value-type="float" office:value="24.962">
            <text:p>24,962</text:p>
          </table:table-cell>
          <table:table-cell office:value-type="float" office:value="36.7853">
            <text:p>36,7853</text:p>
          </table:table-cell>
          <table:table-cell office:value-type="float" office:value="31.2692">
            <text:p>31,2692</text:p>
          </table:table-cell>
          <table:table-cell office:value-type="float" office:value="51.6638">
            <text:p>51,6638</text:p>
          </table:table-cell>
          <table:table-cell table:number-columns-repeated="6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5.506">
            <text:p>15,506</text:p>
          </table:table-cell>
          <table:table-cell office:value-type="float" office:value="15.5">
            <text:p>15,5</text:p>
          </table:table-cell>
          <table:table-cell office:value-type="float" office:value="22.7036">
            <text:p>22,7036</text:p>
          </table:table-cell>
          <table:table-cell office:value-type="float" office:value="13.8052">
            <text:p>13,8052</text:p>
          </table:table-cell>
          <table:table-cell office:value-type="float" office:value="8.7831">
            <text:p>8,7831</text:p>
          </table:table-cell>
          <table:table-cell office:value-type="float" office:value="25.1749">
            <text:p>25,1749</text:p>
          </table:table-cell>
          <table:table-cell office:value-type="float" office:value="17.8139">
            <text:p>17,8139</text:p>
          </table:table-cell>
          <table:table-cell office:value-type="float" office:value="20.9524">
            <text:p>20,9524</text:p>
          </table:table-cell>
          <table:table-cell office:value-type="float" office:value="24.7832">
            <text:p>24,7832</text:p>
          </table:table-cell>
          <table:table-cell office:value-type="float" office:value="36.816">
            <text:p>36,816</text:p>
          </table:table-cell>
          <table:table-cell office:value-type="float" office:value="31.285">
            <text:p>31,285</text:p>
          </table:table-cell>
          <table:table-cell office:value-type="float" office:value="51.7042">
            <text:p>51,7042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5.5088">
            <text:p>15,5088</text:p>
          </table:table-cell>
          <table:table-cell office:value-type="float" office:value="15.4344">
            <text:p>15,4344</text:p>
          </table:table-cell>
          <table:table-cell office:value-type="float" office:value="22.5825">
            <text:p>22,5825</text:p>
          </table:table-cell>
          <table:table-cell office:value-type="float" office:value="13.7622">
            <text:p>13,7622</text:p>
          </table:table-cell>
          <table:table-cell office:value-type="float" office:value="8.76198">
            <text:p>8,76198</text:p>
          </table:table-cell>
          <table:table-cell office:value-type="float" office:value="25.2002">
            <text:p>25,2002</text:p>
          </table:table-cell>
          <table:table-cell office:value-type="float" office:value="17.7802">
            <text:p>17,7802</text:p>
          </table:table-cell>
          <table:table-cell office:value-type="float" office:value="20.8266">
            <text:p>20,8266</text:p>
          </table:table-cell>
          <table:table-cell office:value-type="float" office:value="24.91">
            <text:p>24,91</text:p>
          </table:table-cell>
          <table:table-cell office:value-type="float" office:value="36.7394">
            <text:p>36,7394</text:p>
          </table:table-cell>
          <table:table-cell office:value-type="float" office:value="31.1904">
            <text:p>31,1904</text:p>
          </table:table-cell>
          <table:table-cell office:value-type="float" office:value="51.7024">
            <text:p>51,7024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5.5427">
            <text:p>15,5427</text:p>
          </table:table-cell>
          <table:table-cell office:value-type="float" office:value="15.5694">
            <text:p>15,5694</text:p>
          </table:table-cell>
          <table:table-cell office:value-type="float" office:value="22.9383">
            <text:p>22,9383</text:p>
          </table:table-cell>
          <table:table-cell office:value-type="float" office:value="15.2394">
            <text:p>15,2394</text:p>
          </table:table-cell>
          <table:table-cell office:value-type="float" office:value="9.67069">
            <text:p>9,67069</text:p>
          </table:table-cell>
          <table:table-cell office:value-type="float" office:value="26.7601">
            <text:p>26,7601</text:p>
          </table:table-cell>
          <table:table-cell office:value-type="float" office:value="17.8403">
            <text:p>17,8403</text:p>
          </table:table-cell>
          <table:table-cell office:value-type="float" office:value="21.0074">
            <text:p>21,0074</text:p>
          </table:table-cell>
          <table:table-cell office:value-type="float" office:value="24.9775">
            <text:p>24,9775</text:p>
          </table:table-cell>
          <table:table-cell office:value-type="float" office:value="36.8243">
            <text:p>36,8243</text:p>
          </table:table-cell>
          <table:table-cell office:value-type="float" office:value="31.3703">
            <text:p>31,3703</text:p>
          </table:table-cell>
          <table:table-cell office:value-type="float" office:value="51.8372">
            <text:p>51,8372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5.5355">
            <text:p>15,5355</text:p>
          </table:table-cell>
          <table:table-cell office:value-type="float" office:value="15.5311">
            <text:p>15,5311</text:p>
          </table:table-cell>
          <table:table-cell office:value-type="float" office:value="22.6752">
            <text:p>22,6752</text:p>
          </table:table-cell>
          <table:table-cell office:value-type="float" office:value="15.1886">
            <text:p>15,1886</text:p>
          </table:table-cell>
          <table:table-cell office:value-type="float" office:value="9.67021">
            <text:p>9,67021</text:p>
          </table:table-cell>
          <table:table-cell office:value-type="float" office:value="26.7518">
            <text:p>26,7518</text:p>
          </table:table-cell>
          <table:table-cell office:value-type="float" office:value="17.9039">
            <text:p>17,9039</text:p>
          </table:table-cell>
          <table:table-cell office:value-type="float" office:value="21.0548">
            <text:p>21,0548</text:p>
          </table:table-cell>
          <table:table-cell office:value-type="float" office:value="25.0535">
            <text:p>25,0535</text:p>
          </table:table-cell>
          <table:table-cell office:value-type="float" office:value="36.926">
            <text:p>36,926</text:p>
          </table:table-cell>
          <table:table-cell office:value-type="float" office:value="31.3317">
            <text:p>31,3317</text:p>
          </table:table-cell>
          <table:table-cell office:value-type="float" office:value="51.7933">
            <text:p>51,7933</text:p>
          </table:table-cell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5.5187">
            <text:p>15,5187</text:p>
          </table:table-cell>
          <table:table-cell office:value-type="float" office:value="15.4571">
            <text:p>15,4571</text:p>
          </table:table-cell>
          <table:table-cell office:value-type="float" office:value="22.5841">
            <text:p>22,5841</text:p>
          </table:table-cell>
          <table:table-cell office:value-type="float" office:value="15.1131">
            <text:p>15,1131</text:p>
          </table:table-cell>
          <table:table-cell office:value-type="float" office:value="9.6103">
            <text:p>9,6103</text:p>
          </table:table-cell>
          <table:table-cell office:value-type="float" office:value="26.4161">
            <text:p>26,4161</text:p>
          </table:table-cell>
          <table:table-cell office:value-type="float" office:value="17.834">
            <text:p>17,834</text:p>
          </table:table-cell>
          <table:table-cell office:value-type="float" office:value="20.7891">
            <text:p>20,7891</text:p>
          </table:table-cell>
          <table:table-cell office:value-type="float" office:value="24.7769">
            <text:p>24,7769</text:p>
          </table:table-cell>
          <table:table-cell office:value-type="float" office:value="36.7012">
            <text:p>36,7012</text:p>
          </table:table-cell>
          <table:table-cell office:value-type="float" office:value="31.2139">
            <text:p>31,2139</text:p>
          </table:table-cell>
          <table:table-cell office:value-type="float" office:value="51.8084">
            <text:p>51,8084</text:p>
          </table:table-cell>
          <table:table-cell table:number-columns-repeated="6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5.4571">
            <text:p>15,4571</text:p>
          </table:table-cell>
          <table:table-cell office:value-type="float" office:value="15.5388">
            <text:p>15,5388</text:p>
          </table:table-cell>
          <table:table-cell office:value-type="float" office:value="22.7046">
            <text:p>22,7046</text:p>
          </table:table-cell>
          <table:table-cell office:value-type="float" office:value="15.2017">
            <text:p>15,2017</text:p>
          </table:table-cell>
          <table:table-cell office:value-type="float" office:value="9.64573">
            <text:p>9,64573</text:p>
          </table:table-cell>
          <table:table-cell office:value-type="float" office:value="26.511">
            <text:p>26,511</text:p>
          </table:table-cell>
          <table:table-cell office:value-type="float" office:value="17.7689">
            <text:p>17,7689</text:p>
          </table:table-cell>
          <table:table-cell office:value-type="float" office:value="20.9209">
            <text:p>20,9209</text:p>
          </table:table-cell>
          <table:table-cell office:value-type="float" office:value="24.6773">
            <text:p>24,6773</text:p>
          </table:table-cell>
          <table:table-cell office:value-type="float" office:value="36.7146">
            <text:p>36,7146</text:p>
          </table:table-cell>
          <table:table-cell office:value-type="float" office:value="31.2652">
            <text:p>31,2652</text:p>
          </table:table-cell>
          <table:table-cell office:value-type="float" office:value="51.7243">
            <text:p>51,7243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5.5068">
            <text:p>15,5068</text:p>
          </table:table-cell>
          <table:table-cell office:value-type="float" office:value="15.5503">
            <text:p>15,5503</text:p>
          </table:table-cell>
          <table:table-cell office:value-type="float" office:value="22.9492">
            <text:p>22,9492</text:p>
          </table:table-cell>
          <table:table-cell office:value-type="float" office:value="14.9428">
            <text:p>14,9428</text:p>
          </table:table-cell>
          <table:table-cell office:value-type="float" office:value="9.4769">
            <text:p>9,4769</text:p>
          </table:table-cell>
          <table:table-cell office:value-type="float" office:value="25.7957">
            <text:p>25,7957</text:p>
          </table:table-cell>
          <table:table-cell office:value-type="float" office:value="17.9449">
            <text:p>17,9449</text:p>
          </table:table-cell>
          <table:table-cell office:value-type="float" office:value="20.9867">
            <text:p>20,9867</text:p>
          </table:table-cell>
          <table:table-cell office:value-type="float" office:value="24.9213">
            <text:p>24,9213</text:p>
          </table:table-cell>
          <table:table-cell office:value-type="float" office:value="36.7681">
            <text:p>36,7681</text:p>
          </table:table-cell>
          <table:table-cell office:value-type="float" office:value="31.3115">
            <text:p>31,3115</text:p>
          </table:table-cell>
          <table:table-cell office:value-type="float" office:value="51.7069">
            <text:p>51,706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5.6482">
            <text:p>15,6482</text:p>
          </table:table-cell>
          <table:table-cell office:value-type="float" office:value="15.6387">
            <text:p>15,6387</text:p>
          </table:table-cell>
          <table:table-cell office:value-type="float" office:value="22.9013">
            <text:p>22,9013</text:p>
          </table:table-cell>
          <table:table-cell office:value-type="float" office:value="15.2907">
            <text:p>15,2907</text:p>
          </table:table-cell>
          <table:table-cell office:value-type="float" office:value="9.66704">
            <text:p>9,66704</text:p>
          </table:table-cell>
          <table:table-cell office:value-type="float" office:value="26.6481">
            <text:p>26,6481</text:p>
          </table:table-cell>
          <table:table-cell office:value-type="float" office:value="18.0184">
            <text:p>18,0184</text:p>
          </table:table-cell>
          <table:table-cell office:value-type="float" office:value="21.1074">
            <text:p>21,1074</text:p>
          </table:table-cell>
          <table:table-cell office:value-type="float" office:value="25.2926">
            <text:p>25,2926</text:p>
          </table:table-cell>
          <table:table-cell office:value-type="float" office:value="36.818">
            <text:p>36,818</text:p>
          </table:table-cell>
          <table:table-cell office:value-type="float" office:value="31.4342">
            <text:p>31,4342</text:p>
          </table:table-cell>
          <table:table-cell office:value-type="float" office:value="51.9123">
            <text:p>51,9123</text:p>
          </table:table-cell>
          <table:table-cell table:number-columns-repeated="6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5.5546">
            <text:p>15,5546</text:p>
          </table:table-cell>
          <table:table-cell office:value-type="float" office:value="15.6141">
            <text:p>15,6141</text:p>
          </table:table-cell>
          <table:table-cell office:value-type="float" office:value="22.9162">
            <text:p>22,9162</text:p>
          </table:table-cell>
          <table:table-cell office:value-type="float" office:value="15.3061">
            <text:p>15,3061</text:p>
          </table:table-cell>
          <table:table-cell office:value-type="float" office:value="9.69731">
            <text:p>9,69731</text:p>
          </table:table-cell>
          <table:table-cell office:value-type="float" office:value="26.5627">
            <text:p>26,5627</text:p>
          </table:table-cell>
          <table:table-cell office:value-type="float" office:value="17.9167">
            <text:p>17,9167</text:p>
          </table:table-cell>
          <table:table-cell office:value-type="float" office:value="21.0571">
            <text:p>21,0571</text:p>
          </table:table-cell>
          <table:table-cell office:value-type="float" office:value="25.0572">
            <text:p>25,0572</text:p>
          </table:table-cell>
          <table:table-cell office:value-type="float" office:value="36.7903">
            <text:p>36,7903</text:p>
          </table:table-cell>
          <table:table-cell office:value-type="float" office:value="31.4403">
            <text:p>31,4403</text:p>
          </table:table-cell>
          <table:table-cell office:value-type="float" office:value="51.8489">
            <text:p>51,8489</text:p>
          </table:table-cell>
          <table:table-cell table:number-columns-repeated="6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5.4022">
            <text:p>15,4022</text:p>
          </table:table-cell>
          <table:table-cell office:value-type="float" office:value="15.366">
            <text:p>15,366</text:p>
          </table:table-cell>
          <table:table-cell office:value-type="float" office:value="22.551">
            <text:p>22,551</text:p>
          </table:table-cell>
          <table:table-cell office:value-type="float" office:value="15.0023">
            <text:p>15,0023</text:p>
          </table:table-cell>
          <table:table-cell office:value-type="float" office:value="9.50512">
            <text:p>9,50512</text:p>
          </table:table-cell>
          <table:table-cell office:value-type="float" office:value="25.9286">
            <text:p>25,9286</text:p>
          </table:table-cell>
          <table:table-cell office:value-type="float" office:value="17.7149">
            <text:p>17,7149</text:p>
          </table:table-cell>
          <table:table-cell office:value-type="float" office:value="20.7824">
            <text:p>20,7824</text:p>
          </table:table-cell>
          <table:table-cell office:value-type="float" office:value="24.8345">
            <text:p>24,8345</text:p>
          </table:table-cell>
          <table:table-cell office:value-type="float" office:value="36.7373">
            <text:p>36,7373</text:p>
          </table:table-cell>
          <table:table-cell office:value-type="float" office:value="31.166">
            <text:p>31,166</text:p>
          </table:table-cell>
          <table:table-cell office:value-type="float" office:value="51.6709">
            <text:p>51,6709</text:p>
          </table:table-cell>
          <table:table-cell table:number-columns-repeated="6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5.4394">
            <text:p>15,4394</text:p>
          </table:table-cell>
          <table:table-cell office:value-type="float" office:value="15.4624">
            <text:p>15,4624</text:p>
          </table:table-cell>
          <table:table-cell office:value-type="float" office:value="22.6252">
            <text:p>22,6252</text:p>
          </table:table-cell>
          <table:table-cell office:value-type="float" office:value="13.8071">
            <text:p>13,8071</text:p>
          </table:table-cell>
          <table:table-cell office:value-type="float" office:value="8.72435">
            <text:p>8,72435</text:p>
          </table:table-cell>
          <table:table-cell office:value-type="float" office:value="25.1241">
            <text:p>25,1241</text:p>
          </table:table-cell>
          <table:table-cell office:value-type="float" office:value="17.7608">
            <text:p>17,7608</text:p>
          </table:table-cell>
          <table:table-cell office:value-type="float" office:value="20.8532">
            <text:p>20,8532</text:p>
          </table:table-cell>
          <table:table-cell office:value-type="float" office:value="24.9731">
            <text:p>24,9731</text:p>
          </table:table-cell>
          <table:table-cell office:value-type="float" office:value="36.6926">
            <text:p>36,6926</text:p>
          </table:table-cell>
          <table:table-cell office:value-type="float" office:value="31.2573">
            <text:p>31,2573</text:p>
          </table:table-cell>
          <table:table-cell office:value-type="float" office:value="51.7412">
            <text:p>51,7412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5.5979">
            <text:p>15,5979</text:p>
          </table:table-cell>
          <table:table-cell office:value-type="float" office:value="15.5527">
            <text:p>15,5527</text:p>
          </table:table-cell>
          <table:table-cell office:value-type="float" office:value="22.7966">
            <text:p>22,7966</text:p>
          </table:table-cell>
          <table:table-cell office:value-type="float" office:value="15.2003">
            <text:p>15,2003</text:p>
          </table:table-cell>
          <table:table-cell office:value-type="float" office:value="9.61709">
            <text:p>9,61709</text:p>
          </table:table-cell>
          <table:table-cell office:value-type="float" office:value="26.33">
            <text:p>26,33</text:p>
          </table:table-cell>
          <table:table-cell office:value-type="float" office:value="17.8364">
            <text:p>17,8364</text:p>
          </table:table-cell>
          <table:table-cell office:value-type="float" office:value="20.9925">
            <text:p>20,9925</text:p>
          </table:table-cell>
          <table:table-cell office:value-type="float" office:value="24.9541">
            <text:p>24,9541</text:p>
          </table:table-cell>
          <table:table-cell office:value-type="float" office:value="36.7361">
            <text:p>36,7361</text:p>
          </table:table-cell>
          <table:table-cell office:value-type="float" office:value="31.3459">
            <text:p>31,3459</text:p>
          </table:table-cell>
          <table:table-cell office:value-type="float" office:value="51.8359">
            <text:p>51,8359</text:p>
          </table:table-cell>
          <table:table-cell table:number-columns-repeated="6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5.4911">
            <text:p>15,4911</text:p>
          </table:table-cell>
          <table:table-cell office:value-type="float" office:value="15.5122">
            <text:p>15,5122</text:p>
          </table:table-cell>
          <table:table-cell office:value-type="float" office:value="22.7663">
            <text:p>22,7663</text:p>
          </table:table-cell>
          <table:table-cell office:value-type="float" office:value="13.8398">
            <text:p>13,8398</text:p>
          </table:table-cell>
          <table:table-cell office:value-type="float" office:value="8.75235">
            <text:p>8,75235</text:p>
          </table:table-cell>
          <table:table-cell office:value-type="float" office:value="24.8907">
            <text:p>24,8907</text:p>
          </table:table-cell>
          <table:table-cell office:value-type="float" office:value="17.8634">
            <text:p>17,8634</text:p>
          </table:table-cell>
          <table:table-cell office:value-type="float" office:value="20.93">
            <text:p>20,93</text:p>
          </table:table-cell>
          <table:table-cell office:value-type="float" office:value="25.0231">
            <text:p>25,0231</text:p>
          </table:table-cell>
          <table:table-cell office:value-type="float" office:value="36.756">
            <text:p>36,756</text:p>
          </table:table-cell>
          <table:table-cell office:value-type="float" office:value="31.3177">
            <text:p>31,3177</text:p>
          </table:table-cell>
          <table:table-cell office:value-type="float" office:value="51.7116">
            <text:p>51,7116</text:p>
          </table:table-cell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5.4378">
            <text:p>15,4378</text:p>
          </table:table-cell>
          <table:table-cell office:value-type="float" office:value="15.3735">
            <text:p>15,3735</text:p>
          </table:table-cell>
          <table:table-cell office:value-type="float" office:value="22.7002">
            <text:p>22,7002</text:p>
          </table:table-cell>
          <table:table-cell office:value-type="float" office:value="15.1091">
            <text:p>15,1091</text:p>
          </table:table-cell>
          <table:table-cell office:value-type="float" office:value="9.56154">
            <text:p>9,56154</text:p>
          </table:table-cell>
          <table:table-cell office:value-type="float" office:value="26.0837">
            <text:p>26,0837</text:p>
          </table:table-cell>
          <table:table-cell office:value-type="float" office:value="17.7586">
            <text:p>17,7586</text:p>
          </table:table-cell>
          <table:table-cell office:value-type="float" office:value="20.7886">
            <text:p>20,7886</text:p>
          </table:table-cell>
          <table:table-cell office:value-type="float" office:value="25.0048">
            <text:p>25,0048</text:p>
          </table:table-cell>
          <table:table-cell office:value-type="float" office:value="36.7135">
            <text:p>36,7135</text:p>
          </table:table-cell>
          <table:table-cell office:value-type="float" office:value="31.2698">
            <text:p>31,2698</text:p>
          </table:table-cell>
          <table:table-cell office:value-type="float" office:value="51.727">
            <text:p>51,727</text:p>
          </table:table-cell>
          <table:table-cell table:number-columns-repeated="6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5.613">
            <text:p>15,613</text:p>
          </table:table-cell>
          <table:table-cell office:value-type="float" office:value="15.583">
            <text:p>15,583</text:p>
          </table:table-cell>
          <table:table-cell office:value-type="float" office:value="22.9044">
            <text:p>22,9044</text:p>
          </table:table-cell>
          <table:table-cell office:value-type="float" office:value="13.8871">
            <text:p>13,8871</text:p>
          </table:table-cell>
          <table:table-cell office:value-type="float" office:value="8.83571">
            <text:p>8,83571</text:p>
          </table:table-cell>
          <table:table-cell office:value-type="float" office:value="25.1625">
            <text:p>25,1625</text:p>
          </table:table-cell>
          <table:table-cell office:value-type="float" office:value="17.8862">
            <text:p>17,8862</text:p>
          </table:table-cell>
          <table:table-cell office:value-type="float" office:value="20.8992">
            <text:p>20,8992</text:p>
          </table:table-cell>
          <table:table-cell office:value-type="float" office:value="25.0251">
            <text:p>25,0251</text:p>
          </table:table-cell>
          <table:table-cell office:value-type="float" office:value="36.7809">
            <text:p>36,7809</text:p>
          </table:table-cell>
          <table:table-cell office:value-type="float" office:value="31.3298">
            <text:p>31,3298</text:p>
          </table:table-cell>
          <table:table-cell office:value-type="float" office:value="51.856">
            <text:p>51,856</text:p>
          </table:table-cell>
          <table:table-cell table:number-columns-repeated="6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5.5789">
            <text:p>15,5789</text:p>
          </table:table-cell>
          <table:table-cell office:value-type="float" office:value="15.5295">
            <text:p>15,5295</text:p>
          </table:table-cell>
          <table:table-cell office:value-type="float" office:value="22.7464">
            <text:p>22,7464</text:p>
          </table:table-cell>
          <table:table-cell office:value-type="float" office:value="14.5649">
            <text:p>14,5649</text:p>
          </table:table-cell>
          <table:table-cell office:value-type="float" office:value="9.24656">
            <text:p>9,24656</text:p>
          </table:table-cell>
          <table:table-cell office:value-type="float" office:value="25.0715">
            <text:p>25,0715</text:p>
          </table:table-cell>
          <table:table-cell office:value-type="float" office:value="17.93">
            <text:p>17,93</text:p>
          </table:table-cell>
          <table:table-cell office:value-type="float" office:value="20.9989">
            <text:p>20,9989</text:p>
          </table:table-cell>
          <table:table-cell office:value-type="float" office:value="25.0779">
            <text:p>25,0779</text:p>
          </table:table-cell>
          <table:table-cell office:value-type="float" office:value="36.8162">
            <text:p>36,8162</text:p>
          </table:table-cell>
          <table:table-cell office:value-type="float" office:value="31.2686">
            <text:p>31,2686</text:p>
          </table:table-cell>
          <table:table-cell office:value-type="float" office:value="51.8021">
            <text:p>51,8021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5.6288">
            <text:p>15,6288</text:p>
          </table:table-cell>
          <table:table-cell office:value-type="float" office:value="15.6058">
            <text:p>15,6058</text:p>
          </table:table-cell>
          <table:table-cell office:value-type="float" office:value="23.0457">
            <text:p>23,0457</text:p>
          </table:table-cell>
          <table:table-cell office:value-type="float" office:value="15.2708">
            <text:p>15,2708</text:p>
          </table:table-cell>
          <table:table-cell office:value-type="float" office:value="9.71523">
            <text:p>9,71523</text:p>
          </table:table-cell>
          <table:table-cell office:value-type="float" office:value="26.6719">
            <text:p>26,6719</text:p>
          </table:table-cell>
          <table:table-cell office:value-type="float" office:value="18.0343">
            <text:p>18,0343</text:p>
          </table:table-cell>
          <table:table-cell office:value-type="float" office:value="21.0174">
            <text:p>21,0174</text:p>
          </table:table-cell>
          <table:table-cell office:value-type="float" office:value="25.2627">
            <text:p>25,2627</text:p>
          </table:table-cell>
          <table:table-cell office:value-type="float" office:value="36.8068">
            <text:p>36,8068</text:p>
          </table:table-cell>
          <table:table-cell office:value-type="float" office:value="31.3464">
            <text:p>31,3464</text:p>
          </table:table-cell>
          <table:table-cell office:value-type="float" office:value="51.8852">
            <text:p>51,8852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5.592">
            <text:p>15,592</text:p>
          </table:table-cell>
          <table:table-cell office:value-type="float" office:value="15.5761">
            <text:p>15,5761</text:p>
          </table:table-cell>
          <table:table-cell office:value-type="float" office:value="22.8667">
            <text:p>22,8667</text:p>
          </table:table-cell>
          <table:table-cell office:value-type="float" office:value="15.2118">
            <text:p>15,2118</text:p>
          </table:table-cell>
          <table:table-cell office:value-type="float" office:value="9.62973">
            <text:p>9,62973</text:p>
          </table:table-cell>
          <table:table-cell office:value-type="float" office:value="26.471">
            <text:p>26,471</text:p>
          </table:table-cell>
          <table:table-cell office:value-type="float" office:value="17.9502">
            <text:p>17,9502</text:p>
          </table:table-cell>
          <table:table-cell office:value-type="float" office:value="20.9011">
            <text:p>20,9011</text:p>
          </table:table-cell>
          <table:table-cell office:value-type="float" office:value="25.2172">
            <text:p>25,2172</text:p>
          </table:table-cell>
          <table:table-cell office:value-type="float" office:value="36.7929">
            <text:p>36,7929</text:p>
          </table:table-cell>
          <table:table-cell office:value-type="float" office:value="31.2899">
            <text:p>31,2899</text:p>
          </table:table-cell>
          <table:table-cell office:value-type="float" office:value="51.7905">
            <text:p>51,7905</text:p>
          </table:table-cell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5.7415">
            <text:p>15,7415</text:p>
          </table:table-cell>
          <table:table-cell office:value-type="float" office:value="15.7079">
            <text:p>15,7079</text:p>
          </table:table-cell>
          <table:table-cell office:value-type="float" office:value="23.026">
            <text:p>23,026</text:p>
          </table:table-cell>
          <table:table-cell office:value-type="float" office:value="13.9611">
            <text:p>13,9611</text:p>
          </table:table-cell>
          <table:table-cell office:value-type="float" office:value="8.876">
            <text:p>8,876</text:p>
          </table:table-cell>
          <table:table-cell office:value-type="float" office:value="25.3788">
            <text:p>25,3788</text:p>
          </table:table-cell>
          <table:table-cell office:value-type="float" office:value="18.0355">
            <text:p>18,0355</text:p>
          </table:table-cell>
          <table:table-cell office:value-type="float" office:value="21.1343">
            <text:p>21,1343</text:p>
          </table:table-cell>
          <table:table-cell office:value-type="float" office:value="25.4112">
            <text:p>25,4112</text:p>
          </table:table-cell>
          <table:table-cell office:value-type="float" office:value="36.8694">
            <text:p>36,8694</text:p>
          </table:table-cell>
          <table:table-cell office:value-type="float" office:value="31.426">
            <text:p>31,426</text:p>
          </table:table-cell>
          <table:table-cell office:value-type="float" office:value="51.7785">
            <text:p>51,7785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5.6069">
            <text:p>15,6069</text:p>
          </table:table-cell>
          <table:table-cell office:value-type="float" office:value="15.5659">
            <text:p>15,5659</text:p>
          </table:table-cell>
          <table:table-cell office:value-type="float" office:value="22.7722">
            <text:p>22,7722</text:p>
          </table:table-cell>
          <table:table-cell office:value-type="float" office:value="14.5068">
            <text:p>14,5068</text:p>
          </table:table-cell>
          <table:table-cell office:value-type="float" office:value="9.27792">
            <text:p>9,27792</text:p>
          </table:table-cell>
          <table:table-cell office:value-type="float" office:value="25.0484">
            <text:p>25,0484</text:p>
          </table:table-cell>
          <table:table-cell office:value-type="float" office:value="17.9784">
            <text:p>17,9784</text:p>
          </table:table-cell>
          <table:table-cell office:value-type="float" office:value="20.9779">
            <text:p>20,9779</text:p>
          </table:table-cell>
          <table:table-cell office:value-type="float" office:value="25.0722">
            <text:p>25,0722</text:p>
          </table:table-cell>
          <table:table-cell office:value-type="float" office:value="36.8324">
            <text:p>36,8324</text:p>
          </table:table-cell>
          <table:table-cell office:value-type="float" office:value="31.3068">
            <text:p>31,3068</text:p>
          </table:table-cell>
          <table:table-cell office:value-type="float" office:value="51.7265">
            <text:p>51,7265</text:p>
          </table:table-cell>
          <table:table-cell table:number-columns-repeated="6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5.7047">
            <text:p>15,7047</text:p>
          </table:table-cell>
          <table:table-cell office:value-type="float" office:value="15.6392">
            <text:p>15,6392</text:p>
          </table:table-cell>
          <table:table-cell office:value-type="float" office:value="23.0168">
            <text:p>23,0168</text:p>
          </table:table-cell>
          <table:table-cell office:value-type="float" office:value="13.8566">
            <text:p>13,8566</text:p>
          </table:table-cell>
          <table:table-cell office:value-type="float" office:value="8.80448">
            <text:p>8,80448</text:p>
          </table:table-cell>
          <table:table-cell office:value-type="float" office:value="25.2582">
            <text:p>25,2582</text:p>
          </table:table-cell>
          <table:table-cell office:value-type="float" office:value="18.0491">
            <text:p>18,0491</text:p>
          </table:table-cell>
          <table:table-cell office:value-type="float" office:value="21.058">
            <text:p>21,058</text:p>
          </table:table-cell>
          <table:table-cell office:value-type="float" office:value="25.3086">
            <text:p>25,3086</text:p>
          </table:table-cell>
          <table:table-cell office:value-type="float" office:value="36.8213">
            <text:p>36,8213</text:p>
          </table:table-cell>
          <table:table-cell office:value-type="float" office:value="31.4021">
            <text:p>31,4021</text:p>
          </table:table-cell>
          <table:table-cell office:value-type="float" office:value="51.8552">
            <text:p>51,8552</text:p>
          </table:table-cell>
          <table:table-cell table:number-columns-repeated="6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5.5635">
            <text:p>15,5635</text:p>
          </table:table-cell>
          <table:table-cell office:value-type="float" office:value="15.4971">
            <text:p>15,4971</text:p>
          </table:table-cell>
          <table:table-cell office:value-type="float" office:value="22.853">
            <text:p>22,853</text:p>
          </table:table-cell>
          <table:table-cell office:value-type="float" office:value="15.1551">
            <text:p>15,1551</text:p>
          </table:table-cell>
          <table:table-cell office:value-type="float" office:value="9.63306">
            <text:p>9,63306</text:p>
          </table:table-cell>
          <table:table-cell office:value-type="float" office:value="26.2474">
            <text:p>26,2474</text:p>
          </table:table-cell>
          <table:table-cell office:value-type="float" office:value="17.8764">
            <text:p>17,8764</text:p>
          </table:table-cell>
          <table:table-cell office:value-type="float" office:value="20.8534">
            <text:p>20,8534</text:p>
          </table:table-cell>
          <table:table-cell office:value-type="float" office:value="25.0362">
            <text:p>25,0362</text:p>
          </table:table-cell>
          <table:table-cell office:value-type="float" office:value="36.7514">
            <text:p>36,7514</text:p>
          </table:table-cell>
          <table:table-cell office:value-type="float" office:value="31.2838">
            <text:p>31,2838</text:p>
          </table:table-cell>
          <table:table-cell office:value-type="float" office:value="51.7436">
            <text:p>51,7436</text:p>
          </table:table-cell>
          <table:table-cell table:number-columns-repeated="6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5.8389">
            <text:p>15,8389</text:p>
          </table:table-cell>
          <table:table-cell office:value-type="float" office:value="15.8466">
            <text:p>15,8466</text:p>
          </table:table-cell>
          <table:table-cell office:value-type="float" office:value="23.0951">
            <text:p>23,0951</text:p>
          </table:table-cell>
          <table:table-cell office:value-type="float" office:value="15.4534">
            <text:p>15,4534</text:p>
          </table:table-cell>
          <table:table-cell office:value-type="float" office:value="9.84042">
            <text:p>9,84042</text:p>
          </table:table-cell>
          <table:table-cell office:value-type="float" office:value="27.1772">
            <text:p>27,1772</text:p>
          </table:table-cell>
          <table:table-cell office:value-type="float" office:value="18.1526">
            <text:p>18,1526</text:p>
          </table:table-cell>
          <table:table-cell office:value-type="float" office:value="21.2228">
            <text:p>21,2228</text:p>
          </table:table-cell>
          <table:table-cell office:value-type="float" office:value="25.2134">
            <text:p>25,2134</text:p>
          </table:table-cell>
          <table:table-cell office:value-type="float" office:value="36.8799">
            <text:p>36,8799</text:p>
          </table:table-cell>
          <table:table-cell office:value-type="float" office:value="31.4226">
            <text:p>31,4226</text:p>
          </table:table-cell>
          <table:table-cell office:value-type="float" office:value="51.8786">
            <text:p>51,8786</text:p>
          </table:table-cell>
          <table:table-cell table:number-columns-repeated="6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5.7244">
            <text:p>15,7244</text:p>
          </table:table-cell>
          <table:table-cell office:value-type="float" office:value="15.7015">
            <text:p>15,7015</text:p>
          </table:table-cell>
          <table:table-cell office:value-type="float" office:value="22.8564">
            <text:p>22,8564</text:p>
          </table:table-cell>
          <table:table-cell office:value-type="float" office:value="13.9122">
            <text:p>13,9122</text:p>
          </table:table-cell>
          <table:table-cell office:value-type="float" office:value="8.92006">
            <text:p>8,92006</text:p>
          </table:table-cell>
          <table:table-cell office:value-type="float" office:value="25.2137">
            <text:p>25,2137</text:p>
          </table:table-cell>
          <table:table-cell office:value-type="float" office:value="18.0948">
            <text:p>18,0948</text:p>
          </table:table-cell>
          <table:table-cell office:value-type="float" office:value="21.0495">
            <text:p>21,0495</text:p>
          </table:table-cell>
          <table:table-cell office:value-type="float" office:value="25.3732">
            <text:p>25,3732</text:p>
          </table:table-cell>
          <table:table-cell office:value-type="float" office:value="36.8533">
            <text:p>36,8533</text:p>
          </table:table-cell>
          <table:table-cell office:value-type="float" office:value="31.3871">
            <text:p>31,3871</text:p>
          </table:table-cell>
          <table:table-cell office:value-type="float" office:value="51.8272">
            <text:p>51,8272</text:p>
          </table:table-cell>
          <table:table-cell table:number-columns-repeated="6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5.7126">
            <text:p>15,7126</text:p>
          </table:table-cell>
          <table:table-cell office:value-type="float" office:value="15.7233">
            <text:p>15,7233</text:p>
          </table:table-cell>
          <table:table-cell office:value-type="float" office:value="22.9584">
            <text:p>22,9584</text:p>
          </table:table-cell>
          <table:table-cell office:value-type="float" office:value="15.3003">
            <text:p>15,3003</text:p>
          </table:table-cell>
          <table:table-cell office:value-type="float" office:value="9.74486">
            <text:p>9,74486</text:p>
          </table:table-cell>
          <table:table-cell office:value-type="float" office:value="27.1062">
            <text:p>27,1062</text:p>
          </table:table-cell>
          <table:table-cell office:value-type="float" office:value="18.11">
            <text:p>18,11</text:p>
          </table:table-cell>
          <table:table-cell office:value-type="float" office:value="21.16">
            <text:p>21,16</text:p>
          </table:table-cell>
          <table:table-cell office:value-type="float" office:value="25.2988">
            <text:p>25,2988</text:p>
          </table:table-cell>
          <table:table-cell office:value-type="float" office:value="36.8466">
            <text:p>36,8466</text:p>
          </table:table-cell>
          <table:table-cell office:value-type="float" office:value="31.3912">
            <text:p>31,3912</text:p>
          </table:table-cell>
          <table:table-cell office:value-type="float" office:value="51.8939">
            <text:p>51,8939</text:p>
          </table:table-cell>
          <table:table-cell table:number-columns-repeated="6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5.68">
            <text:p>15,68</text:p>
          </table:table-cell>
          <table:table-cell office:value-type="float" office:value="15.7149">
            <text:p>15,7149</text:p>
          </table:table-cell>
          <table:table-cell office:value-type="float" office:value="22.8831">
            <text:p>22,8831</text:p>
          </table:table-cell>
          <table:table-cell office:value-type="float" office:value="15.2913">
            <text:p>15,2913</text:p>
          </table:table-cell>
          <table:table-cell office:value-type="float" office:value="9.75485">
            <text:p>9,75485</text:p>
          </table:table-cell>
          <table:table-cell office:value-type="float" office:value="26.9905">
            <text:p>26,9905</text:p>
          </table:table-cell>
          <table:table-cell office:value-type="float" office:value="18.0437">
            <text:p>18,0437</text:p>
          </table:table-cell>
          <table:table-cell office:value-type="float" office:value="21.0931">
            <text:p>21,0931</text:p>
          </table:table-cell>
          <table:table-cell office:value-type="float" office:value="25.3158">
            <text:p>25,3158</text:p>
          </table:table-cell>
          <table:table-cell office:value-type="float" office:value="36.8343">
            <text:p>36,8343</text:p>
          </table:table-cell>
          <table:table-cell office:value-type="float" office:value="31.3118">
            <text:p>31,3118</text:p>
          </table:table-cell>
          <table:table-cell office:value-type="float" office:value="51.87">
            <text:p>51,87</text:p>
          </table:table-cell>
          <table:table-cell table:number-columns-repeated="6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5.7146">
            <text:p>15,7146</text:p>
          </table:table-cell>
          <table:table-cell office:value-type="float" office:value="15.7561">
            <text:p>15,7561</text:p>
          </table:table-cell>
          <table:table-cell office:value-type="float" office:value="23.1686">
            <text:p>23,1686</text:p>
          </table:table-cell>
          <table:table-cell office:value-type="float" office:value="15.3173">
            <text:p>15,3173</text:p>
          </table:table-cell>
          <table:table-cell office:value-type="float" office:value="9.78269">
            <text:p>9,78269</text:p>
          </table:table-cell>
          <table:table-cell office:value-type="float" office:value="26.9607">
            <text:p>26,9607</text:p>
          </table:table-cell>
          <table:table-cell office:value-type="float" office:value="18.1437">
            <text:p>18,1437</text:p>
          </table:table-cell>
          <table:table-cell office:value-type="float" office:value="21.166">
            <text:p>21,166</text:p>
          </table:table-cell>
          <table:table-cell office:value-type="float" office:value="25.355">
            <text:p>25,355</text:p>
          </table:table-cell>
          <table:table-cell office:value-type="float" office:value="36.8635">
            <text:p>36,8635</text:p>
          </table:table-cell>
          <table:table-cell office:value-type="float" office:value="31.4036">
            <text:p>31,4036</text:p>
          </table:table-cell>
          <table:table-cell office:value-type="float" office:value="51.9399">
            <text:p>51,939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5.7045">
            <text:p>15,7045</text:p>
          </table:table-cell>
          <table:table-cell office:value-type="float" office:value="15.6289">
            <text:p>15,6289</text:p>
          </table:table-cell>
          <table:table-cell office:value-type="float" office:value="22.8042">
            <text:p>22,8042</text:p>
          </table:table-cell>
          <table:table-cell office:value-type="float" office:value="15.2447">
            <text:p>15,2447</text:p>
          </table:table-cell>
          <table:table-cell office:value-type="float" office:value="9.73891">
            <text:p>9,73891</text:p>
          </table:table-cell>
          <table:table-cell office:value-type="float" office:value="26.85">
            <text:p>26,85</text:p>
          </table:table-cell>
          <table:table-cell office:value-type="float" office:value="18.0472">
            <text:p>18,0472</text:p>
          </table:table-cell>
          <table:table-cell office:value-type="float" office:value="21.2279">
            <text:p>21,2279</text:p>
          </table:table-cell>
          <table:table-cell office:value-type="float" office:value="25.4107">
            <text:p>25,4107</text:p>
          </table:table-cell>
          <table:table-cell office:value-type="float" office:value="36.9071">
            <text:p>36,9071</text:p>
          </table:table-cell>
          <table:table-cell office:value-type="float" office:value="31.3623">
            <text:p>31,3623</text:p>
          </table:table-cell>
          <table:table-cell office:value-type="float" office:value="51.7759">
            <text:p>51,7759</text:p>
          </table:table-cell>
          <table:table-cell table:number-columns-repeated="6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5.6212">
            <text:p>15,6212</text:p>
          </table:table-cell>
          <table:table-cell office:value-type="float" office:value="15.573">
            <text:p>15,573</text:p>
          </table:table-cell>
          <table:table-cell office:value-type="float" office:value="22.7882">
            <text:p>22,7882</text:p>
          </table:table-cell>
          <table:table-cell office:value-type="float" office:value="15.1559">
            <text:p>15,1559</text:p>
          </table:table-cell>
          <table:table-cell office:value-type="float" office:value="9.64954">
            <text:p>9,64954</text:p>
          </table:table-cell>
          <table:table-cell office:value-type="float" office:value="26.8257">
            <text:p>26,8257</text:p>
          </table:table-cell>
          <table:table-cell office:value-type="float" office:value="18.025">
            <text:p>18,025</text:p>
          </table:table-cell>
          <table:table-cell office:value-type="float" office:value="20.8949">
            <text:p>20,8949</text:p>
          </table:table-cell>
          <table:table-cell office:value-type="float" office:value="25.0628">
            <text:p>25,0628</text:p>
          </table:table-cell>
          <table:table-cell office:value-type="float" office:value="36.7665">
            <text:p>36,7665</text:p>
          </table:table-cell>
          <table:table-cell office:value-type="float" office:value="31.2974">
            <text:p>31,2974</text:p>
          </table:table-cell>
          <table:table-cell office:value-type="float" office:value="51.7424">
            <text:p>51,7424</text:p>
          </table:table-cell>
          <table:table-cell table:number-columns-repeated="6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5.5749">
            <text:p>15,5749</text:p>
          </table:table-cell>
          <table:table-cell office:value-type="float" office:value="15.5512">
            <text:p>15,5512</text:p>
          </table:table-cell>
          <table:table-cell office:value-type="float" office:value="22.7333">
            <text:p>22,7333</text:p>
          </table:table-cell>
          <table:table-cell office:value-type="float" office:value="15.0916">
            <text:p>15,0916</text:p>
          </table:table-cell>
          <table:table-cell office:value-type="float" office:value="9.6329">
            <text:p>9,6329</text:p>
          </table:table-cell>
          <table:table-cell office:value-type="float" office:value="26.6068">
            <text:p>26,6068</text:p>
          </table:table-cell>
          <table:table-cell office:value-type="float" office:value="17.9516">
            <text:p>17,9516</text:p>
          </table:table-cell>
          <table:table-cell office:value-type="float" office:value="20.9315">
            <text:p>20,9315</text:p>
          </table:table-cell>
          <table:table-cell office:value-type="float" office:value="24.964">
            <text:p>24,964</text:p>
          </table:table-cell>
          <table:table-cell office:value-type="float" office:value="36.7891">
            <text:p>36,7891</text:p>
          </table:table-cell>
          <table:table-cell office:value-type="float" office:value="31.3131">
            <text:p>31,3131</text:p>
          </table:table-cell>
          <table:table-cell office:value-type="float" office:value="51.8109">
            <text:p>51,8109</text:p>
          </table:table-cell>
          <table:table-cell table:number-columns-repeated="6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5.7047">
            <text:p>15,7047</text:p>
          </table:table-cell>
          <table:table-cell office:value-type="float" office:value="15.607">
            <text:p>15,607</text:p>
          </table:table-cell>
          <table:table-cell office:value-type="float" office:value="22.7937">
            <text:p>22,7937</text:p>
          </table:table-cell>
          <table:table-cell office:value-type="float" office:value="15.1792">
            <text:p>15,1792</text:p>
          </table:table-cell>
          <table:table-cell office:value-type="float" office:value="9.72506">
            <text:p>9,72506</text:p>
          </table:table-cell>
          <table:table-cell office:value-type="float" office:value="26.755">
            <text:p>26,755</text:p>
          </table:table-cell>
          <table:table-cell office:value-type="float" office:value="18.0225">
            <text:p>18,0225</text:p>
          </table:table-cell>
          <table:table-cell office:value-type="float" office:value="21.0654">
            <text:p>21,0654</text:p>
          </table:table-cell>
          <table:table-cell office:value-type="float" office:value="25.2682">
            <text:p>25,2682</text:p>
          </table:table-cell>
          <table:table-cell office:value-type="float" office:value="36.8563">
            <text:p>36,8563</text:p>
          </table:table-cell>
          <table:table-cell office:value-type="float" office:value="31.3358">
            <text:p>31,3358</text:p>
          </table:table-cell>
          <table:table-cell office:value-type="float" office:value="51.7393">
            <text:p>51,7393</text:p>
          </table:table-cell>
          <table:table-cell table:number-columns-repeated="6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.572">
            <text:p>15,572</text:p>
          </table:table-cell>
          <table:table-cell office:value-type="float" office:value="15.519">
            <text:p>15,519</text:p>
          </table:table-cell>
          <table:table-cell office:value-type="float" office:value="22.7454">
            <text:p>22,7454</text:p>
          </table:table-cell>
          <table:table-cell office:value-type="float" office:value="15.0419">
            <text:p>15,0419</text:p>
          </table:table-cell>
          <table:table-cell office:value-type="float" office:value="9.5705">
            <text:p>9,5705</text:p>
          </table:table-cell>
          <table:table-cell office:value-type="float" office:value="26.2641">
            <text:p>26,2641</text:p>
          </table:table-cell>
          <table:table-cell office:value-type="float" office:value="17.9532">
            <text:p>17,9532</text:p>
          </table:table-cell>
          <table:table-cell office:value-type="float" office:value="20.9745">
            <text:p>20,9745</text:p>
          </table:table-cell>
          <table:table-cell office:value-type="float" office:value="25.0825">
            <text:p>25,0825</text:p>
          </table:table-cell>
          <table:table-cell office:value-type="float" office:value="36.7954">
            <text:p>36,7954</text:p>
          </table:table-cell>
          <table:table-cell office:value-type="float" office:value="31.3301">
            <text:p>31,3301</text:p>
          </table:table-cell>
          <table:table-cell office:value-type="float" office:value="51.8145">
            <text:p>51,8145</text:p>
          </table:table-cell>
          <table:table-cell table:number-columns-repeated="6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5.4845">
            <text:p>15,4845</text:p>
          </table:table-cell>
          <table:table-cell office:value-type="float" office:value="15.3993">
            <text:p>15,3993</text:p>
          </table:table-cell>
          <table:table-cell office:value-type="float" office:value="22.5808">
            <text:p>22,5808</text:p>
          </table:table-cell>
          <table:table-cell office:value-type="float" office:value="13.7109">
            <text:p>13,7109</text:p>
          </table:table-cell>
          <table:table-cell office:value-type="float" office:value="8.76534">
            <text:p>8,76534</text:p>
          </table:table-cell>
          <table:table-cell office:value-type="float" office:value="25.5316">
            <text:p>25,5316</text:p>
          </table:table-cell>
          <table:table-cell office:value-type="float" office:value="17.8243">
            <text:p>17,8243</text:p>
          </table:table-cell>
          <table:table-cell office:value-type="float" office:value="20.8188">
            <text:p>20,8188</text:p>
          </table:table-cell>
          <table:table-cell office:value-type="float" office:value="25.0728">
            <text:p>25,0728</text:p>
          </table:table-cell>
          <table:table-cell office:value-type="float" office:value="36.7297">
            <text:p>36,7297</text:p>
          </table:table-cell>
          <table:table-cell office:value-type="float" office:value="31.1751">
            <text:p>31,1751</text:p>
          </table:table-cell>
          <table:table-cell office:value-type="float" office:value="51.6237">
            <text:p>51,6237</text:p>
          </table:table-cell>
          <table:table-cell table:number-columns-repeated="6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5.4349">
            <text:p>15,4349</text:p>
          </table:table-cell>
          <table:table-cell office:value-type="float" office:value="15.4879">
            <text:p>15,4879</text:p>
          </table:table-cell>
          <table:table-cell office:value-type="float" office:value="22.6796">
            <text:p>22,6796</text:p>
          </table:table-cell>
          <table:table-cell office:value-type="float" office:value="14.9896">
            <text:p>14,9896</text:p>
          </table:table-cell>
          <table:table-cell office:value-type="float" office:value="9.53747">
            <text:p>9,53747</text:p>
          </table:table-cell>
          <table:table-cell office:value-type="float" office:value="26.0211">
            <text:p>26,0211</text:p>
          </table:table-cell>
          <table:table-cell office:value-type="float" office:value="17.8389">
            <text:p>17,8389</text:p>
          </table:table-cell>
          <table:table-cell office:value-type="float" office:value="20.8448">
            <text:p>20,8448</text:p>
          </table:table-cell>
          <table:table-cell office:value-type="float" office:value="25.2454">
            <text:p>25,2454</text:p>
          </table:table-cell>
          <table:table-cell office:value-type="float" office:value="36.7349">
            <text:p>36,7349</text:p>
          </table:table-cell>
          <table:table-cell office:value-type="float" office:value="31.2175">
            <text:p>31,2175</text:p>
          </table:table-cell>
          <table:table-cell office:value-type="float" office:value="51.6469">
            <text:p>51,6469</text:p>
          </table:table-cell>
          <table:table-cell table:number-columns-repeated="6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5.6079">
            <text:p>15,6079</text:p>
          </table:table-cell>
          <table:table-cell office:value-type="float" office:value="15.5962">
            <text:p>15,5962</text:p>
          </table:table-cell>
          <table:table-cell office:value-type="float" office:value="22.6261">
            <text:p>22,6261</text:p>
          </table:table-cell>
          <table:table-cell office:value-type="float" office:value="15.098">
            <text:p>15,098</text:p>
          </table:table-cell>
          <table:table-cell office:value-type="float" office:value="9.61667">
            <text:p>9,61667</text:p>
          </table:table-cell>
          <table:table-cell office:value-type="float" office:value="26.4366">
            <text:p>26,4366</text:p>
          </table:table-cell>
          <table:table-cell office:value-type="float" office:value="17.9069">
            <text:p>17,9069</text:p>
          </table:table-cell>
          <table:table-cell office:value-type="float" office:value="20.94">
            <text:p>20,94</text:p>
          </table:table-cell>
          <table:table-cell office:value-type="float" office:value="25.0236">
            <text:p>25,0236</text:p>
          </table:table-cell>
          <table:table-cell office:value-type="float" office:value="36.7814">
            <text:p>36,7814</text:p>
          </table:table-cell>
          <table:table-cell office:value-type="float" office:value="31.2952">
            <text:p>31,2952</text:p>
          </table:table-cell>
          <table:table-cell office:value-type="float" office:value="51.7226">
            <text:p>51,7226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5.5281">
            <text:p>15,5281</text:p>
          </table:table-cell>
          <table:table-cell office:value-type="float" office:value="15.463">
            <text:p>15,463</text:p>
          </table:table-cell>
          <table:table-cell office:value-type="float" office:value="22.5488">
            <text:p>22,5488</text:p>
          </table:table-cell>
          <table:table-cell office:value-type="float" office:value="14.9739">
            <text:p>14,9739</text:p>
          </table:table-cell>
          <table:table-cell office:value-type="float" office:value="9.54493">
            <text:p>9,54493</text:p>
          </table:table-cell>
          <table:table-cell office:value-type="float" office:value="26.3161">
            <text:p>26,3161</text:p>
          </table:table-cell>
          <table:table-cell office:value-type="float" office:value="17.8539">
            <text:p>17,8539</text:p>
          </table:table-cell>
          <table:table-cell office:value-type="float" office:value="20.834">
            <text:p>20,834</text:p>
          </table:table-cell>
          <table:table-cell office:value-type="float" office:value="24.8818">
            <text:p>24,8818</text:p>
          </table:table-cell>
          <table:table-cell office:value-type="float" office:value="36.7275">
            <text:p>36,7275</text:p>
          </table:table-cell>
          <table:table-cell office:value-type="float" office:value="31.1898">
            <text:p>31,1898</text:p>
          </table:table-cell>
          <table:table-cell office:value-type="float" office:value="51.5972">
            <text:p>51,5972</text:p>
          </table:table-cell>
          <table:table-cell table:number-columns-repeated="6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5.4764">
            <text:p>15,4764</text:p>
          </table:table-cell>
          <table:table-cell office:value-type="float" office:value="15.3518">
            <text:p>15,3518</text:p>
          </table:table-cell>
          <table:table-cell office:value-type="float" office:value="22.5374">
            <text:p>22,5374</text:p>
          </table:table-cell>
          <table:table-cell office:value-type="float" office:value="14.9658">
            <text:p>14,9658</text:p>
          </table:table-cell>
          <table:table-cell office:value-type="float" office:value="9.5792">
            <text:p>9,5792</text:p>
          </table:table-cell>
          <table:table-cell office:value-type="float" office:value="26.315">
            <text:p>26,315</text:p>
          </table:table-cell>
          <table:table-cell office:value-type="float" office:value="17.7804">
            <text:p>17,7804</text:p>
          </table:table-cell>
          <table:table-cell office:value-type="float" office:value="20.7236">
            <text:p>20,7236</text:p>
          </table:table-cell>
          <table:table-cell office:value-type="float" office:value="24.8097">
            <text:p>24,8097</text:p>
          </table:table-cell>
          <table:table-cell office:value-type="float" office:value="36.6991">
            <text:p>36,6991</text:p>
          </table:table-cell>
          <table:table-cell office:value-type="float" office:value="31.1669">
            <text:p>31,1669</text:p>
          </table:table-cell>
          <table:table-cell office:value-type="float" office:value="51.6583">
            <text:p>51,6583</text:p>
          </table:table-cell>
          <table:table-cell table:number-columns-repeated="6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5.4672">
            <text:p>15,4672</text:p>
          </table:table-cell>
          <table:table-cell office:value-type="float" office:value="15.2853">
            <text:p>15,2853</text:p>
          </table:table-cell>
          <table:table-cell office:value-type="float" office:value="22.5988">
            <text:p>22,5988</text:p>
          </table:table-cell>
          <table:table-cell office:value-type="float" office:value="13.5534">
            <text:p>13,5534</text:p>
          </table:table-cell>
          <table:table-cell office:value-type="float" office:value="8.67936">
            <text:p>8,67936</text:p>
          </table:table-cell>
          <table:table-cell office:value-type="float" office:value="25.0085">
            <text:p>25,0085</text:p>
          </table:table-cell>
          <table:table-cell office:value-type="float" office:value="17.7529">
            <text:p>17,7529</text:p>
          </table:table-cell>
          <table:table-cell office:value-type="float" office:value="20.6762">
            <text:p>20,6762</text:p>
          </table:table-cell>
          <table:table-cell office:value-type="float" office:value="24.8148">
            <text:p>24,8148</text:p>
          </table:table-cell>
          <table:table-cell office:value-type="float" office:value="36.6355">
            <text:p>36,6355</text:p>
          </table:table-cell>
          <table:table-cell office:value-type="float" office:value="31.1325">
            <text:p>31,1325</text:p>
          </table:table-cell>
          <table:table-cell office:value-type="float" office:value="51.5235">
            <text:p>51,5235</text:p>
          </table:table-cell>
          <table:table-cell table:number-columns-repeated="6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5.5728">
            <text:p>15,5728</text:p>
          </table:table-cell>
          <table:table-cell office:value-type="float" office:value="15.4997">
            <text:p>15,4997</text:p>
          </table:table-cell>
          <table:table-cell office:value-type="float" office:value="22.7236">
            <text:p>22,7236</text:p>
          </table:table-cell>
          <table:table-cell office:value-type="float" office:value="14.9842">
            <text:p>14,9842</text:p>
          </table:table-cell>
          <table:table-cell office:value-type="float" office:value="9.55197">
            <text:p>9,55197</text:p>
          </table:table-cell>
          <table:table-cell office:value-type="float" office:value="26.0598">
            <text:p>26,0598</text:p>
          </table:table-cell>
          <table:table-cell office:value-type="float" office:value="17.928">
            <text:p>17,928</text:p>
          </table:table-cell>
          <table:table-cell office:value-type="float" office:value="20.9095">
            <text:p>20,9095</text:p>
          </table:table-cell>
          <table:table-cell office:value-type="float" office:value="25.1695">
            <text:p>25,1695</text:p>
          </table:table-cell>
          <table:table-cell office:value-type="float" office:value="36.691">
            <text:p>36,691</text:p>
          </table:table-cell>
          <table:table-cell office:value-type="float" office:value="31.197">
            <text:p>31,197</text:p>
          </table:table-cell>
          <table:table-cell office:value-type="float" office:value="51.6505">
            <text:p>51,6505</text:p>
          </table:table-cell>
          <table:table-cell table:number-columns-repeated="6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5.4711">
            <text:p>15,4711</text:p>
          </table:table-cell>
          <table:table-cell office:value-type="float" office:value="15.432">
            <text:p>15,432</text:p>
          </table:table-cell>
          <table:table-cell office:value-type="float" office:value="22.6419">
            <text:p>22,6419</text:p>
          </table:table-cell>
          <table:table-cell office:value-type="float" office:value="13.642">
            <text:p>13,642</text:p>
          </table:table-cell>
          <table:table-cell office:value-type="float" office:value="8.69744">
            <text:p>8,69744</text:p>
          </table:table-cell>
          <table:table-cell office:value-type="float" office:value="24.9941">
            <text:p>24,9941</text:p>
          </table:table-cell>
          <table:table-cell office:value-type="float" office:value="17.8467">
            <text:p>17,8467</text:p>
          </table:table-cell>
          <table:table-cell office:value-type="float" office:value="20.7389">
            <text:p>20,7389</text:p>
          </table:table-cell>
          <table:table-cell office:value-type="float" office:value="24.8919">
            <text:p>24,8919</text:p>
          </table:table-cell>
          <table:table-cell office:value-type="float" office:value="36.6802">
            <text:p>36,6802</text:p>
          </table:table-cell>
          <table:table-cell office:value-type="float" office:value="31.1509">
            <text:p>31,1509</text:p>
          </table:table-cell>
          <table:table-cell office:value-type="float" office:value="51.6248">
            <text:p>51,6248</text:p>
          </table:table-cell>
          <table:table-cell table:number-columns-repeated="6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5.5318">
            <text:p>15,5318</text:p>
          </table:table-cell>
          <table:table-cell office:value-type="float" office:value="15.5001">
            <text:p>15,5001</text:p>
          </table:table-cell>
          <table:table-cell office:value-type="float" office:value="22.7608">
            <text:p>22,7608</text:p>
          </table:table-cell>
          <table:table-cell office:value-type="float" office:value="15.0865">
            <text:p>15,0865</text:p>
          </table:table-cell>
          <table:table-cell office:value-type="float" office:value="9.60691">
            <text:p>9,60691</text:p>
          </table:table-cell>
          <table:table-cell office:value-type="float" office:value="26.538">
            <text:p>26,538</text:p>
          </table:table-cell>
          <table:table-cell office:value-type="float" office:value="17.8564">
            <text:p>17,8564</text:p>
          </table:table-cell>
          <table:table-cell office:value-type="float" office:value="20.8699">
            <text:p>20,8699</text:p>
          </table:table-cell>
          <table:table-cell office:value-type="float" office:value="25.0501">
            <text:p>25,0501</text:p>
          </table:table-cell>
          <table:table-cell office:value-type="float" office:value="36.7604">
            <text:p>36,7604</text:p>
          </table:table-cell>
          <table:table-cell office:value-type="float" office:value="31.2375">
            <text:p>31,2375</text:p>
          </table:table-cell>
          <table:table-cell office:value-type="float" office:value="51.6233">
            <text:p>51,6233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5.6797">
            <text:p>15,6797</text:p>
          </table:table-cell>
          <table:table-cell office:value-type="float" office:value="15.5204">
            <text:p>15,5204</text:p>
          </table:table-cell>
          <table:table-cell office:value-type="float" office:value="22.7604">
            <text:p>22,7604</text:p>
          </table:table-cell>
          <table:table-cell office:value-type="float" office:value="15.1179">
            <text:p>15,1179</text:p>
          </table:table-cell>
          <table:table-cell office:value-type="float" office:value="9.63155">
            <text:p>9,63155</text:p>
          </table:table-cell>
          <table:table-cell office:value-type="float" office:value="26.8885">
            <text:p>26,8885</text:p>
          </table:table-cell>
          <table:table-cell office:value-type="float" office:value="17.9694">
            <text:p>17,9694</text:p>
          </table:table-cell>
          <table:table-cell office:value-type="float" office:value="20.9334">
            <text:p>20,9334</text:p>
          </table:table-cell>
          <table:table-cell office:value-type="float" office:value="24.9987">
            <text:p>24,9987</text:p>
          </table:table-cell>
          <table:table-cell office:value-type="float" office:value="36.779">
            <text:p>36,779</text:p>
          </table:table-cell>
          <table:table-cell office:value-type="float" office:value="31.3162">
            <text:p>31,3162</text:p>
          </table:table-cell>
          <table:table-cell office:value-type="float" office:value="51.7222">
            <text:p>51,7222</text:p>
          </table:table-cell>
          <table:table-cell table:number-columns-repeated="6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5.679">
            <text:p>15,679</text:p>
          </table:table-cell>
          <table:table-cell office:value-type="float" office:value="15.523">
            <text:p>15,523</text:p>
          </table:table-cell>
          <table:table-cell office:value-type="float" office:value="22.9221">
            <text:p>22,9221</text:p>
          </table:table-cell>
          <table:table-cell office:value-type="float" office:value="14.4443">
            <text:p>14,4443</text:p>
          </table:table-cell>
          <table:table-cell office:value-type="float" office:value="9.1975">
            <text:p>9,1975</text:p>
          </table:table-cell>
          <table:table-cell office:value-type="float" office:value="25.2497">
            <text:p>25,2497</text:p>
          </table:table-cell>
          <table:table-cell office:value-type="float" office:value="18.0322">
            <text:p>18,0322</text:p>
          </table:table-cell>
          <table:table-cell office:value-type="float" office:value="20.9132">
            <text:p>20,9132</text:p>
          </table:table-cell>
          <table:table-cell office:value-type="float" office:value="25.199">
            <text:p>25,199</text:p>
          </table:table-cell>
          <table:table-cell office:value-type="float" office:value="36.8199">
            <text:p>36,8199</text:p>
          </table:table-cell>
          <table:table-cell office:value-type="float" office:value="31.2534">
            <text:p>31,2534</text:p>
          </table:table-cell>
          <table:table-cell office:value-type="float" office:value="51.7132">
            <text:p>51,7132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5.6304">
            <text:p>15,6304</text:p>
          </table:table-cell>
          <table:table-cell office:value-type="float" office:value="15.5339">
            <text:p>15,5339</text:p>
          </table:table-cell>
          <table:table-cell office:value-type="float" office:value="22.923">
            <text:p>22,923</text:p>
          </table:table-cell>
          <table:table-cell office:value-type="float" office:value="15.0568">
            <text:p>15,0568</text:p>
          </table:table-cell>
          <table:table-cell office:value-type="float" office:value="9.59824">
            <text:p>9,59824</text:p>
          </table:table-cell>
          <table:table-cell office:value-type="float" office:value="26.1553">
            <text:p>26,1553</text:p>
          </table:table-cell>
          <table:table-cell office:value-type="float" office:value="17.9579">
            <text:p>17,9579</text:p>
          </table:table-cell>
          <table:table-cell office:value-type="float" office:value="20.9934">
            <text:p>20,9934</text:p>
          </table:table-cell>
          <table:table-cell office:value-type="float" office:value="25.0645">
            <text:p>25,0645</text:p>
          </table:table-cell>
          <table:table-cell office:value-type="float" office:value="36.7289">
            <text:p>36,7289</text:p>
          </table:table-cell>
          <table:table-cell office:value-type="float" office:value="31.2393">
            <text:p>31,2393</text:p>
          </table:table-cell>
          <table:table-cell office:value-type="float" office:value="51.6119">
            <text:p>51,6119</text:p>
          </table:table-cell>
          <table:table-cell table:number-columns-repeated="6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5.6032">
            <text:p>15,6032</text:p>
          </table:table-cell>
          <table:table-cell office:value-type="float" office:value="15.4416">
            <text:p>15,4416</text:p>
          </table:table-cell>
          <table:table-cell office:value-type="float" office:value="22.6764">
            <text:p>22,6764</text:p>
          </table:table-cell>
          <table:table-cell office:value-type="float" office:value="15.1187">
            <text:p>15,1187</text:p>
          </table:table-cell>
          <table:table-cell office:value-type="float" office:value="9.62109">
            <text:p>9,62109</text:p>
          </table:table-cell>
          <table:table-cell office:value-type="float" office:value="26.4148">
            <text:p>26,4148</text:p>
          </table:table-cell>
          <table:table-cell office:value-type="float" office:value="17.9391">
            <text:p>17,9391</text:p>
          </table:table-cell>
          <table:table-cell office:value-type="float" office:value="20.9096">
            <text:p>20,9096</text:p>
          </table:table-cell>
          <table:table-cell office:value-type="float" office:value="24.9335">
            <text:p>24,9335</text:p>
          </table:table-cell>
          <table:table-cell office:value-type="float" office:value="36.7818">
            <text:p>36,7818</text:p>
          </table:table-cell>
          <table:table-cell office:value-type="float" office:value="31.2407">
            <text:p>31,2407</text:p>
          </table:table-cell>
          <table:table-cell office:value-type="float" office:value="51.6563">
            <text:p>51,6563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5.6486">
            <text:p>15,6486</text:p>
          </table:table-cell>
          <table:table-cell office:value-type="float" office:value="15.543">
            <text:p>15,543</text:p>
          </table:table-cell>
          <table:table-cell office:value-type="float" office:value="22.8362">
            <text:p>22,8362</text:p>
          </table:table-cell>
          <table:table-cell office:value-type="float" office:value="15.1191">
            <text:p>15,1191</text:p>
          </table:table-cell>
          <table:table-cell office:value-type="float" office:value="9.70106">
            <text:p>9,70106</text:p>
          </table:table-cell>
          <table:table-cell office:value-type="float" office:value="26.573">
            <text:p>26,573</text:p>
          </table:table-cell>
          <table:table-cell office:value-type="float" office:value="18.0046">
            <text:p>18,0046</text:p>
          </table:table-cell>
          <table:table-cell office:value-type="float" office:value="20.9842">
            <text:p>20,9842</text:p>
          </table:table-cell>
          <table:table-cell office:value-type="float" office:value="25.0383">
            <text:p>25,0383</text:p>
          </table:table-cell>
          <table:table-cell office:value-type="float" office:value="36.7581">
            <text:p>36,7581</text:p>
          </table:table-cell>
          <table:table-cell office:value-type="float" office:value="31.265">
            <text:p>31,265</text:p>
          </table:table-cell>
          <table:table-cell office:value-type="float" office:value="51.7119">
            <text:p>51,7119</text:p>
          </table:table-cell>
          <table:table-cell table:number-columns-repeated="6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5.6865">
            <text:p>15,6865</text:p>
          </table:table-cell>
          <table:table-cell office:value-type="float" office:value="15.6224">
            <text:p>15,6224</text:p>
          </table:table-cell>
          <table:table-cell office:value-type="float" office:value="22.7909">
            <text:p>22,7909</text:p>
          </table:table-cell>
          <table:table-cell office:value-type="float" office:value="15.1133">
            <text:p>15,1133</text:p>
          </table:table-cell>
          <table:table-cell office:value-type="float" office:value="9.60819">
            <text:p>9,60819</text:p>
          </table:table-cell>
          <table:table-cell office:value-type="float" office:value="26.2396">
            <text:p>26,2396</text:p>
          </table:table-cell>
          <table:table-cell office:value-type="float" office:value="18.0354">
            <text:p>18,0354</text:p>
          </table:table-cell>
          <table:table-cell office:value-type="float" office:value="20.9879">
            <text:p>20,9879</text:p>
          </table:table-cell>
          <table:table-cell office:value-type="float" office:value="25.0843">
            <text:p>25,0843</text:p>
          </table:table-cell>
          <table:table-cell office:value-type="float" office:value="36.8078">
            <text:p>36,8078</text:p>
          </table:table-cell>
          <table:table-cell office:value-type="float" office:value="31.2753">
            <text:p>31,2753</text:p>
          </table:table-cell>
          <table:table-cell office:value-type="float" office:value="51.7644">
            <text:p>51,7644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5.4214">
            <text:p>15,4214</text:p>
          </table:table-cell>
          <table:table-cell office:value-type="float" office:value="15.1809">
            <text:p>15,1809</text:p>
          </table:table-cell>
          <table:table-cell office:value-type="float" office:value="22.294">
            <text:p>22,294</text:p>
          </table:table-cell>
          <table:table-cell office:value-type="float" office:value="14.2612">
            <text:p>14,2612</text:p>
          </table:table-cell>
          <table:table-cell office:value-type="float" office:value="9.04646">
            <text:p>9,04646</text:p>
          </table:table-cell>
          <table:table-cell office:value-type="float" office:value="26.6504">
            <text:p>26,6504</text:p>
          </table:table-cell>
          <table:table-cell office:value-type="float" office:value="17.4528">
            <text:p>17,4528</text:p>
          </table:table-cell>
          <table:table-cell office:value-type="float" office:value="20.1858">
            <text:p>20,1858</text:p>
          </table:table-cell>
          <table:table-cell office:value-type="float" office:value="24.5078">
            <text:p>24,5078</text:p>
          </table:table-cell>
          <table:table-cell office:value-type="float" office:value="37.0837">
            <text:p>37,0837</text:p>
          </table:table-cell>
          <table:table-cell office:value-type="float" office:value="31.4156">
            <text:p>31,4156</text:p>
          </table:table-cell>
          <table:table-cell office:value-type="float" office:value="52.1697">
            <text:p>52,1697</text:p>
          </table:table-cell>
          <table:table-cell table:number-columns-repeated="6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5.4049">
            <text:p>15,4049</text:p>
          </table:table-cell>
          <table:table-cell office:value-type="float" office:value="15.3172">
            <text:p>15,3172</text:p>
          </table:table-cell>
          <table:table-cell office:value-type="float" office:value="22.1429">
            <text:p>22,1429</text:p>
          </table:table-cell>
          <table:table-cell office:value-type="float" office:value="14.2957">
            <text:p>14,2957</text:p>
          </table:table-cell>
          <table:table-cell office:value-type="float" office:value="9.14499">
            <text:p>9,14499</text:p>
          </table:table-cell>
          <table:table-cell office:value-type="float" office:value="27.2434">
            <text:p>27,2434</text:p>
          </table:table-cell>
          <table:table-cell office:value-type="float" office:value="17.3882">
            <text:p>17,3882</text:p>
          </table:table-cell>
          <table:table-cell office:value-type="float" office:value="20.2759">
            <text:p>20,2759</text:p>
          </table:table-cell>
          <table:table-cell office:value-type="float" office:value="24.3379">
            <text:p>24,3379</text:p>
          </table:table-cell>
          <table:table-cell office:value-type="float" office:value="37.0742">
            <text:p>37,0742</text:p>
          </table:table-cell>
          <table:table-cell office:value-type="float" office:value="31.4831">
            <text:p>31,4831</text:p>
          </table:table-cell>
          <table:table-cell office:value-type="float" office:value="52.2454">
            <text:p>52,2454</text:p>
          </table:table-cell>
          <table:table-cell table:number-columns-repeated="6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5.5093">
            <text:p>15,5093</text:p>
          </table:table-cell>
          <table:table-cell office:value-type="float" office:value="15.4414">
            <text:p>15,4414</text:p>
          </table:table-cell>
          <table:table-cell office:value-type="float" office:value="22.3213">
            <text:p>22,3213</text:p>
          </table:table-cell>
          <table:table-cell office:value-type="float" office:value="14.3679">
            <text:p>14,3679</text:p>
          </table:table-cell>
          <table:table-cell office:value-type="float" office:value="9.23914">
            <text:p>9,23914</text:p>
          </table:table-cell>
          <table:table-cell office:value-type="float" office:value="27.2873">
            <text:p>27,2873</text:p>
          </table:table-cell>
          <table:table-cell office:value-type="float" office:value="17.5461">
            <text:p>17,5461</text:p>
          </table:table-cell>
          <table:table-cell office:value-type="float" office:value="20.4364">
            <text:p>20,4364</text:p>
          </table:table-cell>
          <table:table-cell office:value-type="float" office:value="24.6685">
            <text:p>24,6685</text:p>
          </table:table-cell>
          <table:table-cell office:value-type="float" office:value="37.1038">
            <text:p>37,1038</text:p>
          </table:table-cell>
          <table:table-cell office:value-type="float" office:value="31.6978">
            <text:p>31,6978</text:p>
          </table:table-cell>
          <table:table-cell office:value-type="float" office:value="52.3247">
            <text:p>52,3247</text:p>
          </table:table-cell>
          <table:table-cell table:number-columns-repeated="6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5.5199">
            <text:p>15,5199</text:p>
          </table:table-cell>
          <table:table-cell office:value-type="float" office:value="15.4717">
            <text:p>15,4717</text:p>
          </table:table-cell>
          <table:table-cell office:value-type="float" office:value="22.3674">
            <text:p>22,3674</text:p>
          </table:table-cell>
          <table:table-cell office:value-type="float" office:value="15.6277">
            <text:p>15,6277</text:p>
          </table:table-cell>
          <table:table-cell office:value-type="float" office:value="9.95024">
            <text:p>9,95024</text:p>
          </table:table-cell>
          <table:table-cell office:value-type="float" office:value="28.4008">
            <text:p>28,4008</text:p>
          </table:table-cell>
          <table:table-cell office:value-type="float" office:value="17.5752">
            <text:p>17,5752</text:p>
          </table:table-cell>
          <table:table-cell office:value-type="float" office:value="20.473">
            <text:p>20,473</text:p>
          </table:table-cell>
          <table:table-cell office:value-type="float" office:value="24.6191">
            <text:p>24,6191</text:p>
          </table:table-cell>
          <table:table-cell office:value-type="float" office:value="37.1906">
            <text:p>37,1906</text:p>
          </table:table-cell>
          <table:table-cell office:value-type="float" office:value="31.549">
            <text:p>31,549</text:p>
          </table:table-cell>
          <table:table-cell office:value-type="float" office:value="52.2821">
            <text:p>52,2821</text:p>
          </table:table-cell>
          <table:table-cell table:number-columns-repeated="6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5.4887">
            <text:p>15,4887</text:p>
          </table:table-cell>
          <table:table-cell office:value-type="float" office:value="15.3914">
            <text:p>15,3914</text:p>
          </table:table-cell>
          <table:table-cell office:value-type="float" office:value="22.4586">
            <text:p>22,4586</text:p>
          </table:table-cell>
          <table:table-cell office:value-type="float" office:value="14.3805">
            <text:p>14,3805</text:p>
          </table:table-cell>
          <table:table-cell office:value-type="float" office:value="9.12451">
            <text:p>9,12451</text:p>
          </table:table-cell>
          <table:table-cell office:value-type="float" office:value="27.1841">
            <text:p>27,1841</text:p>
          </table:table-cell>
          <table:table-cell office:value-type="float" office:value="17.5094">
            <text:p>17,5094</text:p>
          </table:table-cell>
          <table:table-cell office:value-type="float" office:value="20.3658">
            <text:p>20,3658</text:p>
          </table:table-cell>
          <table:table-cell office:value-type="float" office:value="24.5931">
            <text:p>24,5931</text:p>
          </table:table-cell>
          <table:table-cell office:value-type="float" office:value="37.0507">
            <text:p>37,0507</text:p>
          </table:table-cell>
          <table:table-cell office:value-type="float" office:value="31.5754">
            <text:p>31,5754</text:p>
          </table:table-cell>
          <table:table-cell office:value-type="float" office:value="52.1636">
            <text:p>52,1636</text:p>
          </table:table-cell>
          <table:table-cell table:number-columns-repeated="6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.506">
            <text:p>15,506</text:p>
          </table:table-cell>
          <table:table-cell office:value-type="float" office:value="15.4112">
            <text:p>15,4112</text:p>
          </table:table-cell>
          <table:table-cell office:value-type="float" office:value="22.2804">
            <text:p>22,2804</text:p>
          </table:table-cell>
          <table:table-cell office:value-type="float" office:value="14.2682">
            <text:p>14,2682</text:p>
          </table:table-cell>
          <table:table-cell office:value-type="float" office:value="9.11245">
            <text:p>9,11245</text:p>
          </table:table-cell>
          <table:table-cell office:value-type="float" office:value="27.203">
            <text:p>27,203</text:p>
          </table:table-cell>
          <table:table-cell office:value-type="float" office:value="17.5858">
            <text:p>17,5858</text:p>
          </table:table-cell>
          <table:table-cell office:value-type="float" office:value="20.4161">
            <text:p>20,4161</text:p>
          </table:table-cell>
          <table:table-cell office:value-type="float" office:value="24.4812">
            <text:p>24,4812</text:p>
          </table:table-cell>
          <table:table-cell office:value-type="float" office:value="37.0243">
            <text:p>37,0243</text:p>
          </table:table-cell>
          <table:table-cell office:value-type="float" office:value="31.5682">
            <text:p>31,5682</text:p>
          </table:table-cell>
          <table:table-cell office:value-type="float" office:value="52.2653">
            <text:p>52,2653</text:p>
          </table:table-cell>
          <table:table-cell table:number-columns-repeated="6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5.5033">
            <text:p>15,5033</text:p>
          </table:table-cell>
          <table:table-cell office:value-type="float" office:value="15.3998">
            <text:p>15,3998</text:p>
          </table:table-cell>
          <table:table-cell office:value-type="float" office:value="22.2857">
            <text:p>22,2857</text:p>
          </table:table-cell>
          <table:table-cell office:value-type="float" office:value="15.6011">
            <text:p>15,6011</text:p>
          </table:table-cell>
          <table:table-cell office:value-type="float" office:value="10.0188">
            <text:p>10,0188</text:p>
          </table:table-cell>
          <table:table-cell office:value-type="float" office:value="28.5486">
            <text:p>28,5486</text:p>
          </table:table-cell>
          <table:table-cell office:value-type="float" office:value="17.5471">
            <text:p>17,5471</text:p>
          </table:table-cell>
          <table:table-cell office:value-type="float" office:value="20.4497">
            <text:p>20,4497</text:p>
          </table:table-cell>
          <table:table-cell office:value-type="float" office:value="24.4828">
            <text:p>24,4828</text:p>
          </table:table-cell>
          <table:table-cell office:value-type="float" office:value="37.0908">
            <text:p>37,0908</text:p>
          </table:table-cell>
          <table:table-cell office:value-type="float" office:value="31.5109">
            <text:p>31,5109</text:p>
          </table:table-cell>
          <table:table-cell office:value-type="float" office:value="52.2257">
            <text:p>52,2257</text:p>
          </table:table-cell>
          <table:table-cell table:number-columns-repeated="6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5.5132">
            <text:p>15,5132</text:p>
          </table:table-cell>
          <table:table-cell office:value-type="float" office:value="15.3854">
            <text:p>15,3854</text:p>
          </table:table-cell>
          <table:table-cell office:value-type="float" office:value="22.2527">
            <text:p>22,2527</text:p>
          </table:table-cell>
          <table:table-cell office:value-type="float" office:value="15.7705">
            <text:p>15,7705</text:p>
          </table:table-cell>
          <table:table-cell office:value-type="float" office:value="10.1119">
            <text:p>10,1119</text:p>
          </table:table-cell>
          <table:table-cell office:value-type="float" office:value="29.2304">
            <text:p>29,2304</text:p>
          </table:table-cell>
          <table:table-cell office:value-type="float" office:value="17.5488">
            <text:p>17,5488</text:p>
          </table:table-cell>
          <table:table-cell office:value-type="float" office:value="20.4053">
            <text:p>20,4053</text:p>
          </table:table-cell>
          <table:table-cell office:value-type="float" office:value="24.546">
            <text:p>24,546</text:p>
          </table:table-cell>
          <table:table-cell office:value-type="float" office:value="37.1556">
            <text:p>37,1556</text:p>
          </table:table-cell>
          <table:table-cell office:value-type="float" office:value="31.6559">
            <text:p>31,6559</text:p>
          </table:table-cell>
          <table:table-cell office:value-type="float" office:value="52.3347">
            <text:p>52,3347</text:p>
          </table:table-cell>
          <table:table-cell table:number-columns-repeated="6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5.6462">
            <text:p>15,6462</text:p>
          </table:table-cell>
          <table:table-cell office:value-type="float" office:value="15.559">
            <text:p>15,559</text:p>
          </table:table-cell>
          <table:table-cell office:value-type="float" office:value="22.6212">
            <text:p>22,6212</text:p>
          </table:table-cell>
          <table:table-cell office:value-type="float" office:value="14.7108">
            <text:p>14,7108</text:p>
          </table:table-cell>
          <table:table-cell office:value-type="float" office:value="9.35414">
            <text:p>9,35414</text:p>
          </table:table-cell>
          <table:table-cell office:value-type="float" office:value="28.3484">
            <text:p>28,3484</text:p>
          </table:table-cell>
          <table:table-cell office:value-type="float" office:value="17.7806">
            <text:p>17,7806</text:p>
          </table:table-cell>
          <table:table-cell office:value-type="float" office:value="20.5817">
            <text:p>20,5817</text:p>
          </table:table-cell>
          <table:table-cell office:value-type="float" office:value="24.7868">
            <text:p>24,7868</text:p>
          </table:table-cell>
          <table:table-cell office:value-type="float" office:value="37.2734">
            <text:p>37,2734</text:p>
          </table:table-cell>
          <table:table-cell office:value-type="float" office:value="31.762">
            <text:p>31,762</text:p>
          </table:table-cell>
          <table:table-cell office:value-type="float" office:value="52.5189">
            <text:p>52,5189</text:p>
          </table:table-cell>
          <table:table-cell table:number-columns-repeated="6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5.6123">
            <text:p>15,6123</text:p>
          </table:table-cell>
          <table:table-cell office:value-type="float" office:value="15.4668">
            <text:p>15,4668</text:p>
          </table:table-cell>
          <table:table-cell office:value-type="float" office:value="22.3094">
            <text:p>22,3094</text:p>
          </table:table-cell>
          <table:table-cell office:value-type="float" office:value="14.7927">
            <text:p>14,7927</text:p>
          </table:table-cell>
          <table:table-cell office:value-type="float" office:value="9.40858">
            <text:p>9,40858</text:p>
          </table:table-cell>
          <table:table-cell office:value-type="float" office:value="28.8767">
            <text:p>28,8767</text:p>
          </table:table-cell>
          <table:table-cell office:value-type="float" office:value="17.5836">
            <text:p>17,5836</text:p>
          </table:table-cell>
          <table:table-cell office:value-type="float" office:value="20.3186">
            <text:p>20,3186</text:p>
          </table:table-cell>
          <table:table-cell office:value-type="float" office:value="24.5836">
            <text:p>24,5836</text:p>
          </table:table-cell>
          <table:table-cell office:value-type="float" office:value="37.2339">
            <text:p>37,2339</text:p>
          </table:table-cell>
          <table:table-cell office:value-type="float" office:value="31.6393">
            <text:p>31,6393</text:p>
          </table:table-cell>
          <table:table-cell office:value-type="float" office:value="52.4039">
            <text:p>52,4039</text:p>
          </table:table-cell>
          <table:table-cell table:number-columns-repeated="6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5.5803">
            <text:p>15,5803</text:p>
          </table:table-cell>
          <table:table-cell office:value-type="float" office:value="15.3983">
            <text:p>15,3983</text:p>
          </table:table-cell>
          <table:table-cell office:value-type="float" office:value="22.2868">
            <text:p>22,2868</text:p>
          </table:table-cell>
          <table:table-cell office:value-type="float" office:value="15.7007">
            <text:p>15,7007</text:p>
          </table:table-cell>
          <table:table-cell office:value-type="float" office:value="10.0977">
            <text:p>10,0977</text:p>
          </table:table-cell>
          <table:table-cell office:value-type="float" office:value="29.2992">
            <text:p>29,2992</text:p>
          </table:table-cell>
          <table:table-cell office:value-type="float" office:value="17.5246">
            <text:p>17,5246</text:p>
          </table:table-cell>
          <table:table-cell office:value-type="float" office:value="20.3092">
            <text:p>20,3092</text:p>
          </table:table-cell>
          <table:table-cell office:value-type="float" office:value="24.4793">
            <text:p>24,4793</text:p>
          </table:table-cell>
          <table:table-cell office:value-type="float" office:value="37.1787">
            <text:p>37,1787</text:p>
          </table:table-cell>
          <table:table-cell office:value-type="float" office:value="31.6373">
            <text:p>31,6373</text:p>
          </table:table-cell>
          <table:table-cell office:value-type="float" office:value="52.3895">
            <text:p>52,3895</text:p>
          </table:table-cell>
          <table:table-cell table:number-columns-repeated="6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5.6447">
            <text:p>15,6447</text:p>
          </table:table-cell>
          <table:table-cell office:value-type="float" office:value="15.4838">
            <text:p>15,4838</text:p>
          </table:table-cell>
          <table:table-cell office:value-type="float" office:value="22.6677">
            <text:p>22,6677</text:p>
          </table:table-cell>
          <table:table-cell office:value-type="float" office:value="15.7516">
            <text:p>15,7516</text:p>
          </table:table-cell>
          <table:table-cell office:value-type="float" office:value="10.135">
            <text:p>10,135</text:p>
          </table:table-cell>
          <table:table-cell office:value-type="float" office:value="29.5406">
            <text:p>29,5406</text:p>
          </table:table-cell>
          <table:table-cell office:value-type="float" office:value="17.6664">
            <text:p>17,6664</text:p>
          </table:table-cell>
          <table:table-cell office:value-type="float" office:value="20.429">
            <text:p>20,429</text:p>
          </table:table-cell>
          <table:table-cell office:value-type="float" office:value="24.6605">
            <text:p>24,6605</text:p>
          </table:table-cell>
          <table:table-cell office:value-type="float" office:value="37.2058">
            <text:p>37,2058</text:p>
          </table:table-cell>
          <table:table-cell office:value-type="float" office:value="31.6859">
            <text:p>31,6859</text:p>
          </table:table-cell>
          <table:table-cell office:value-type="float" office:value="52.4335">
            <text:p>52,4335</text:p>
          </table:table-cell>
          <table:table-cell table:number-columns-repeated="6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5.6677">
            <text:p>15,6677</text:p>
          </table:table-cell>
          <table:table-cell office:value-type="float" office:value="15.5294">
            <text:p>15,5294</text:p>
          </table:table-cell>
          <table:table-cell office:value-type="float" office:value="22.5541">
            <text:p>22,5541</text:p>
          </table:table-cell>
          <table:table-cell office:value-type="float" office:value="14.5943">
            <text:p>14,5943</text:p>
          </table:table-cell>
          <table:table-cell office:value-type="float" office:value="9.32426">
            <text:p>9,32426</text:p>
          </table:table-cell>
          <table:table-cell office:value-type="float" office:value="28.3937">
            <text:p>28,3937</text:p>
          </table:table-cell>
          <table:table-cell office:value-type="float" office:value="17.7747">
            <text:p>17,7747</text:p>
          </table:table-cell>
          <table:table-cell office:value-type="float" office:value="20.6389">
            <text:p>20,6389</text:p>
          </table:table-cell>
          <table:table-cell office:value-type="float" office:value="24.7632">
            <text:p>24,7632</text:p>
          </table:table-cell>
          <table:table-cell office:value-type="float" office:value="37.2114">
            <text:p>37,2114</text:p>
          </table:table-cell>
          <table:table-cell office:value-type="float" office:value="31.7164">
            <text:p>31,7164</text:p>
          </table:table-cell>
          <table:table-cell office:value-type="float" office:value="52.4265">
            <text:p>52,4265</text:p>
          </table:table-cell>
          <table:table-cell table:number-columns-repeated="6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5.6228">
            <text:p>15,6228</text:p>
          </table:table-cell>
          <table:table-cell office:value-type="float" office:value="15.3911">
            <text:p>15,3911</text:p>
          </table:table-cell>
          <table:table-cell office:value-type="float" office:value="22.5623">
            <text:p>22,5623</text:p>
          </table:table-cell>
          <table:table-cell office:value-type="float" office:value="14.3474">
            <text:p>14,3474</text:p>
          </table:table-cell>
          <table:table-cell office:value-type="float" office:value="9.27606">
            <text:p>9,27606</text:p>
          </table:table-cell>
          <table:table-cell office:value-type="float" office:value="27.9842">
            <text:p>27,9842</text:p>
          </table:table-cell>
          <table:table-cell office:value-type="float" office:value="17.6254">
            <text:p>17,6254</text:p>
          </table:table-cell>
          <table:table-cell office:value-type="float" office:value="20.5819">
            <text:p>20,5819</text:p>
          </table:table-cell>
          <table:table-cell office:value-type="float" office:value="24.612">
            <text:p>24,612</text:p>
          </table:table-cell>
          <table:table-cell office:value-type="float" office:value="37.1848">
            <text:p>37,1848</text:p>
          </table:table-cell>
          <table:table-cell office:value-type="float" office:value="31.6449">
            <text:p>31,6449</text:p>
          </table:table-cell>
          <table:table-cell office:value-type="float" office:value="52.4484">
            <text:p>52,4484</text:p>
          </table:table-cell>
          <table:table-cell table:number-columns-repeated="6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5.6954">
            <text:p>15,6954</text:p>
          </table:table-cell>
          <table:table-cell office:value-type="float" office:value="15.577">
            <text:p>15,577</text:p>
          </table:table-cell>
          <table:table-cell office:value-type="float" office:value="22.6012">
            <text:p>22,6012</text:p>
          </table:table-cell>
          <table:table-cell office:value-type="float" office:value="15.5647">
            <text:p>15,5647</text:p>
          </table:table-cell>
          <table:table-cell office:value-type="float" office:value="10.0132">
            <text:p>10,0132</text:p>
          </table:table-cell>
          <table:table-cell office:value-type="float" office:value="29.3265">
            <text:p>29,3265</text:p>
          </table:table-cell>
          <table:table-cell office:value-type="float" office:value="17.8018">
            <text:p>17,8018</text:p>
          </table:table-cell>
          <table:table-cell office:value-type="float" office:value="20.6498">
            <text:p>20,6498</text:p>
          </table:table-cell>
          <table:table-cell office:value-type="float" office:value="24.6147">
            <text:p>24,6147</text:p>
          </table:table-cell>
          <table:table-cell office:value-type="float" office:value="37.2117">
            <text:p>37,2117</text:p>
          </table:table-cell>
          <table:table-cell office:value-type="float" office:value="31.7369">
            <text:p>31,7369</text:p>
          </table:table-cell>
          <table:table-cell office:value-type="float" office:value="52.4935">
            <text:p>52,4935</text:p>
          </table:table-cell>
          <table:table-cell table:number-columns-repeated="6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5.6184">
            <text:p>15,6184</text:p>
          </table:table-cell>
          <table:table-cell office:value-type="float" office:value="15.4695">
            <text:p>15,4695</text:p>
          </table:table-cell>
          <table:table-cell office:value-type="float" office:value="22.5329">
            <text:p>22,5329</text:p>
          </table:table-cell>
          <table:table-cell office:value-type="float" office:value="16.0207">
            <text:p>16,0207</text:p>
          </table:table-cell>
          <table:table-cell office:value-type="float" office:value="10.2878">
            <text:p>10,2878</text:p>
          </table:table-cell>
          <table:table-cell office:value-type="float" office:value="29.8092">
            <text:p>29,8092</text:p>
          </table:table-cell>
          <table:table-cell office:value-type="float" office:value="17.6999">
            <text:p>17,6999</text:p>
          </table:table-cell>
          <table:table-cell office:value-type="float" office:value="20.6186">
            <text:p>20,6186</text:p>
          </table:table-cell>
          <table:table-cell office:value-type="float" office:value="24.6754">
            <text:p>24,6754</text:p>
          </table:table-cell>
          <table:table-cell office:value-type="float" office:value="37.2235">
            <text:p>37,2235</text:p>
          </table:table-cell>
          <table:table-cell office:value-type="float" office:value="31.6945">
            <text:p>31,6945</text:p>
          </table:table-cell>
          <table:table-cell office:value-type="float" office:value="52.4012">
            <text:p>52,4012</text:p>
          </table:table-cell>
          <table:table-cell table:number-columns-repeated="6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5.7274">
            <text:p>15,7274</text:p>
          </table:table-cell>
          <table:table-cell office:value-type="float" office:value="15.5165">
            <text:p>15,5165</text:p>
          </table:table-cell>
          <table:table-cell office:value-type="float" office:value="22.5663">
            <text:p>22,5663</text:p>
          </table:table-cell>
          <table:table-cell office:value-type="float" office:value="14.6333">
            <text:p>14,6333</text:p>
          </table:table-cell>
          <table:table-cell office:value-type="float" office:value="9.40173">
            <text:p>9,40173</text:p>
          </table:table-cell>
          <table:table-cell office:value-type="float" office:value="28.6781">
            <text:p>28,6781</text:p>
          </table:table-cell>
          <table:table-cell office:value-type="float" office:value="17.6828">
            <text:p>17,6828</text:p>
          </table:table-cell>
          <table:table-cell office:value-type="float" office:value="20.5914">
            <text:p>20,5914</text:p>
          </table:table-cell>
          <table:table-cell office:value-type="float" office:value="24.7359">
            <text:p>24,7359</text:p>
          </table:table-cell>
          <table:table-cell office:value-type="float" office:value="37.2347">
            <text:p>37,2347</text:p>
          </table:table-cell>
          <table:table-cell office:value-type="float" office:value="31.6864">
            <text:p>31,6864</text:p>
          </table:table-cell>
          <table:table-cell office:value-type="float" office:value="52.4183">
            <text:p>52,4183</text:p>
          </table:table-cell>
          <table:table-cell table:number-columns-repeated="6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5.7624">
            <text:p>15,7624</text:p>
          </table:table-cell>
          <table:table-cell office:value-type="float" office:value="15.7339">
            <text:p>15,7339</text:p>
          </table:table-cell>
          <table:table-cell office:value-type="float" office:value="22.5475">
            <text:p>22,5475</text:p>
          </table:table-cell>
          <table:table-cell office:value-type="float" office:value="16.0694">
            <text:p>16,0694</text:p>
          </table:table-cell>
          <table:table-cell office:value-type="float" office:value="10.3484">
            <text:p>10,3484</text:p>
          </table:table-cell>
          <table:table-cell office:value-type="float" office:value="30.2944">
            <text:p>30,2944</text:p>
          </table:table-cell>
          <table:table-cell office:value-type="float" office:value="17.9041">
            <text:p>17,9041</text:p>
          </table:table-cell>
          <table:table-cell office:value-type="float" office:value="20.7769">
            <text:p>20,7769</text:p>
          </table:table-cell>
          <table:table-cell office:value-type="float" office:value="24.8767">
            <text:p>24,8767</text:p>
          </table:table-cell>
          <table:table-cell office:value-type="float" office:value="37.3074">
            <text:p>37,3074</text:p>
          </table:table-cell>
          <table:table-cell office:value-type="float" office:value="31.7683">
            <text:p>31,7683</text:p>
          </table:table-cell>
          <table:table-cell office:value-type="float" office:value="52.6211">
            <text:p>52,6211</text:p>
          </table:table-cell>
          <table:table-cell table:number-columns-repeated="6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5.6763">
            <text:p>15,6763</text:p>
          </table:table-cell>
          <table:table-cell office:value-type="float" office:value="15.7343">
            <text:p>15,7343</text:p>
          </table:table-cell>
          <table:table-cell office:value-type="float" office:value="22.862">
            <text:p>22,862</text:p>
          </table:table-cell>
          <table:table-cell office:value-type="float" office:value="14.612">
            <text:p>14,612</text:p>
          </table:table-cell>
          <table:table-cell office:value-type="float" office:value="9.41459">
            <text:p>9,41459</text:p>
          </table:table-cell>
          <table:table-cell office:value-type="float" office:value="28.7537">
            <text:p>28,7537</text:p>
          </table:table-cell>
          <table:table-cell office:value-type="float" office:value="17.782">
            <text:p>17,782</text:p>
          </table:table-cell>
          <table:table-cell office:value-type="float" office:value="20.9166">
            <text:p>20,9166</text:p>
          </table:table-cell>
          <table:table-cell office:value-type="float" office:value="25.0606">
            <text:p>25,0606</text:p>
          </table:table-cell>
          <table:table-cell office:value-type="float" office:value="37.3774">
            <text:p>37,3774</text:p>
          </table:table-cell>
          <table:table-cell office:value-type="float" office:value="31.9233">
            <text:p>31,9233</text:p>
          </table:table-cell>
          <table:table-cell office:value-type="float" office:value="52.5901">
            <text:p>52,5901</text:p>
          </table:table-cell>
          <table:table-cell table:number-columns-repeated="6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5.8047">
            <text:p>15,8047</text:p>
          </table:table-cell>
          <table:table-cell office:value-type="float" office:value="15.7972">
            <text:p>15,7972</text:p>
          </table:table-cell>
          <table:table-cell office:value-type="float" office:value="22.6188">
            <text:p>22,6188</text:p>
          </table:table-cell>
          <table:table-cell office:value-type="float" office:value="15.9569">
            <text:p>15,9569</text:p>
          </table:table-cell>
          <table:table-cell office:value-type="float" office:value="10.2961">
            <text:p>10,2961</text:p>
          </table:table-cell>
          <table:table-cell office:value-type="float" office:value="30.2803">
            <text:p>30,2803</text:p>
          </table:table-cell>
          <table:table-cell office:value-type="float" office:value="17.8453">
            <text:p>17,8453</text:p>
          </table:table-cell>
          <table:table-cell office:value-type="float" office:value="20.6962">
            <text:p>20,6962</text:p>
          </table:table-cell>
          <table:table-cell office:value-type="float" office:value="24.7946">
            <text:p>24,7946</text:p>
          </table:table-cell>
          <table:table-cell office:value-type="float" office:value="37.3356">
            <text:p>37,3356</text:p>
          </table:table-cell>
          <table:table-cell office:value-type="float" office:value="31.8102">
            <text:p>31,8102</text:p>
          </table:table-cell>
          <table:table-cell office:value-type="float" office:value="52.6188">
            <text:p>52,6188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5.8171">
            <text:p>15,8171</text:p>
          </table:table-cell>
          <table:table-cell office:value-type="float" office:value="15.9095">
            <text:p>15,9095</text:p>
          </table:table-cell>
          <table:table-cell office:value-type="float" office:value="22.9728">
            <text:p>22,9728</text:p>
          </table:table-cell>
          <table:table-cell office:value-type="float" office:value="14.8327">
            <text:p>14,8327</text:p>
          </table:table-cell>
          <table:table-cell office:value-type="float" office:value="9.52198">
            <text:p>9,52198</text:p>
          </table:table-cell>
          <table:table-cell office:value-type="float" office:value="28.8783">
            <text:p>28,8783</text:p>
          </table:table-cell>
          <table:table-cell office:value-type="float" office:value="17.9372">
            <text:p>17,9372</text:p>
          </table:table-cell>
          <table:table-cell office:value-type="float" office:value="21.1571">
            <text:p>21,1571</text:p>
          </table:table-cell>
          <table:table-cell office:value-type="float" office:value="25.1409">
            <text:p>25,1409</text:p>
          </table:table-cell>
          <table:table-cell office:value-type="float" office:value="37.4112">
            <text:p>37,4112</text:p>
          </table:table-cell>
          <table:table-cell office:value-type="float" office:value="32.0317">
            <text:p>32,0317</text:p>
          </table:table-cell>
          <table:table-cell office:value-type="float" office:value="52.6961">
            <text:p>52,6961</text:p>
          </table:table-cell>
          <table:table-cell table:number-columns-repeated="6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5.7">
            <text:p>15,7</text:p>
          </table:table-cell>
          <table:table-cell office:value-type="float" office:value="15.6788">
            <text:p>15,6788</text:p>
          </table:table-cell>
          <table:table-cell office:value-type="float" office:value="22.7003">
            <text:p>22,7003</text:p>
          </table:table-cell>
          <table:table-cell office:value-type="float" office:value="14.5769">
            <text:p>14,5769</text:p>
          </table:table-cell>
          <table:table-cell office:value-type="float" office:value="9.43882">
            <text:p>9,43882</text:p>
          </table:table-cell>
          <table:table-cell office:value-type="float" office:value="28.9553">
            <text:p>28,9553</text:p>
          </table:table-cell>
          <table:table-cell office:value-type="float" office:value="17.7964">
            <text:p>17,7964</text:p>
          </table:table-cell>
          <table:table-cell office:value-type="float" office:value="20.8508">
            <text:p>20,8508</text:p>
          </table:table-cell>
          <table:table-cell office:value-type="float" office:value="25.0134">
            <text:p>25,0134</text:p>
          </table:table-cell>
          <table:table-cell office:value-type="float" office:value="37.3887">
            <text:p>37,3887</text:p>
          </table:table-cell>
          <table:table-cell office:value-type="float" office:value="31.8652">
            <text:p>31,8652</text:p>
          </table:table-cell>
          <table:table-cell office:value-type="float" office:value="52.5825">
            <text:p>52,5825</text:p>
          </table:table-cell>
          <table:table-cell table:number-columns-repeated="6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5.7739">
            <text:p>15,7739</text:p>
          </table:table-cell>
          <table:table-cell office:value-type="float" office:value="15.8505">
            <text:p>15,8505</text:p>
          </table:table-cell>
          <table:table-cell office:value-type="float" office:value="22.7732">
            <text:p>22,7732</text:p>
          </table:table-cell>
          <table:table-cell office:value-type="float" office:value="14.6153">
            <text:p>14,6153</text:p>
          </table:table-cell>
          <table:table-cell office:value-type="float" office:value="9.44669">
            <text:p>9,44669</text:p>
          </table:table-cell>
          <table:table-cell office:value-type="float" office:value="29.2073">
            <text:p>29,2073</text:p>
          </table:table-cell>
          <table:table-cell office:value-type="float" office:value="17.8971">
            <text:p>17,8971</text:p>
          </table:table-cell>
          <table:table-cell office:value-type="float" office:value="21.0171">
            <text:p>21,0171</text:p>
          </table:table-cell>
          <table:table-cell office:value-type="float" office:value="25.0076">
            <text:p>25,0076</text:p>
          </table:table-cell>
          <table:table-cell office:value-type="float" office:value="37.4001">
            <text:p>37,4001</text:p>
          </table:table-cell>
          <table:table-cell office:value-type="float" office:value="31.9955">
            <text:p>31,9955</text:p>
          </table:table-cell>
          <table:table-cell office:value-type="float" office:value="52.6182">
            <text:p>52,6182</text:p>
          </table:table-cell>
          <table:table-cell table:number-columns-repeated="6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5.7843">
            <text:p>15,7843</text:p>
          </table:table-cell>
          <table:table-cell office:value-type="float" office:value="15.8828">
            <text:p>15,8828</text:p>
          </table:table-cell>
          <table:table-cell office:value-type="float" office:value="22.9326">
            <text:p>22,9326</text:p>
          </table:table-cell>
          <table:table-cell office:value-type="float" office:value="15.422">
            <text:p>15,422</text:p>
          </table:table-cell>
          <table:table-cell office:value-type="float" office:value="9.96589">
            <text:p>9,96589</text:p>
          </table:table-cell>
          <table:table-cell office:value-type="float" office:value="29.5863">
            <text:p>29,5863</text:p>
          </table:table-cell>
          <table:table-cell office:value-type="float" office:value="17.8963">
            <text:p>17,8963</text:p>
          </table:table-cell>
          <table:table-cell office:value-type="float" office:value="21.1185">
            <text:p>21,1185</text:p>
          </table:table-cell>
          <table:table-cell office:value-type="float" office:value="25.0391">
            <text:p>25,0391</text:p>
          </table:table-cell>
          <table:table-cell office:value-type="float" office:value="37.4925">
            <text:p>37,4925</text:p>
          </table:table-cell>
          <table:table-cell office:value-type="float" office:value="32.0276">
            <text:p>32,0276</text:p>
          </table:table-cell>
          <table:table-cell office:value-type="float" office:value="52.8053">
            <text:p>52,8053</text:p>
          </table:table-cell>
          <table:table-cell table:number-columns-repeated="6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5.7137">
            <text:p>15,7137</text:p>
          </table:table-cell>
          <table:table-cell office:value-type="float" office:value="15.5268">
            <text:p>15,5268</text:p>
          </table:table-cell>
          <table:table-cell office:value-type="float" office:value="22.5938">
            <text:p>22,5938</text:p>
          </table:table-cell>
          <table:table-cell office:value-type="float" office:value="14.5984">
            <text:p>14,5984</text:p>
          </table:table-cell>
          <table:table-cell office:value-type="float" office:value="9.50195">
            <text:p>9,50195</text:p>
          </table:table-cell>
          <table:table-cell office:value-type="float" office:value="29.2908">
            <text:p>29,2908</text:p>
          </table:table-cell>
          <table:table-cell office:value-type="float" office:value="17.7357">
            <text:p>17,7357</text:p>
          </table:table-cell>
          <table:table-cell office:value-type="float" office:value="20.5674">
            <text:p>20,5674</text:p>
          </table:table-cell>
          <table:table-cell office:value-type="float" office:value="24.6501">
            <text:p>24,6501</text:p>
          </table:table-cell>
          <table:table-cell office:value-type="float" office:value="37.3153">
            <text:p>37,3153</text:p>
          </table:table-cell>
          <table:table-cell office:value-type="float" office:value="31.7686">
            <text:p>31,7686</text:p>
          </table:table-cell>
          <table:table-cell office:value-type="float" office:value="52.6201">
            <text:p>52,6201</text:p>
          </table:table-cell>
          <table:table-cell table:number-columns-repeated="6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5.5994">
            <text:p>15,5994</text:p>
          </table:table-cell>
          <table:table-cell office:value-type="float" office:value="15.5265">
            <text:p>15,5265</text:p>
          </table:table-cell>
          <table:table-cell office:value-type="float" office:value="22.3732">
            <text:p>22,3732</text:p>
          </table:table-cell>
          <table:table-cell office:value-type="float" office:value="15.2518">
            <text:p>15,2518</text:p>
          </table:table-cell>
          <table:table-cell office:value-type="float" office:value="9.90867">
            <text:p>9,90867</text:p>
          </table:table-cell>
          <table:table-cell office:value-type="float" office:value="29.3982">
            <text:p>29,3982</text:p>
          </table:table-cell>
          <table:table-cell office:value-type="float" office:value="17.6904">
            <text:p>17,6904</text:p>
          </table:table-cell>
          <table:table-cell office:value-type="float" office:value="20.499">
            <text:p>20,499</text:p>
          </table:table-cell>
          <table:table-cell office:value-type="float" office:value="24.5488">
            <text:p>24,5488</text:p>
          </table:table-cell>
          <table:table-cell office:value-type="float" office:value="37.2229">
            <text:p>37,2229</text:p>
          </table:table-cell>
          <table:table-cell office:value-type="float" office:value="31.7293">
            <text:p>31,7293</text:p>
          </table:table-cell>
          <table:table-cell office:value-type="float" office:value="52.4745">
            <text:p>52,4745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5.6897">
            <text:p>15,6897</text:p>
          </table:table-cell>
          <table:table-cell office:value-type="float" office:value="15.6531">
            <text:p>15,6531</text:p>
          </table:table-cell>
          <table:table-cell office:value-type="float" office:value="22.5369">
            <text:p>22,5369</text:p>
          </table:table-cell>
          <table:table-cell office:value-type="float" office:value="14.683">
            <text:p>14,683</text:p>
          </table:table-cell>
          <table:table-cell office:value-type="float" office:value="9.52099">
            <text:p>9,52099</text:p>
          </table:table-cell>
          <table:table-cell office:value-type="float" office:value="29.7049">
            <text:p>29,7049</text:p>
          </table:table-cell>
          <table:table-cell office:value-type="float" office:value="17.8098">
            <text:p>17,8098</text:p>
          </table:table-cell>
          <table:table-cell office:value-type="float" office:value="20.9767">
            <text:p>20,9767</text:p>
          </table:table-cell>
          <table:table-cell office:value-type="float" office:value="24.8818">
            <text:p>24,8818</text:p>
          </table:table-cell>
          <table:table-cell office:value-type="float" office:value="37.3153">
            <text:p>37,3153</text:p>
          </table:table-cell>
          <table:table-cell office:value-type="float" office:value="31.9018">
            <text:p>31,9018</text:p>
          </table:table-cell>
          <table:table-cell office:value-type="float" office:value="52.5309">
            <text:p>52,5309</text:p>
          </table:table-cell>
          <table:table-cell table:number-columns-repeated="6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5.6542">
            <text:p>15,6542</text:p>
          </table:table-cell>
          <table:table-cell office:value-type="float" office:value="15.5838">
            <text:p>15,5838</text:p>
          </table:table-cell>
          <table:table-cell office:value-type="float" office:value="22.4907">
            <text:p>22,4907</text:p>
          </table:table-cell>
          <table:table-cell office:value-type="float" office:value="14.5361">
            <text:p>14,5361</text:p>
          </table:table-cell>
          <table:table-cell office:value-type="float" office:value="9.37878">
            <text:p>9,37878</text:p>
          </table:table-cell>
          <table:table-cell office:value-type="float" office:value="28.9769">
            <text:p>28,9769</text:p>
          </table:table-cell>
          <table:table-cell office:value-type="float" office:value="17.6882">
            <text:p>17,6882</text:p>
          </table:table-cell>
          <table:table-cell office:value-type="float" office:value="20.6064">
            <text:p>20,6064</text:p>
          </table:table-cell>
          <table:table-cell office:value-type="float" office:value="24.6445">
            <text:p>24,6445</text:p>
          </table:table-cell>
          <table:table-cell office:value-type="float" office:value="37.2616">
            <text:p>37,2616</text:p>
          </table:table-cell>
          <table:table-cell office:value-type="float" office:value="31.7284">
            <text:p>31,7284</text:p>
          </table:table-cell>
          <table:table-cell office:value-type="float" office:value="52.4753">
            <text:p>52,4753</text:p>
          </table:table-cell>
          <table:table-cell table:number-columns-repeated="6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.5956">
            <text:p>15,5956</text:p>
          </table:table-cell>
          <table:table-cell office:value-type="float" office:value="15.5325">
            <text:p>15,5325</text:p>
          </table:table-cell>
          <table:table-cell office:value-type="float" office:value="22.2877">
            <text:p>22,2877</text:p>
          </table:table-cell>
          <table:table-cell office:value-type="float" office:value="15.7793">
            <text:p>15,7793</text:p>
          </table:table-cell>
          <table:table-cell office:value-type="float" office:value="10.1933">
            <text:p>10,1933</text:p>
          </table:table-cell>
          <table:table-cell office:value-type="float" office:value="29.5893">
            <text:p>29,5893</text:p>
          </table:table-cell>
          <table:table-cell office:value-type="float" office:value="17.6816">
            <text:p>17,6816</text:p>
          </table:table-cell>
          <table:table-cell office:value-type="float" office:value="20.4635">
            <text:p>20,4635</text:p>
          </table:table-cell>
          <table:table-cell office:value-type="float" office:value="24.7869">
            <text:p>24,7869</text:p>
          </table:table-cell>
          <table:table-cell office:value-type="float" office:value="37.2247">
            <text:p>37,2247</text:p>
          </table:table-cell>
          <table:table-cell office:value-type="float" office:value="31.7131">
            <text:p>31,7131</text:p>
          </table:table-cell>
          <table:table-cell office:value-type="float" office:value="52.4433">
            <text:p>52,4433</text:p>
          </table:table-cell>
          <table:table-cell table:number-columns-repeated="6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.6073">
            <text:p>15,6073</text:p>
          </table:table-cell>
          <table:table-cell office:value-type="float" office:value="15.3844">
            <text:p>15,3844</text:p>
          </table:table-cell>
          <table:table-cell office:value-type="float" office:value="22.2675">
            <text:p>22,2675</text:p>
          </table:table-cell>
          <table:table-cell office:value-type="float" office:value="15.7221">
            <text:p>15,7221</text:p>
          </table:table-cell>
          <table:table-cell office:value-type="float" office:value="10.1852">
            <text:p>10,1852</text:p>
          </table:table-cell>
          <table:table-cell office:value-type="float" office:value="30.0435">
            <text:p>30,0435</text:p>
          </table:table-cell>
          <table:table-cell office:value-type="float" office:value="17.6626">
            <text:p>17,6626</text:p>
          </table:table-cell>
          <table:table-cell office:value-type="float" office:value="20.4211">
            <text:p>20,4211</text:p>
          </table:table-cell>
          <table:table-cell office:value-type="float" office:value="24.6621">
            <text:p>24,6621</text:p>
          </table:table-cell>
          <table:table-cell office:value-type="float" office:value="37.1824">
            <text:p>37,1824</text:p>
          </table:table-cell>
          <table:table-cell office:value-type="float" office:value="31.7328">
            <text:p>31,7328</text:p>
          </table:table-cell>
          <table:table-cell office:value-type="float" office:value="52.4125">
            <text:p>52,4125</text:p>
          </table:table-cell>
          <table:table-cell table:number-columns-repeated="6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.5932">
            <text:p>15,5932</text:p>
          </table:table-cell>
          <table:table-cell office:value-type="float" office:value="15.4804">
            <text:p>15,4804</text:p>
          </table:table-cell>
          <table:table-cell office:value-type="float" office:value="22.4345">
            <text:p>22,4345</text:p>
          </table:table-cell>
          <table:table-cell office:value-type="float" office:value="15.7461">
            <text:p>15,7461</text:p>
          </table:table-cell>
          <table:table-cell office:value-type="float" office:value="10.1236">
            <text:p>10,1236</text:p>
          </table:table-cell>
          <table:table-cell office:value-type="float" office:value="29.8194">
            <text:p>29,8194</text:p>
          </table:table-cell>
          <table:table-cell office:value-type="float" office:value="17.6203">
            <text:p>17,6203</text:p>
          </table:table-cell>
          <table:table-cell office:value-type="float" office:value="20.5342">
            <text:p>20,5342</text:p>
          </table:table-cell>
          <table:table-cell office:value-type="float" office:value="24.5299">
            <text:p>24,5299</text:p>
          </table:table-cell>
          <table:table-cell office:value-type="float" office:value="37.2691">
            <text:p>37,2691</text:p>
          </table:table-cell>
          <table:table-cell office:value-type="float" office:value="31.6343">
            <text:p>31,6343</text:p>
          </table:table-cell>
          <table:table-cell office:value-type="float" office:value="52.3396">
            <text:p>52,3396</text:p>
          </table:table-cell>
          <table:table-cell table:number-columns-repeated="6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5.5351">
            <text:p>15,5351</text:p>
          </table:table-cell>
          <table:table-cell office:value-type="float" office:value="15.3691">
            <text:p>15,3691</text:p>
          </table:table-cell>
          <table:table-cell office:value-type="float" office:value="22.2685">
            <text:p>22,2685</text:p>
          </table:table-cell>
          <table:table-cell office:value-type="float" office:value="15.7185">
            <text:p>15,7185</text:p>
          </table:table-cell>
          <table:table-cell office:value-type="float" office:value="10.1538">
            <text:p>10,1538</text:p>
          </table:table-cell>
          <table:table-cell office:value-type="float" office:value="29.9396">
            <text:p>29,9396</text:p>
          </table:table-cell>
          <table:table-cell office:value-type="float" office:value="17.6232">
            <text:p>17,6232</text:p>
          </table:table-cell>
          <table:table-cell office:value-type="float" office:value="20.4167">
            <text:p>20,4167</text:p>
          </table:table-cell>
          <table:table-cell office:value-type="float" office:value="24.5452">
            <text:p>24,5452</text:p>
          </table:table-cell>
          <table:table-cell office:value-type="float" office:value="37.1892">
            <text:p>37,1892</text:p>
          </table:table-cell>
          <table:table-cell office:value-type="float" office:value="31.6804">
            <text:p>31,6804</text:p>
          </table:table-cell>
          <table:table-cell office:value-type="float" office:value="52.435">
            <text:p>52,435</text:p>
          </table:table-cell>
          <table:table-cell table:number-columns-repeated="6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5.654">
            <text:p>15,654</text:p>
          </table:table-cell>
          <table:table-cell office:value-type="float" office:value="15.6293">
            <text:p>15,6293</text:p>
          </table:table-cell>
          <table:table-cell office:value-type="float" office:value="22.5158">
            <text:p>22,5158</text:p>
          </table:table-cell>
          <table:table-cell office:value-type="float" office:value="15.8781">
            <text:p>15,8781</text:p>
          </table:table-cell>
          <table:table-cell office:value-type="float" office:value="10.2285">
            <text:p>10,2285</text:p>
          </table:table-cell>
          <table:table-cell office:value-type="float" office:value="30.1831">
            <text:p>30,1831</text:p>
          </table:table-cell>
          <table:table-cell office:value-type="float" office:value="17.73">
            <text:p>17,73</text:p>
          </table:table-cell>
          <table:table-cell office:value-type="float" office:value="20.6137">
            <text:p>20,6137</text:p>
          </table:table-cell>
          <table:table-cell office:value-type="float" office:value="24.6847">
            <text:p>24,6847</text:p>
          </table:table-cell>
          <table:table-cell office:value-type="float" office:value="37.3402">
            <text:p>37,3402</text:p>
          </table:table-cell>
          <table:table-cell office:value-type="float" office:value="31.7844">
            <text:p>31,7844</text:p>
          </table:table-cell>
          <table:table-cell office:value-type="float" office:value="52.512">
            <text:p>52,512</text:p>
          </table:table-cell>
          <table:table-cell table:number-columns-repeated="6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.6036">
            <text:p>15,6036</text:p>
          </table:table-cell>
          <table:table-cell office:value-type="float" office:value="15.4696">
            <text:p>15,4696</text:p>
          </table:table-cell>
          <table:table-cell office:value-type="float" office:value="22.4532">
            <text:p>22,4532</text:p>
          </table:table-cell>
          <table:table-cell office:value-type="float" office:value="15.6974">
            <text:p>15,6974</text:p>
          </table:table-cell>
          <table:table-cell office:value-type="float" office:value="10.149">
            <text:p>10,149</text:p>
          </table:table-cell>
          <table:table-cell office:value-type="float" office:value="30.165">
            <text:p>30,165</text:p>
          </table:table-cell>
          <table:table-cell office:value-type="float" office:value="17.6282">
            <text:p>17,6282</text:p>
          </table:table-cell>
          <table:table-cell office:value-type="float" office:value="20.4194">
            <text:p>20,4194</text:p>
          </table:table-cell>
          <table:table-cell office:value-type="float" office:value="24.8466">
            <text:p>24,8466</text:p>
          </table:table-cell>
          <table:table-cell office:value-type="float" office:value="37.2299">
            <text:p>37,2299</text:p>
          </table:table-cell>
          <table:table-cell office:value-type="float" office:value="31.6718">
            <text:p>31,6718</text:p>
          </table:table-cell>
          <table:table-cell office:value-type="float" office:value="52.471">
            <text:p>52,471</text:p>
          </table:table-cell>
          <table:table-cell table:number-columns-repeated="6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5.5732">
            <text:p>15,5732</text:p>
          </table:table-cell>
          <table:table-cell office:value-type="float" office:value="15.5347">
            <text:p>15,5347</text:p>
          </table:table-cell>
          <table:table-cell office:value-type="float" office:value="22.5301">
            <text:p>22,5301</text:p>
          </table:table-cell>
          <table:table-cell office:value-type="float" office:value="15.746">
            <text:p>15,746</text:p>
          </table:table-cell>
          <table:table-cell office:value-type="float" office:value="10.1752">
            <text:p>10,1752</text:p>
          </table:table-cell>
          <table:table-cell office:value-type="float" office:value="30.1632">
            <text:p>30,1632</text:p>
          </table:table-cell>
          <table:table-cell office:value-type="float" office:value="17.6299">
            <text:p>17,6299</text:p>
          </table:table-cell>
          <table:table-cell office:value-type="float" office:value="20.4673">
            <text:p>20,4673</text:p>
          </table:table-cell>
          <table:table-cell office:value-type="float" office:value="24.5354">
            <text:p>24,5354</text:p>
          </table:table-cell>
          <table:table-cell office:value-type="float" office:value="37.2">
            <text:p>37,2</text:p>
          </table:table-cell>
          <table:table-cell office:value-type="float" office:value="31.7309">
            <text:p>31,7309</text:p>
          </table:table-cell>
          <table:table-cell office:value-type="float" office:value="52.4592">
            <text:p>52,4592</text:p>
          </table:table-cell>
          <table:table-cell table:number-columns-repeated="6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5.6477">
            <text:p>15,6477</text:p>
          </table:table-cell>
          <table:table-cell office:value-type="float" office:value="15.6944">
            <text:p>15,6944</text:p>
          </table:table-cell>
          <table:table-cell office:value-type="float" office:value="22.6713">
            <text:p>22,6713</text:p>
          </table:table-cell>
          <table:table-cell office:value-type="float" office:value="15.78">
            <text:p>15,78</text:p>
          </table:table-cell>
          <table:table-cell office:value-type="float" office:value="10.1546">
            <text:p>10,1546</text:p>
          </table:table-cell>
          <table:table-cell office:value-type="float" office:value="29.9819">
            <text:p>29,9819</text:p>
          </table:table-cell>
          <table:table-cell office:value-type="float" office:value="17.7856">
            <text:p>17,7856</text:p>
          </table:table-cell>
          <table:table-cell office:value-type="float" office:value="21.0502">
            <text:p>21,0502</text:p>
          </table:table-cell>
          <table:table-cell office:value-type="float" office:value="24.9723">
            <text:p>24,9723</text:p>
          </table:table-cell>
          <table:table-cell office:value-type="float" office:value="37.4325">
            <text:p>37,4325</text:p>
          </table:table-cell>
          <table:table-cell office:value-type="float" office:value="31.9043">
            <text:p>31,9043</text:p>
          </table:table-cell>
          <table:table-cell office:value-type="float" office:value="52.5976">
            <text:p>52,5976</text:p>
          </table:table-cell>
          <table:table-cell table:number-columns-repeated="6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.6207">
            <text:p>15,6207</text:p>
          </table:table-cell>
          <table:table-cell office:value-type="float" office:value="15.5694">
            <text:p>15,5694</text:p>
          </table:table-cell>
          <table:table-cell office:value-type="float" office:value="22.4464">
            <text:p>22,4464</text:p>
          </table:table-cell>
          <table:table-cell office:value-type="float" office:value="15.6804">
            <text:p>15,6804</text:p>
          </table:table-cell>
          <table:table-cell office:value-type="float" office:value="10.1163">
            <text:p>10,1163</text:p>
          </table:table-cell>
          <table:table-cell office:value-type="float" office:value="29.8532">
            <text:p>29,8532</text:p>
          </table:table-cell>
          <table:table-cell office:value-type="float" office:value="17.7057">
            <text:p>17,7057</text:p>
          </table:table-cell>
          <table:table-cell office:value-type="float" office:value="20.618">
            <text:p>20,618</text:p>
          </table:table-cell>
          <table:table-cell office:value-type="float" office:value="24.7687">
            <text:p>24,7687</text:p>
          </table:table-cell>
          <table:table-cell office:value-type="float" office:value="37.2082">
            <text:p>37,2082</text:p>
          </table:table-cell>
          <table:table-cell office:value-type="float" office:value="31.6524">
            <text:p>31,6524</text:p>
          </table:table-cell>
          <table:table-cell office:value-type="float" office:value="52.384">
            <text:p>52,384</text:p>
          </table:table-cell>
          <table:table-cell table:number-columns-repeated="6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.5027">
            <text:p>15,5027</text:p>
          </table:table-cell>
          <table:table-cell office:value-type="float" office:value="15.3805">
            <text:p>15,3805</text:p>
          </table:table-cell>
          <table:table-cell office:value-type="float" office:value="22.2117">
            <text:p>22,2117</text:p>
          </table:table-cell>
          <table:table-cell office:value-type="float" office:value="15.4571">
            <text:p>15,4571</text:p>
          </table:table-cell>
          <table:table-cell office:value-type="float" office:value="10.0025">
            <text:p>10,0025</text:p>
          </table:table-cell>
          <table:table-cell office:value-type="float" office:value="29.2666">
            <text:p>29,2666</text:p>
          </table:table-cell>
          <table:table-cell office:value-type="float" office:value="17.5514">
            <text:p>17,5514</text:p>
          </table:table-cell>
          <table:table-cell office:value-type="float" office:value="20.3736">
            <text:p>20,3736</text:p>
          </table:table-cell>
          <table:table-cell office:value-type="float" office:value="24.4551">
            <text:p>24,4551</text:p>
          </table:table-cell>
          <table:table-cell office:value-type="float" office:value="37.1397">
            <text:p>37,1397</text:p>
          </table:table-cell>
          <table:table-cell office:value-type="float" office:value="31.6033">
            <text:p>31,6033</text:p>
          </table:table-cell>
          <table:table-cell office:value-type="float" office:value="52.2812">
            <text:p>52,2812</text:p>
          </table:table-cell>
          <table:table-cell table:number-columns-repeated="6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5.6441">
            <text:p>15,6441</text:p>
          </table:table-cell>
          <table:table-cell office:value-type="float" office:value="15.4643">
            <text:p>15,4643</text:p>
          </table:table-cell>
          <table:table-cell office:value-type="float" office:value="22.4421">
            <text:p>22,4421</text:p>
          </table:table-cell>
          <table:table-cell office:value-type="float" office:value="15.6885">
            <text:p>15,6885</text:p>
          </table:table-cell>
          <table:table-cell office:value-type="float" office:value="10.1253">
            <text:p>10,1253</text:p>
          </table:table-cell>
          <table:table-cell office:value-type="float" office:value="29.7374">
            <text:p>29,7374</text:p>
          </table:table-cell>
          <table:table-cell office:value-type="float" office:value="17.6652">
            <text:p>17,6652</text:p>
          </table:table-cell>
          <table:table-cell office:value-type="float" office:value="20.4577">
            <text:p>20,4577</text:p>
          </table:table-cell>
          <table:table-cell office:value-type="float" office:value="24.5694">
            <text:p>24,5694</text:p>
          </table:table-cell>
          <table:table-cell office:value-type="float" office:value="37.2603">
            <text:p>37,2603</text:p>
          </table:table-cell>
          <table:table-cell office:value-type="float" office:value="31.5954">
            <text:p>31,5954</text:p>
          </table:table-cell>
          <table:table-cell office:value-type="float" office:value="52.429">
            <text:p>52,429</text:p>
          </table:table-cell>
          <table:table-cell table:number-columns-repeated="6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.5575">
            <text:p>15,5575</text:p>
          </table:table-cell>
          <table:table-cell office:value-type="float" office:value="15.5188">
            <text:p>15,5188</text:p>
          </table:table-cell>
          <table:table-cell office:value-type="float" office:value="22.5199">
            <text:p>22,5199</text:p>
          </table:table-cell>
          <table:table-cell office:value-type="float" office:value="14.5769">
            <text:p>14,5769</text:p>
          </table:table-cell>
          <table:table-cell office:value-type="float" office:value="9.39754">
            <text:p>9,39754</text:p>
          </table:table-cell>
          <table:table-cell office:value-type="float" office:value="28.9722">
            <text:p>28,9722</text:p>
          </table:table-cell>
          <table:table-cell office:value-type="float" office:value="17.7048">
            <text:p>17,7048</text:p>
          </table:table-cell>
          <table:table-cell office:value-type="float" office:value="20.7342">
            <text:p>20,7342</text:p>
          </table:table-cell>
          <table:table-cell office:value-type="float" office:value="24.6349">
            <text:p>24,6349</text:p>
          </table:table-cell>
          <table:table-cell office:value-type="float" office:value="37.235">
            <text:p>37,235</text:p>
          </table:table-cell>
          <table:table-cell office:value-type="float" office:value="31.7504">
            <text:p>31,7504</text:p>
          </table:table-cell>
          <table:table-cell office:value-type="float" office:value="52.4202">
            <text:p>52,4202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5.5747">
            <text:p>15,5747</text:p>
          </table:table-cell>
          <table:table-cell office:value-type="float" office:value="15.5297">
            <text:p>15,5297</text:p>
          </table:table-cell>
          <table:table-cell office:value-type="float" office:value="22.3843">
            <text:p>22,3843</text:p>
          </table:table-cell>
          <table:table-cell office:value-type="float" office:value="14.4856">
            <text:p>14,4856</text:p>
          </table:table-cell>
          <table:table-cell office:value-type="float" office:value="9.43555">
            <text:p>9,43555</text:p>
          </table:table-cell>
          <table:table-cell office:value-type="float" office:value="28.3848">
            <text:p>28,3848</text:p>
          </table:table-cell>
          <table:table-cell office:value-type="float" office:value="17.63">
            <text:p>17,63</text:p>
          </table:table-cell>
          <table:table-cell office:value-type="float" office:value="20.4925">
            <text:p>20,4925</text:p>
          </table:table-cell>
          <table:table-cell office:value-type="float" office:value="24.7616">
            <text:p>24,7616</text:p>
          </table:table-cell>
          <table:table-cell office:value-type="float" office:value="37.2099">
            <text:p>37,2099</text:p>
          </table:table-cell>
          <table:table-cell office:value-type="float" office:value="31.6957">
            <text:p>31,6957</text:p>
          </table:table-cell>
          <table:table-cell office:value-type="float" office:value="52.4636">
            <text:p>52,4636</text:p>
          </table:table-cell>
          <table:table-cell table:number-columns-repeated="6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5.572">
            <text:p>15,572</text:p>
          </table:table-cell>
          <table:table-cell office:value-type="float" office:value="15.5373">
            <text:p>15,5373</text:p>
          </table:table-cell>
          <table:table-cell office:value-type="float" office:value="22.3213">
            <text:p>22,3213</text:p>
          </table:table-cell>
          <table:table-cell office:value-type="float" office:value="14.3638">
            <text:p>14,3638</text:p>
          </table:table-cell>
          <table:table-cell office:value-type="float" office:value="9.28467">
            <text:p>9,28467</text:p>
          </table:table-cell>
          <table:table-cell office:value-type="float" office:value="28.7357">
            <text:p>28,7357</text:p>
          </table:table-cell>
          <table:table-cell office:value-type="float" office:value="17.6314">
            <text:p>17,6314</text:p>
          </table:table-cell>
          <table:table-cell office:value-type="float" office:value="20.5722">
            <text:p>20,5722</text:p>
          </table:table-cell>
          <table:table-cell office:value-type="float" office:value="24.7029">
            <text:p>24,7029</text:p>
          </table:table-cell>
          <table:table-cell office:value-type="float" office:value="37.1585">
            <text:p>37,1585</text:p>
          </table:table-cell>
          <table:table-cell office:value-type="float" office:value="31.6085">
            <text:p>31,6085</text:p>
          </table:table-cell>
          <table:table-cell office:value-type="float" office:value="52.2893">
            <text:p>52,2893</text:p>
          </table:table-cell>
          <table:table-cell table:number-columns-repeated="6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5.518">
            <text:p>15,518</text:p>
          </table:table-cell>
          <table:table-cell office:value-type="float" office:value="15.431">
            <text:p>15,431</text:p>
          </table:table-cell>
          <table:table-cell office:value-type="float" office:value="22.3641">
            <text:p>22,3641</text:p>
          </table:table-cell>
          <table:table-cell office:value-type="float" office:value="14.2764">
            <text:p>14,2764</text:p>
          </table:table-cell>
          <table:table-cell office:value-type="float" office:value="9.12362">
            <text:p>9,12362</text:p>
          </table:table-cell>
          <table:table-cell office:value-type="float" office:value="27.9659">
            <text:p>27,9659</text:p>
          </table:table-cell>
          <table:table-cell office:value-type="float" office:value="17.6078">
            <text:p>17,6078</text:p>
          </table:table-cell>
          <table:table-cell office:value-type="float" office:value="20.4609">
            <text:p>20,4609</text:p>
          </table:table-cell>
          <table:table-cell office:value-type="float" office:value="24.505">
            <text:p>24,505</text:p>
          </table:table-cell>
          <table:table-cell office:value-type="float" office:value="37.1435">
            <text:p>37,1435</text:p>
          </table:table-cell>
          <table:table-cell office:value-type="float" office:value="31.6133">
            <text:p>31,6133</text:p>
          </table:table-cell>
          <table:table-cell office:value-type="float" office:value="52.2684">
            <text:p>52,2684</text:p>
          </table:table-cell>
          <table:table-cell table:number-columns-repeated="6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5.5569">
            <text:p>15,5569</text:p>
          </table:table-cell>
          <table:table-cell office:value-type="float" office:value="15.6644">
            <text:p>15,6644</text:p>
          </table:table-cell>
          <table:table-cell office:value-type="float" office:value="22.4411">
            <text:p>22,4411</text:p>
          </table:table-cell>
          <table:table-cell office:value-type="float" office:value="14.3686">
            <text:p>14,3686</text:p>
          </table:table-cell>
          <table:table-cell office:value-type="float" office:value="9.22285">
            <text:p>9,22285</text:p>
          </table:table-cell>
          <table:table-cell office:value-type="float" office:value="28.2752">
            <text:p>28,2752</text:p>
          </table:table-cell>
          <table:table-cell office:value-type="float" office:value="17.7288">
            <text:p>17,7288</text:p>
          </table:table-cell>
          <table:table-cell office:value-type="float" office:value="20.8449">
            <text:p>20,8449</text:p>
          </table:table-cell>
          <table:table-cell office:value-type="float" office:value="24.7159">
            <text:p>24,7159</text:p>
          </table:table-cell>
          <table:table-cell office:value-type="float" office:value="37.2366">
            <text:p>37,2366</text:p>
          </table:table-cell>
          <table:table-cell office:value-type="float" office:value="31.7677">
            <text:p>31,7677</text:p>
          </table:table-cell>
          <table:table-cell office:value-type="float" office:value="52.4508">
            <text:p>52,4508</text:p>
          </table:table-cell>
          <table:table-cell table:number-columns-repeated="6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5.6068">
            <text:p>15,6068</text:p>
          </table:table-cell>
          <table:table-cell office:value-type="float" office:value="15.5334">
            <text:p>15,5334</text:p>
          </table:table-cell>
          <table:table-cell office:value-type="float" office:value="22.5796">
            <text:p>22,5796</text:p>
          </table:table-cell>
          <table:table-cell office:value-type="float" office:value="14.646">
            <text:p>14,646</text:p>
          </table:table-cell>
          <table:table-cell office:value-type="float" office:value="9.29498">
            <text:p>9,29498</text:p>
          </table:table-cell>
          <table:table-cell office:value-type="float" office:value="28.675">
            <text:p>28,675</text:p>
          </table:table-cell>
          <table:table-cell office:value-type="float" office:value="17.6234">
            <text:p>17,6234</text:p>
          </table:table-cell>
          <table:table-cell office:value-type="float" office:value="20.6913">
            <text:p>20,6913</text:p>
          </table:table-cell>
          <table:table-cell office:value-type="float" office:value="24.8068">
            <text:p>24,8068</text:p>
          </table:table-cell>
          <table:table-cell office:value-type="float" office:value="37.194">
            <text:p>37,194</text:p>
          </table:table-cell>
          <table:table-cell office:value-type="float" office:value="31.659">
            <text:p>31,659</text:p>
          </table:table-cell>
          <table:table-cell office:value-type="float" office:value="52.388">
            <text:p>52,388</text:p>
          </table:table-cell>
          <table:table-cell table:number-columns-repeated="6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5.5633">
            <text:p>15,5633</text:p>
          </table:table-cell>
          <table:table-cell office:value-type="float" office:value="15.6338">
            <text:p>15,6338</text:p>
          </table:table-cell>
          <table:table-cell office:value-type="float" office:value="22.549">
            <text:p>22,549</text:p>
          </table:table-cell>
          <table:table-cell office:value-type="float" office:value="15.6862">
            <text:p>15,6862</text:p>
          </table:table-cell>
          <table:table-cell office:value-type="float" office:value="10.1382">
            <text:p>10,1382</text:p>
          </table:table-cell>
          <table:table-cell office:value-type="float" office:value="29.6727">
            <text:p>29,6727</text:p>
          </table:table-cell>
          <table:table-cell office:value-type="float" office:value="17.6772">
            <text:p>17,6772</text:p>
          </table:table-cell>
          <table:table-cell office:value-type="float" office:value="20.8486">
            <text:p>20,8486</text:p>
          </table:table-cell>
          <table:table-cell office:value-type="float" office:value="24.7332">
            <text:p>24,7332</text:p>
          </table:table-cell>
          <table:table-cell office:value-type="float" office:value="37.2447">
            <text:p>37,2447</text:p>
          </table:table-cell>
          <table:table-cell office:value-type="float" office:value="31.7534">
            <text:p>31,7534</text:p>
          </table:table-cell>
          <table:table-cell office:value-type="float" office:value="52.3208">
            <text:p>52,3208</text:p>
          </table:table-cell>
          <table:table-cell table:number-columns-repeated="6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5.6544">
            <text:p>15,6544</text:p>
          </table:table-cell>
          <table:table-cell office:value-type="float" office:value="15.7135">
            <text:p>15,7135</text:p>
          </table:table-cell>
          <table:table-cell office:value-type="float" office:value="22.6064">
            <text:p>22,6064</text:p>
          </table:table-cell>
          <table:table-cell office:value-type="float" office:value="15.8448">
            <text:p>15,8448</text:p>
          </table:table-cell>
          <table:table-cell office:value-type="float" office:value="10.1612">
            <text:p>10,1612</text:p>
          </table:table-cell>
          <table:table-cell office:value-type="float" office:value="29.7895">
            <text:p>29,7895</text:p>
          </table:table-cell>
          <table:table-cell office:value-type="float" office:value="17.8043">
            <text:p>17,8043</text:p>
          </table:table-cell>
          <table:table-cell office:value-type="float" office:value="20.855">
            <text:p>20,855</text:p>
          </table:table-cell>
          <table:table-cell office:value-type="float" office:value="24.908">
            <text:p>24,908</text:p>
          </table:table-cell>
          <table:table-cell office:value-type="float" office:value="37.3035">
            <text:p>37,3035</text:p>
          </table:table-cell>
          <table:table-cell office:value-type="float" office:value="31.8388">
            <text:p>31,8388</text:p>
          </table:table-cell>
          <table:table-cell office:value-type="float" office:value="52.4319">
            <text:p>52,4319</text:p>
          </table:table-cell>
          <table:table-cell table:number-columns-repeated="6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5.5622">
            <text:p>15,5622</text:p>
          </table:table-cell>
          <table:table-cell office:value-type="float" office:value="15.5939">
            <text:p>15,5939</text:p>
          </table:table-cell>
          <table:table-cell office:value-type="float" office:value="22.4089">
            <text:p>22,4089</text:p>
          </table:table-cell>
          <table:table-cell office:value-type="float" office:value="14.5067">
            <text:p>14,5067</text:p>
          </table:table-cell>
          <table:table-cell office:value-type="float" office:value="9.38272">
            <text:p>9,38272</text:p>
          </table:table-cell>
          <table:table-cell office:value-type="float" office:value="28.7522">
            <text:p>28,7522</text:p>
          </table:table-cell>
          <table:table-cell office:value-type="float" office:value="17.729">
            <text:p>17,729</text:p>
          </table:table-cell>
          <table:table-cell office:value-type="float" office:value="20.7559">
            <text:p>20,7559</text:p>
          </table:table-cell>
          <table:table-cell office:value-type="float" office:value="24.9098">
            <text:p>24,9098</text:p>
          </table:table-cell>
          <table:table-cell office:value-type="float" office:value="37.2366">
            <text:p>37,2366</text:p>
          </table:table-cell>
          <table:table-cell office:value-type="float" office:value="31.6945">
            <text:p>31,6945</text:p>
          </table:table-cell>
          <table:table-cell office:value-type="float" office:value="52.3663">
            <text:p>52,3663</text:p>
          </table:table-cell>
          <table:table-cell table:number-columns-repeated="6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5.6747">
            <text:p>15,6747</text:p>
          </table:table-cell>
          <table:table-cell office:value-type="float" office:value="15.6812">
            <text:p>15,6812</text:p>
          </table:table-cell>
          <table:table-cell office:value-type="float" office:value="22.5333">
            <text:p>22,5333</text:p>
          </table:table-cell>
          <table:table-cell office:value-type="float" office:value="14.5353">
            <text:p>14,5353</text:p>
          </table:table-cell>
          <table:table-cell office:value-type="float" office:value="9.38195">
            <text:p>9,38195</text:p>
          </table:table-cell>
          <table:table-cell office:value-type="float" office:value="28.6959">
            <text:p>28,6959</text:p>
          </table:table-cell>
          <table:table-cell office:value-type="float" office:value="17.7661">
            <text:p>17,7661</text:p>
          </table:table-cell>
          <table:table-cell office:value-type="float" office:value="20.8999">
            <text:p>20,8999</text:p>
          </table:table-cell>
          <table:table-cell office:value-type="float" office:value="24.769">
            <text:p>24,769</text:p>
          </table:table-cell>
          <table:table-cell office:value-type="float" office:value="37.2922">
            <text:p>37,2922</text:p>
          </table:table-cell>
          <table:table-cell office:value-type="float" office:value="31.7019">
            <text:p>31,7019</text:p>
          </table:table-cell>
          <table:table-cell office:value-type="float" office:value="52.4287">
            <text:p>52,4287</text:p>
          </table:table-cell>
          <table:table-cell table:number-columns-repeated="6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5.5698">
            <text:p>15,5698</text:p>
          </table:table-cell>
          <table:table-cell office:value-type="float" office:value="15.4705">
            <text:p>15,4705</text:p>
          </table:table-cell>
          <table:table-cell office:value-type="float" office:value="22.2902">
            <text:p>22,2902</text:p>
          </table:table-cell>
          <table:table-cell office:value-type="float" office:value="15.6005">
            <text:p>15,6005</text:p>
          </table:table-cell>
          <table:table-cell office:value-type="float" office:value="10.0269">
            <text:p>10,0269</text:p>
          </table:table-cell>
          <table:table-cell office:value-type="float" office:value="29.1275">
            <text:p>29,1275</text:p>
          </table:table-cell>
          <table:table-cell office:value-type="float" office:value="17.6131">
            <text:p>17,6131</text:p>
          </table:table-cell>
          <table:table-cell office:value-type="float" office:value="20.5139">
            <text:p>20,5139</text:p>
          </table:table-cell>
          <table:table-cell office:value-type="float" office:value="24.596">
            <text:p>24,596</text:p>
          </table:table-cell>
          <table:table-cell office:value-type="float" office:value="37.0948">
            <text:p>37,0948</text:p>
          </table:table-cell>
          <table:table-cell office:value-type="float" office:value="31.5743">
            <text:p>31,5743</text:p>
          </table:table-cell>
          <table:table-cell office:value-type="float" office:value="52.3127">
            <text:p>52,3127</text:p>
          </table:table-cell>
          <table:table-cell table:number-columns-repeated="6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5.643">
            <text:p>15,643</text:p>
          </table:table-cell>
          <table:table-cell office:value-type="float" office:value="15.6483">
            <text:p>15,6483</text:p>
          </table:table-cell>
          <table:table-cell office:value-type="float" office:value="22.6806">
            <text:p>22,6806</text:p>
          </table:table-cell>
          <table:table-cell office:value-type="float" office:value="15.7125">
            <text:p>15,7125</text:p>
          </table:table-cell>
          <table:table-cell office:value-type="float" office:value="10.1486">
            <text:p>10,1486</text:p>
          </table:table-cell>
          <table:table-cell office:value-type="float" office:value="29.7825">
            <text:p>29,7825</text:p>
          </table:table-cell>
          <table:table-cell office:value-type="float" office:value="17.7902">
            <text:p>17,7902</text:p>
          </table:table-cell>
          <table:table-cell office:value-type="float" office:value="20.9761">
            <text:p>20,9761</text:p>
          </table:table-cell>
          <table:table-cell office:value-type="float" office:value="24.8863">
            <text:p>24,8863</text:p>
          </table:table-cell>
          <table:table-cell office:value-type="float" office:value="37.3318">
            <text:p>37,3318</text:p>
          </table:table-cell>
          <table:table-cell office:value-type="float" office:value="31.7002">
            <text:p>31,7002</text:p>
          </table:table-cell>
          <table:table-cell office:value-type="float" office:value="52.3605">
            <text:p>52,3605</text:p>
          </table:table-cell>
          <table:table-cell table:number-columns-repeated="6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5.6122">
            <text:p>15,6122</text:p>
          </table:table-cell>
          <table:table-cell office:value-type="float" office:value="15.5589">
            <text:p>15,5589</text:p>
          </table:table-cell>
          <table:table-cell office:value-type="float" office:value="22.4436">
            <text:p>22,4436</text:p>
          </table:table-cell>
          <table:table-cell office:value-type="float" office:value="14.2508">
            <text:p>14,2508</text:p>
          </table:table-cell>
          <table:table-cell office:value-type="float" office:value="9.20467">
            <text:p>9,20467</text:p>
          </table:table-cell>
          <table:table-cell office:value-type="float" office:value="27.9412">
            <text:p>27,9412</text:p>
          </table:table-cell>
          <table:table-cell office:value-type="float" office:value="17.7607">
            <text:p>17,7607</text:p>
          </table:table-cell>
          <table:table-cell office:value-type="float" office:value="20.7071">
            <text:p>20,7071</text:p>
          </table:table-cell>
          <table:table-cell office:value-type="float" office:value="24.8321">
            <text:p>24,8321</text:p>
          </table:table-cell>
          <table:table-cell office:value-type="float" office:value="37.1705">
            <text:p>37,1705</text:p>
          </table:table-cell>
          <table:table-cell office:value-type="float" office:value="31.6789">
            <text:p>31,6789</text:p>
          </table:table-cell>
          <table:table-cell office:value-type="float" office:value="52.2678">
            <text:p>52,2678</text:p>
          </table:table-cell>
          <table:table-cell table:number-columns-repeated="2"/>
          <table:table-cell office:value-type="string">
            <text:p>hybrid</text:p>
          </table:table-cell>
          <table:table-cell office:value-type="string">
            <text:p>shared</text:p>
          </table:table-cell>
          <table:table-cell office:value-type="string">
            <text:p>global</text:p>
          </table:table-cell>
          <table:table-cell office:value-type="string">
            <text:p>prefixsum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5.6992">
            <text:p>15,6992</text:p>
          </table:table-cell>
          <table:table-cell office:value-type="float" office:value="15.6618">
            <text:p>15,6618</text:p>
          </table:table-cell>
          <table:table-cell office:value-type="float" office:value="22.5008">
            <text:p>22,5008</text:p>
          </table:table-cell>
          <table:table-cell office:value-type="float" office:value="15.7226">
            <text:p>15,7226</text:p>
          </table:table-cell>
          <table:table-cell office:value-type="float" office:value="10.0973">
            <text:p>10,0973</text:p>
          </table:table-cell>
          <table:table-cell office:value-type="float" office:value="29.3612">
            <text:p>29,3612</text:p>
          </table:table-cell>
          <table:table-cell office:value-type="float" office:value="17.786">
            <text:p>17,786</text:p>
          </table:table-cell>
          <table:table-cell office:value-type="float" office:value="20.814">
            <text:p>20,814</text:p>
          </table:table-cell>
          <table:table-cell office:value-type="float" office:value="24.8636">
            <text:p>24,8636</text:p>
          </table:table-cell>
          <table:table-cell office:value-type="float" office:value="37.2606">
            <text:p>37,2606</text:p>
          </table:table-cell>
          <table:table-cell office:value-type="float" office:value="31.6915">
            <text:p>31,6915</text:p>
          </table:table-cell>
          <table:table-cell office:value-type="float" office:value="52.3991">
            <text:p>52,3991</text:p>
          </table:table-cell>
          <table:table-cell/>
          <table:table-cell office:value-type="float" office:value="8">
            <text:p>8</text:p>
          </table:table-cell>
          <table:table-cell table:formula="of:=AVERAGE([.B4:.B204])" office:value-type="float" office:value="15.6227313432836">
            <text:p>15,6227313433</text:p>
          </table:table-cell>
          <table:table-cell table:formula="of:=AVERAGE([.E4:.E204])" office:value-type="float" office:value="14.9011532338309">
            <text:p>14,9011532338</text:p>
          </table:table-cell>
          <table:table-cell table:formula="of:=AVERAGE([.H4:.H204])" office:value-type="float" office:value="17.8485542288557">
            <text:p>17,8485542289</text:p>
          </table:table-cell>
          <table:table-cell table:formula="of:=AVERAGE([.K4:.K204])" office:value-type="float" office:value="37.0351412935323">
            <text:p>37,035141293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5.6474">
            <text:p>15,6474</text:p>
          </table:table-cell>
          <table:table-cell office:value-type="float" office:value="15.5925">
            <text:p>15,5925</text:p>
          </table:table-cell>
          <table:table-cell office:value-type="float" office:value="22.6054">
            <text:p>22,6054</text:p>
          </table:table-cell>
          <table:table-cell office:value-type="float" office:value="14.8814">
            <text:p>14,8814</text:p>
          </table:table-cell>
          <table:table-cell office:value-type="float" office:value="9.62429">
            <text:p>9,62429</text:p>
          </table:table-cell>
          <table:table-cell office:value-type="float" office:value="27.7636">
            <text:p>27,7636</text:p>
          </table:table-cell>
          <table:table-cell office:value-type="float" office:value="17.7328">
            <text:p>17,7328</text:p>
          </table:table-cell>
          <table:table-cell office:value-type="float" office:value="20.7004">
            <text:p>20,7004</text:p>
          </table:table-cell>
          <table:table-cell office:value-type="float" office:value="24.9035">
            <text:p>24,9035</text:p>
          </table:table-cell>
          <table:table-cell office:value-type="float" office:value="37.1686">
            <text:p>37,1686</text:p>
          </table:table-cell>
          <table:table-cell office:value-type="float" office:value="31.6579">
            <text:p>31,6579</text:p>
          </table:table-cell>
          <table:table-cell office:value-type="float" office:value="52.297">
            <text:p>52,297</text:p>
          </table:table-cell>
          <table:table-cell/>
          <table:table-cell office:value-type="float" office:value="16">
            <text:p>16</text:p>
          </table:table-cell>
          <table:table-cell table:formula="of:=AVERAGE([.C4:.C204])" office:value-type="float" office:value="15.5606298507463">
            <text:p>15,5606298507</text:p>
          </table:table-cell>
          <table:table-cell table:formula="of:=AVERAGE([.F4:.F204])" office:value-type="float" office:value="9.50730462686568">
            <text:p>9,5073046269</text:p>
          </table:table-cell>
          <table:table-cell table:formula="of:=AVERAGE([.I4:.I204])" office:value-type="float" office:value="20.822923880597">
            <text:p>20,8229238806</text:p>
          </table:table-cell>
          <table:table-cell table:formula="of:=AVERAGE([.L4:.L204])" office:value-type="float" office:value="31.5296278606965">
            <text:p>31,5296278607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5.6536">
            <text:p>15,6536</text:p>
          </table:table-cell>
          <table:table-cell office:value-type="float" office:value="15.6637">
            <text:p>15,6637</text:p>
          </table:table-cell>
          <table:table-cell office:value-type="float" office:value="22.6972">
            <text:p>22,6972</text:p>
          </table:table-cell>
          <table:table-cell office:value-type="float" office:value="14.4218">
            <text:p>14,4218</text:p>
          </table:table-cell>
          <table:table-cell office:value-type="float" office:value="9.23514">
            <text:p>9,23514</text:p>
          </table:table-cell>
          <table:table-cell office:value-type="float" office:value="28.1687">
            <text:p>28,1687</text:p>
          </table:table-cell>
          <table:table-cell office:value-type="float" office:value="17.8642">
            <text:p>17,8642</text:p>
          </table:table-cell>
          <table:table-cell office:value-type="float" office:value="20.9489">
            <text:p>20,9489</text:p>
          </table:table-cell>
          <table:table-cell office:value-type="float" office:value="25.0252">
            <text:p>25,0252</text:p>
          </table:table-cell>
          <table:table-cell office:value-type="float" office:value="37.1881">
            <text:p>37,1881</text:p>
          </table:table-cell>
          <table:table-cell office:value-type="float" office:value="31.7105">
            <text:p>31,7105</text:p>
          </table:table-cell>
          <table:table-cell office:value-type="float" office:value="52.3414">
            <text:p>52,3414</text:p>
          </table:table-cell>
          <table:table-cell/>
          <table:table-cell office:value-type="float" office:value="32">
            <text:p>32</text:p>
          </table:table-cell>
          <table:table-cell table:formula="of:=AVERAGE([.D4:.D204])" office:value-type="float" office:value="22.6902890547264">
            <text:p>22,6902890547</text:p>
          </table:table-cell>
          <table:table-cell table:formula="of:=AVERAGE([.G4:.G204])" office:value-type="float" office:value="27.3350124378109">
            <text:p>27,3350124378</text:p>
          </table:table-cell>
          <table:table-cell table:formula="of:=AVERAGE([.J4:.J204])" office:value-type="float" office:value="24.8877955223881">
            <text:p>24,8877955224</text:p>
          </table:table-cell>
          <table:table-cell table:formula="of:=AVERAGE([.M4:.M204])" office:value-type="float" office:value="52.1291577114428">
            <text:p>52,129157711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5.6608">
            <text:p>15,6608</text:p>
          </table:table-cell>
          <table:table-cell office:value-type="float" office:value="15.546">
            <text:p>15,546</text:p>
          </table:table-cell>
          <table:table-cell office:value-type="float" office:value="22.5681">
            <text:p>22,5681</text:p>
          </table:table-cell>
          <table:table-cell office:value-type="float" office:value="15.92">
            <text:p>15,92</text:p>
          </table:table-cell>
          <table:table-cell office:value-type="float" office:value="10.2371">
            <text:p>10,2371</text:p>
          </table:table-cell>
          <table:table-cell office:value-type="float" office:value="29.802">
            <text:p>29,802</text:p>
          </table:table-cell>
          <table:table-cell office:value-type="float" office:value="17.8182">
            <text:p>17,8182</text:p>
          </table:table-cell>
          <table:table-cell office:value-type="float" office:value="20.7539">
            <text:p>20,7539</text:p>
          </table:table-cell>
          <table:table-cell office:value-type="float" office:value="24.7427">
            <text:p>24,7427</text:p>
          </table:table-cell>
          <table:table-cell office:value-type="float" office:value="37.1281">
            <text:p>37,1281</text:p>
          </table:table-cell>
          <table:table-cell office:value-type="float" office:value="31.576">
            <text:p>31,576</text:p>
          </table:table-cell>
          <table:table-cell office:value-type="float" office:value="52.2651">
            <text:p>52,2651</text:p>
          </table:table-cell>
          <table:table-cell>
            <draw:frame table:end-cell-address="Sheet1.U199" table:end-x="1.192cm" table:end-y="0.359cm" draw:z-index="0" draw:style-name="gr1" draw:text-style-name="P1" svg:width="15.999cm" svg:height="8.999cm" svg:x="1cm" svg:y="0.392cm">
              <draw:object draw:notify-on-update-of-ranges="Sheet1.O176:Sheet1.O178 Sheet1.P175:Sheet1.P175 Sheet1.P176:Sheet1.P178 Sheet1.Q175:Sheet1.Q175 Sheet1.Q176:Sheet1.Q178 Sheet1.R175:Sheet1.R175 Sheet1.R176:Sheet1.R178 Sheet1.S175:Sheet1.S175 Sheet1.S176:Sheet1.S17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5.5558">
            <text:p>15,5558</text:p>
          </table:table-cell>
          <table:table-cell office:value-type="float" office:value="15.4976">
            <text:p>15,4976</text:p>
          </table:table-cell>
          <table:table-cell office:value-type="float" office:value="22.5107">
            <text:p>22,5107</text:p>
          </table:table-cell>
          <table:table-cell office:value-type="float" office:value="14.2841">
            <text:p>14,2841</text:p>
          </table:table-cell>
          <table:table-cell office:value-type="float" office:value="9.12285">
            <text:p>9,12285</text:p>
          </table:table-cell>
          <table:table-cell office:value-type="float" office:value="27.9873">
            <text:p>27,9873</text:p>
          </table:table-cell>
          <table:table-cell office:value-type="float" office:value="17.6365">
            <text:p>17,6365</text:p>
          </table:table-cell>
          <table:table-cell office:value-type="float" office:value="20.6165">
            <text:p>20,6165</text:p>
          </table:table-cell>
          <table:table-cell office:value-type="float" office:value="24.7963">
            <text:p>24,7963</text:p>
          </table:table-cell>
          <table:table-cell office:value-type="float" office:value="37.0783">
            <text:p>37,0783</text:p>
          </table:table-cell>
          <table:table-cell office:value-type="float" office:value="31.5715">
            <text:p>31,5715</text:p>
          </table:table-cell>
          <table:table-cell office:value-type="float" office:value="52.1386">
            <text:p>52,1386</text:p>
          </table:table-cell>
          <table:table-cell table:number-columns-repeated="6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5.4567">
            <text:p>15,4567</text:p>
          </table:table-cell>
          <table:table-cell office:value-type="float" office:value="15.3409">
            <text:p>15,3409</text:p>
          </table:table-cell>
          <table:table-cell office:value-type="float" office:value="22.1721">
            <text:p>22,1721</text:p>
          </table:table-cell>
          <table:table-cell office:value-type="float" office:value="14.097">
            <text:p>14,097</text:p>
          </table:table-cell>
          <table:table-cell office:value-type="float" office:value="9.04675">
            <text:p>9,04675</text:p>
          </table:table-cell>
          <table:table-cell office:value-type="float" office:value="27.5045">
            <text:p>27,5045</text:p>
          </table:table-cell>
          <table:table-cell office:value-type="float" office:value="17.4932">
            <text:p>17,4932</text:p>
          </table:table-cell>
          <table:table-cell office:value-type="float" office:value="20.3551">
            <text:p>20,3551</text:p>
          </table:table-cell>
          <table:table-cell office:value-type="float" office:value="24.6833">
            <text:p>24,6833</text:p>
          </table:table-cell>
          <table:table-cell office:value-type="float" office:value="36.9733">
            <text:p>36,9733</text:p>
          </table:table-cell>
          <table:table-cell office:value-type="float" office:value="31.3927">
            <text:p>31,3927</text:p>
          </table:table-cell>
          <table:table-cell office:value-type="float" office:value="52.1258">
            <text:p>52,1258</text:p>
          </table:table-cell>
          <table:table-cell table:number-columns-repeated="6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5.5574">
            <text:p>15,5574</text:p>
          </table:table-cell>
          <table:table-cell office:value-type="float" office:value="15.5836">
            <text:p>15,5836</text:p>
          </table:table-cell>
          <table:table-cell office:value-type="float" office:value="22.3716">
            <text:p>22,3716</text:p>
          </table:table-cell>
          <table:table-cell office:value-type="float" office:value="14.2308">
            <text:p>14,2308</text:p>
          </table:table-cell>
          <table:table-cell office:value-type="float" office:value="9.14781">
            <text:p>9,14781</text:p>
          </table:table-cell>
          <table:table-cell office:value-type="float" office:value="27.608">
            <text:p>27,608</text:p>
          </table:table-cell>
          <table:table-cell office:value-type="float" office:value="17.7907">
            <text:p>17,7907</text:p>
          </table:table-cell>
          <table:table-cell office:value-type="float" office:value="20.555">
            <text:p>20,555</text:p>
          </table:table-cell>
          <table:table-cell office:value-type="float" office:value="24.6853">
            <text:p>24,6853</text:p>
          </table:table-cell>
          <table:table-cell office:value-type="float" office:value="37.1509">
            <text:p>37,1509</text:p>
          </table:table-cell>
          <table:table-cell office:value-type="float" office:value="31.592">
            <text:p>31,592</text:p>
          </table:table-cell>
          <table:table-cell office:value-type="float" office:value="52.2696">
            <text:p>52,2696</text:p>
          </table:table-cell>
          <table:table-cell table:number-columns-repeated="6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5.5289">
            <text:p>15,5289</text:p>
          </table:table-cell>
          <table:table-cell office:value-type="float" office:value="15.3222">
            <text:p>15,3222</text:p>
          </table:table-cell>
          <table:table-cell office:value-type="float" office:value="22.3105">
            <text:p>22,3105</text:p>
          </table:table-cell>
          <table:table-cell office:value-type="float" office:value="14.156">
            <text:p>14,156</text:p>
          </table:table-cell>
          <table:table-cell office:value-type="float" office:value="9.10672">
            <text:p>9,10672</text:p>
          </table:table-cell>
          <table:table-cell office:value-type="float" office:value="27.565">
            <text:p>27,565</text:p>
          </table:table-cell>
          <table:table-cell office:value-type="float" office:value="17.5963">
            <text:p>17,5963</text:p>
          </table:table-cell>
          <table:table-cell office:value-type="float" office:value="20.4407">
            <text:p>20,4407</text:p>
          </table:table-cell>
          <table:table-cell office:value-type="float" office:value="24.7904">
            <text:p>24,7904</text:p>
          </table:table-cell>
          <table:table-cell office:value-type="float" office:value="37.0117">
            <text:p>37,0117</text:p>
          </table:table-cell>
          <table:table-cell office:value-type="float" office:value="31.455">
            <text:p>31,455</text:p>
          </table:table-cell>
          <table:table-cell office:value-type="float" office:value="52.142">
            <text:p>52,142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5.6013">
            <text:p>15,6013</text:p>
          </table:table-cell>
          <table:table-cell office:value-type="float" office:value="15.5127">
            <text:p>15,5127</text:p>
          </table:table-cell>
          <table:table-cell office:value-type="float" office:value="22.3544">
            <text:p>22,3544</text:p>
          </table:table-cell>
          <table:table-cell office:value-type="float" office:value="14.3863">
            <text:p>14,3863</text:p>
          </table:table-cell>
          <table:table-cell office:value-type="float" office:value="9.21392">
            <text:p>9,21392</text:p>
          </table:table-cell>
          <table:table-cell office:value-type="float" office:value="27.6672">
            <text:p>27,6672</text:p>
          </table:table-cell>
          <table:table-cell office:value-type="float" office:value="17.7357">
            <text:p>17,7357</text:p>
          </table:table-cell>
          <table:table-cell office:value-type="float" office:value="20.5217">
            <text:p>20,5217</text:p>
          </table:table-cell>
          <table:table-cell office:value-type="float" office:value="24.8337">
            <text:p>24,8337</text:p>
          </table:table-cell>
          <table:table-cell office:value-type="float" office:value="37.0413">
            <text:p>37,0413</text:p>
          </table:table-cell>
          <table:table-cell office:value-type="float" office:value="31.5868">
            <text:p>31,5868</text:p>
          </table:table-cell>
          <table:table-cell office:value-type="float" office:value="52.2456">
            <text:p>52,2456</text:p>
          </table:table-cell>
          <table:table-cell table:number-columns-repeated="6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5.485">
            <text:p>15,485</text:p>
          </table:table-cell>
          <table:table-cell office:value-type="float" office:value="15.4065">
            <text:p>15,4065</text:p>
          </table:table-cell>
          <table:table-cell office:value-type="float" office:value="22.2176">
            <text:p>22,2176</text:p>
          </table:table-cell>
          <table:table-cell office:value-type="float" office:value="14.1948">
            <text:p>14,1948</text:p>
          </table:table-cell>
          <table:table-cell office:value-type="float" office:value="9.12317">
            <text:p>9,12317</text:p>
          </table:table-cell>
          <table:table-cell office:value-type="float" office:value="27.7004">
            <text:p>27,7004</text:p>
          </table:table-cell>
          <table:table-cell office:value-type="float" office:value="17.599">
            <text:p>17,599</text:p>
          </table:table-cell>
          <table:table-cell office:value-type="float" office:value="20.3899">
            <text:p>20,3899</text:p>
          </table:table-cell>
          <table:table-cell office:value-type="float" office:value="24.4311">
            <text:p>24,4311</text:p>
          </table:table-cell>
          <table:table-cell office:value-type="float" office:value="36.9723">
            <text:p>36,9723</text:p>
          </table:table-cell>
          <table:table-cell office:value-type="float" office:value="31.4404">
            <text:p>31,4404</text:p>
          </table:table-cell>
          <table:table-cell office:value-type="float" office:value="52.2049">
            <text:p>52,2049</text:p>
          </table:table-cell>
          <table:table-cell table:number-columns-repeated="6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5.6116">
            <text:p>15,6116</text:p>
          </table:table-cell>
          <table:table-cell office:value-type="float" office:value="15.5901">
            <text:p>15,5901</text:p>
          </table:table-cell>
          <table:table-cell office:value-type="float" office:value="22.6771">
            <text:p>22,6771</text:p>
          </table:table-cell>
          <table:table-cell office:value-type="float" office:value="14.4293">
            <text:p>14,4293</text:p>
          </table:table-cell>
          <table:table-cell office:value-type="float" office:value="9.27594">
            <text:p>9,27594</text:p>
          </table:table-cell>
          <table:table-cell office:value-type="float" office:value="28.2847">
            <text:p>28,2847</text:p>
          </table:table-cell>
          <table:table-cell office:value-type="float" office:value="17.7387">
            <text:p>17,7387</text:p>
          </table:table-cell>
          <table:table-cell office:value-type="float" office:value="20.7097">
            <text:p>20,7097</text:p>
          </table:table-cell>
          <table:table-cell office:value-type="float" office:value="24.7394">
            <text:p>24,7394</text:p>
          </table:table-cell>
          <table:table-cell office:value-type="float" office:value="37.1656">
            <text:p>37,1656</text:p>
          </table:table-cell>
          <table:table-cell office:value-type="float" office:value="31.6961">
            <text:p>31,6961</text:p>
          </table:table-cell>
          <table:table-cell office:value-type="float" office:value="52.2824">
            <text:p>52,2824</text:p>
          </table:table-cell>
          <table:table-cell table:number-columns-repeated="6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5.5116">
            <text:p>15,5116</text:p>
          </table:table-cell>
          <table:table-cell office:value-type="float" office:value="15.5133">
            <text:p>15,5133</text:p>
          </table:table-cell>
          <table:table-cell office:value-type="float" office:value="22.3559">
            <text:p>22,3559</text:p>
          </table:table-cell>
          <table:table-cell office:value-type="float" office:value="15.6441">
            <text:p>15,6441</text:p>
          </table:table-cell>
          <table:table-cell office:value-type="float" office:value="10.099">
            <text:p>10,099</text:p>
          </table:table-cell>
          <table:table-cell office:value-type="float" office:value="29.3071">
            <text:p>29,3071</text:p>
          </table:table-cell>
          <table:table-cell office:value-type="float" office:value="17.6056">
            <text:p>17,6056</text:p>
          </table:table-cell>
          <table:table-cell office:value-type="float" office:value="20.4937">
            <text:p>20,4937</text:p>
          </table:table-cell>
          <table:table-cell office:value-type="float" office:value="24.5393">
            <text:p>24,5393</text:p>
          </table:table-cell>
          <table:table-cell office:value-type="float" office:value="37.0974">
            <text:p>37,0974</text:p>
          </table:table-cell>
          <table:table-cell office:value-type="float" office:value="31.5856">
            <text:p>31,5856</text:p>
          </table:table-cell>
          <table:table-cell office:value-type="float" office:value="52.2974">
            <text:p>52,2974</text:p>
          </table:table-cell>
          <table:table-cell table:number-columns-repeated="6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5.6167">
            <text:p>15,6167</text:p>
          </table:table-cell>
          <table:table-cell office:value-type="float" office:value="15.5747">
            <text:p>15,5747</text:p>
          </table:table-cell>
          <table:table-cell office:value-type="float" office:value="22.4991">
            <text:p>22,4991</text:p>
          </table:table-cell>
          <table:table-cell office:value-type="float" office:value="14.6194">
            <text:p>14,6194</text:p>
          </table:table-cell>
          <table:table-cell office:value-type="float" office:value="9.29347">
            <text:p>9,29347</text:p>
          </table:table-cell>
          <table:table-cell office:value-type="float" office:value="28.5935">
            <text:p>28,5935</text:p>
          </table:table-cell>
          <table:table-cell office:value-type="float" office:value="17.7661">
            <text:p>17,7661</text:p>
          </table:table-cell>
          <table:table-cell office:value-type="float" office:value="20.71">
            <text:p>20,71</text:p>
          </table:table-cell>
          <table:table-cell office:value-type="float" office:value="24.8228">
            <text:p>24,8228</text:p>
          </table:table-cell>
          <table:table-cell office:value-type="float" office:value="37.2153">
            <text:p>37,2153</text:p>
          </table:table-cell>
          <table:table-cell office:value-type="float" office:value="31.6216">
            <text:p>31,6216</text:p>
          </table:table-cell>
          <table:table-cell office:value-type="float" office:value="52.3554">
            <text:p>52,3554</text:p>
          </table:table-cell>
          <table:table-cell table:number-columns-repeated="6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5.5006">
            <text:p>15,5006</text:p>
          </table:table-cell>
          <table:table-cell office:value-type="float" office:value="15.3531">
            <text:p>15,3531</text:p>
          </table:table-cell>
          <table:table-cell office:value-type="float" office:value="22.1853">
            <text:p>22,1853</text:p>
          </table:table-cell>
          <table:table-cell office:value-type="float" office:value="14.3984">
            <text:p>14,3984</text:p>
          </table:table-cell>
          <table:table-cell office:value-type="float" office:value="9.25293">
            <text:p>9,25293</text:p>
          </table:table-cell>
          <table:table-cell office:value-type="float" office:value="28.4416">
            <text:p>28,4416</text:p>
          </table:table-cell>
          <table:table-cell office:value-type="float" office:value="17.6547">
            <text:p>17,6547</text:p>
          </table:table-cell>
          <table:table-cell office:value-type="float" office:value="20.4111">
            <text:p>20,4111</text:p>
          </table:table-cell>
          <table:table-cell office:value-type="float" office:value="24.3917">
            <text:p>24,3917</text:p>
          </table:table-cell>
          <table:table-cell office:value-type="float" office:value="37.1219">
            <text:p>37,1219</text:p>
          </table:table-cell>
          <table:table-cell office:value-type="float" office:value="31.5629">
            <text:p>31,5629</text:p>
          </table:table-cell>
          <table:table-cell office:value-type="float" office:value="52.3631">
            <text:p>52,3631</text:p>
          </table:table-cell>
          <table:table-cell table:number-columns-repeated="6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5.6282">
            <text:p>15,6282</text:p>
          </table:table-cell>
          <table:table-cell office:value-type="float" office:value="15.5107">
            <text:p>15,5107</text:p>
          </table:table-cell>
          <table:table-cell office:value-type="float" office:value="22.3581">
            <text:p>22,3581</text:p>
          </table:table-cell>
          <table:table-cell office:value-type="float" office:value="15.8215">
            <text:p>15,8215</text:p>
          </table:table-cell>
          <table:table-cell office:value-type="float" office:value="10.1513">
            <text:p>10,1513</text:p>
          </table:table-cell>
          <table:table-cell office:value-type="float" office:value="29.4581">
            <text:p>29,4581</text:p>
          </table:table-cell>
          <table:table-cell office:value-type="float" office:value="17.723">
            <text:p>17,723</text:p>
          </table:table-cell>
          <table:table-cell office:value-type="float" office:value="20.5524">
            <text:p>20,5524</text:p>
          </table:table-cell>
          <table:table-cell office:value-type="float" office:value="24.8295">
            <text:p>24,8295</text:p>
          </table:table-cell>
          <table:table-cell office:value-type="float" office:value="37.22">
            <text:p>37,22</text:p>
          </table:table-cell>
          <table:table-cell office:value-type="float" office:value="31.7093">
            <text:p>31,7093</text:p>
          </table:table-cell>
          <table:table-cell office:value-type="float" office:value="52.3644">
            <text:p>52,3644</text:p>
          </table:table-cell>
          <table:table-cell table:number-columns-repeated="6"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5.5503">
            <text:p>15,5503</text:p>
          </table:table-cell>
          <table:table-cell office:value-type="float" office:value="15.4182">
            <text:p>15,4182</text:p>
          </table:table-cell>
          <table:table-cell office:value-type="float" office:value="22.4371">
            <text:p>22,4371</text:p>
          </table:table-cell>
          <table:table-cell office:value-type="float" office:value="14.3491">
            <text:p>14,3491</text:p>
          </table:table-cell>
          <table:table-cell office:value-type="float" office:value="9.31718">
            <text:p>9,31718</text:p>
          </table:table-cell>
          <table:table-cell office:value-type="float" office:value="27.9458">
            <text:p>27,9458</text:p>
          </table:table-cell>
          <table:table-cell office:value-type="float" office:value="17.6227">
            <text:p>17,6227</text:p>
          </table:table-cell>
          <table:table-cell office:value-type="float" office:value="20.6003">
            <text:p>20,6003</text:p>
          </table:table-cell>
          <table:table-cell office:value-type="float" office:value="24.6456">
            <text:p>24,6456</text:p>
          </table:table-cell>
          <table:table-cell office:value-type="float" office:value="37.2032">
            <text:p>37,2032</text:p>
          </table:table-cell>
          <table:table-cell office:value-type="float" office:value="31.6439">
            <text:p>31,6439</text:p>
          </table:table-cell>
          <table:table-cell office:value-type="float" office:value="52.3725">
            <text:p>52,3725</text:p>
          </table:table-cell>
          <table:table-cell table:number-columns-repeated="6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5.6643">
            <text:p>15,6643</text:p>
          </table:table-cell>
          <table:table-cell office:value-type="float" office:value="15.6467">
            <text:p>15,6467</text:p>
          </table:table-cell>
          <table:table-cell office:value-type="float" office:value="22.5421">
            <text:p>22,5421</text:p>
          </table:table-cell>
          <table:table-cell office:value-type="float" office:value="14.5648">
            <text:p>14,5648</text:p>
          </table:table-cell>
          <table:table-cell office:value-type="float" office:value="9.36579">
            <text:p>9,36579</text:p>
          </table:table-cell>
          <table:table-cell office:value-type="float" office:value="28.0195">
            <text:p>28,0195</text:p>
          </table:table-cell>
          <table:table-cell office:value-type="float" office:value="17.7809">
            <text:p>17,7809</text:p>
          </table:table-cell>
          <table:table-cell office:value-type="float" office:value="20.753">
            <text:p>20,753</text:p>
          </table:table-cell>
          <table:table-cell office:value-type="float" office:value="24.6932">
            <text:p>24,6932</text:p>
          </table:table-cell>
          <table:table-cell office:value-type="float" office:value="37.2673">
            <text:p>37,2673</text:p>
          </table:table-cell>
          <table:table-cell office:value-type="float" office:value="31.7775">
            <text:p>31,7775</text:p>
          </table:table-cell>
          <table:table-cell office:value-type="float" office:value="52.4518">
            <text:p>52,4518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5.6097">
            <text:p>15,6097</text:p>
          </table:table-cell>
          <table:table-cell office:value-type="float" office:value="15.5156">
            <text:p>15,5156</text:p>
          </table:table-cell>
          <table:table-cell office:value-type="float" office:value="22.4356">
            <text:p>22,4356</text:p>
          </table:table-cell>
          <table:table-cell office:value-type="float" office:value="14.4807">
            <text:p>14,4807</text:p>
          </table:table-cell>
          <table:table-cell office:value-type="float" office:value="9.27523">
            <text:p>9,27523</text:p>
          </table:table-cell>
          <table:table-cell office:value-type="float" office:value="28.3075">
            <text:p>28,3075</text:p>
          </table:table-cell>
          <table:table-cell office:value-type="float" office:value="17.77">
            <text:p>17,77</text:p>
          </table:table-cell>
          <table:table-cell office:value-type="float" office:value="20.8323">
            <text:p>20,8323</text:p>
          </table:table-cell>
          <table:table-cell office:value-type="float" office:value="24.682">
            <text:p>24,682</text:p>
          </table:table-cell>
          <table:table-cell office:value-type="float" office:value="37.2015">
            <text:p>37,2015</text:p>
          </table:table-cell>
          <table:table-cell office:value-type="float" office:value="31.7666">
            <text:p>31,7666</text:p>
          </table:table-cell>
          <table:table-cell office:value-type="float" office:value="52.4974">
            <text:p>52,4974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5.5792">
            <text:p>15,5792</text:p>
          </table:table-cell>
          <table:table-cell office:value-type="float" office:value="15.4114">
            <text:p>15,4114</text:p>
          </table:table-cell>
          <table:table-cell office:value-type="float" office:value="22.3078">
            <text:p>22,3078</text:p>
          </table:table-cell>
          <table:table-cell office:value-type="float" office:value="14.476">
            <text:p>14,476</text:p>
          </table:table-cell>
          <table:table-cell office:value-type="float" office:value="9.31219">
            <text:p>9,31219</text:p>
          </table:table-cell>
          <table:table-cell office:value-type="float" office:value="28.3719">
            <text:p>28,3719</text:p>
          </table:table-cell>
          <table:table-cell office:value-type="float" office:value="17.6725">
            <text:p>17,6725</text:p>
          </table:table-cell>
          <table:table-cell office:value-type="float" office:value="20.4489">
            <text:p>20,4489</text:p>
          </table:table-cell>
          <table:table-cell office:value-type="float" office:value="24.4843">
            <text:p>24,4843</text:p>
          </table:table-cell>
          <table:table-cell office:value-type="float" office:value="37.1727">
            <text:p>37,1727</text:p>
          </table:table-cell>
          <table:table-cell office:value-type="float" office:value="31.6672">
            <text:p>31,6672</text:p>
          </table:table-cell>
          <table:table-cell office:value-type="float" office:value="52.3156">
            <text:p>52,3156</text:p>
          </table:table-cell>
          <table:table-cell table:number-columns-repeated="6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5.4708">
            <text:p>15,4708</text:p>
          </table:table-cell>
          <table:table-cell office:value-type="float" office:value="15.3545">
            <text:p>15,3545</text:p>
          </table:table-cell>
          <table:table-cell office:value-type="float" office:value="22.2403">
            <text:p>22,2403</text:p>
          </table:table-cell>
          <table:table-cell office:value-type="float" office:value="14.3957">
            <text:p>14,3957</text:p>
          </table:table-cell>
          <table:table-cell office:value-type="float" office:value="9.30147">
            <text:p>9,30147</text:p>
          </table:table-cell>
          <table:table-cell office:value-type="float" office:value="28.4841">
            <text:p>28,4841</text:p>
          </table:table-cell>
          <table:table-cell office:value-type="float" office:value="17.5981">
            <text:p>17,5981</text:p>
          </table:table-cell>
          <table:table-cell office:value-type="float" office:value="20.342">
            <text:p>20,342</text:p>
          </table:table-cell>
          <table:table-cell office:value-type="float" office:value="24.443">
            <text:p>24,443</text:p>
          </table:table-cell>
          <table:table-cell office:value-type="float" office:value="37.1123">
            <text:p>37,1123</text:p>
          </table:table-cell>
          <table:table-cell office:value-type="float" office:value="31.504">
            <text:p>31,504</text:p>
          </table:table-cell>
          <table:table-cell office:value-type="float" office:value="52.2661">
            <text:p>52,2661</text:p>
          </table:table-cell>
          <table:table-cell table:number-columns-repeated="6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5.5492">
            <text:p>15,5492</text:p>
          </table:table-cell>
          <table:table-cell office:value-type="float" office:value="15.388">
            <text:p>15,388</text:p>
          </table:table-cell>
          <table:table-cell office:value-type="float" office:value="22.2289">
            <text:p>22,2289</text:p>
          </table:table-cell>
          <table:table-cell office:value-type="float" office:value="14.7038">
            <text:p>14,7038</text:p>
          </table:table-cell>
          <table:table-cell office:value-type="float" office:value="9.41014">
            <text:p>9,41014</text:p>
          </table:table-cell>
          <table:table-cell office:value-type="float" office:value="28.9659">
            <text:p>28,9659</text:p>
          </table:table-cell>
          <table:table-cell office:value-type="float" office:value="17.6719">
            <text:p>17,6719</text:p>
          </table:table-cell>
          <table:table-cell office:value-type="float" office:value="20.5572">
            <text:p>20,5572</text:p>
          </table:table-cell>
          <table:table-cell office:value-type="float" office:value="24.5053">
            <text:p>24,5053</text:p>
          </table:table-cell>
          <table:table-cell office:value-type="float" office:value="37.147">
            <text:p>37,147</text:p>
          </table:table-cell>
          <table:table-cell office:value-type="float" office:value="31.6391">
            <text:p>31,6391</text:p>
          </table:table-cell>
          <table:table-cell office:value-type="float" office:value="52.2329">
            <text:p>52,2329</text:p>
          </table:table-cell>
          <table:table-cell table:number-columns-repeated="6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5.5741">
            <text:p>15,5741</text:p>
          </table:table-cell>
          <table:table-cell office:value-type="float" office:value="15.5018">
            <text:p>15,5018</text:p>
          </table:table-cell>
          <table:table-cell office:value-type="float" office:value="22.3601">
            <text:p>22,3601</text:p>
          </table:table-cell>
          <table:table-cell office:value-type="float" office:value="14.4391">
            <text:p>14,4391</text:p>
          </table:table-cell>
          <table:table-cell office:value-type="float" office:value="9.33011">
            <text:p>9,33011</text:p>
          </table:table-cell>
          <table:table-cell office:value-type="float" office:value="28.7343">
            <text:p>28,7343</text:p>
          </table:table-cell>
          <table:table-cell office:value-type="float" office:value="17.6214">
            <text:p>17,6214</text:p>
          </table:table-cell>
          <table:table-cell office:value-type="float" office:value="20.6229">
            <text:p>20,6229</text:p>
          </table:table-cell>
          <table:table-cell office:value-type="float" office:value="24.6267">
            <text:p>24,6267</text:p>
          </table:table-cell>
          <table:table-cell office:value-type="float" office:value="37.2372">
            <text:p>37,2372</text:p>
          </table:table-cell>
          <table:table-cell office:value-type="float" office:value="31.6339">
            <text:p>31,6339</text:p>
          </table:table-cell>
          <table:table-cell office:value-type="float" office:value="52.3027">
            <text:p>52,3027</text:p>
          </table:table-cell>
          <table:table-cell table:number-columns-repeated="6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5.9759">
            <text:p>15,9759</text:p>
          </table:table-cell>
          <table:table-cell office:value-type="float" office:value="16.1847">
            <text:p>16,1847</text:p>
          </table:table-cell>
          <table:table-cell office:value-type="float" office:value="23.4877">
            <text:p>23,4877</text:p>
          </table:table-cell>
          <table:table-cell office:value-type="float" office:value="14.2048">
            <text:p>14,2048</text:p>
          </table:table-cell>
          <table:table-cell office:value-type="float" office:value="8.89386">
            <text:p>8,89386</text:p>
          </table:table-cell>
          <table:table-cell office:value-type="float" office:value="24.9155">
            <text:p>24,9155</text:p>
          </table:table-cell>
          <table:table-cell office:value-type="float" office:value="18.4021">
            <text:p>18,4021</text:p>
          </table:table-cell>
          <table:table-cell office:value-type="float" office:value="21.4737">
            <text:p>21,4737</text:p>
          </table:table-cell>
          <table:table-cell office:value-type="float" office:value="25.7945">
            <text:p>25,7945</text:p>
          </table:table-cell>
          <table:table-cell office:value-type="float" office:value="37.155">
            <text:p>37,155</text:p>
          </table:table-cell>
          <table:table-cell office:value-type="float" office:value="31.7134">
            <text:p>31,7134</text:p>
          </table:table-cell>
          <table:table-cell office:value-type="float" office:value="52.161">
            <text:p>52,161</text:p>
          </table:table-cell>
          <table:table-cell table:number-columns-repeated="6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5.8267">
            <text:p>15,8267</text:p>
          </table:table-cell>
          <table:table-cell office:value-type="float" office:value="16.0648">
            <text:p>16,0648</text:p>
          </table:table-cell>
          <table:table-cell office:value-type="float" office:value="23.1269">
            <text:p>23,1269</text:p>
          </table:table-cell>
          <table:table-cell office:value-type="float" office:value="14.2058">
            <text:p>14,2058</text:p>
          </table:table-cell>
          <table:table-cell office:value-type="float" office:value="8.90214">
            <text:p>8,90214</text:p>
          </table:table-cell>
          <table:table-cell office:value-type="float" office:value="25.1637">
            <text:p>25,1637</text:p>
          </table:table-cell>
          <table:table-cell office:value-type="float" office:value="18.2671">
            <text:p>18,2671</text:p>
          </table:table-cell>
          <table:table-cell office:value-type="float" office:value="21.4073">
            <text:p>21,4073</text:p>
          </table:table-cell>
          <table:table-cell office:value-type="float" office:value="25.6537">
            <text:p>25,6537</text:p>
          </table:table-cell>
          <table:table-cell office:value-type="float" office:value="37.0436">
            <text:p>37,0436</text:p>
          </table:table-cell>
          <table:table-cell office:value-type="float" office:value="31.6213">
            <text:p>31,6213</text:p>
          </table:table-cell>
          <table:table-cell office:value-type="float" office:value="52.0461">
            <text:p>52,0461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5.8485">
            <text:p>15,8485</text:p>
          </table:table-cell>
          <table:table-cell office:value-type="float" office:value="15.9174">
            <text:p>15,9174</text:p>
          </table:table-cell>
          <table:table-cell office:value-type="float" office:value="23.1995">
            <text:p>23,1995</text:p>
          </table:table-cell>
          <table:table-cell office:value-type="float" office:value="14.0354">
            <text:p>14,0354</text:p>
          </table:table-cell>
          <table:table-cell office:value-type="float" office:value="8.92614">
            <text:p>8,92614</text:p>
          </table:table-cell>
          <table:table-cell office:value-type="float" office:value="25.1115">
            <text:p>25,1115</text:p>
          </table:table-cell>
          <table:table-cell office:value-type="float" office:value="18.266">
            <text:p>18,266</text:p>
          </table:table-cell>
          <table:table-cell office:value-type="float" office:value="21.2754">
            <text:p>21,2754</text:p>
          </table:table-cell>
          <table:table-cell office:value-type="float" office:value="25.5238">
            <text:p>25,5238</text:p>
          </table:table-cell>
          <table:table-cell office:value-type="float" office:value="37.0042">
            <text:p>37,0042</text:p>
          </table:table-cell>
          <table:table-cell office:value-type="float" office:value="31.5909">
            <text:p>31,5909</text:p>
          </table:table-cell>
          <table:table-cell office:value-type="float" office:value="52.1221">
            <text:p>52,1221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5.7984">
            <text:p>15,7984</text:p>
          </table:table-cell>
          <table:table-cell office:value-type="float" office:value="15.8456">
            <text:p>15,8456</text:p>
          </table:table-cell>
          <table:table-cell office:value-type="float" office:value="23.1502">
            <text:p>23,1502</text:p>
          </table:table-cell>
          <table:table-cell office:value-type="float" office:value="14.008">
            <text:p>14,008</text:p>
          </table:table-cell>
          <table:table-cell office:value-type="float" office:value="8.8735">
            <text:p>8,8735</text:p>
          </table:table-cell>
          <table:table-cell office:value-type="float" office:value="24.932">
            <text:p>24,932</text:p>
          </table:table-cell>
          <table:table-cell office:value-type="float" office:value="18.2311">
            <text:p>18,2311</text:p>
          </table:table-cell>
          <table:table-cell office:value-type="float" office:value="21.3452">
            <text:p>21,3452</text:p>
          </table:table-cell>
          <table:table-cell office:value-type="float" office:value="25.59">
            <text:p>25,59</text:p>
          </table:table-cell>
          <table:table-cell office:value-type="float" office:value="36.9825">
            <text:p>36,9825</text:p>
          </table:table-cell>
          <table:table-cell office:value-type="float" office:value="31.544">
            <text:p>31,544</text:p>
          </table:table-cell>
          <table:table-cell office:value-type="float" office:value="51.9197">
            <text:p>51,9197</text:p>
          </table:table-cell>
          <table:table-cell table:number-columns-repeated="6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5.806">
            <text:p>15,806</text:p>
          </table:table-cell>
          <table:table-cell office:value-type="float" office:value="15.8603">
            <text:p>15,8603</text:p>
          </table:table-cell>
          <table:table-cell office:value-type="float" office:value="23.1567">
            <text:p>23,1567</text:p>
          </table:table-cell>
          <table:table-cell office:value-type="float" office:value="14.0234">
            <text:p>14,0234</text:p>
          </table:table-cell>
          <table:table-cell office:value-type="float" office:value="8.8208">
            <text:p>8,8208</text:p>
          </table:table-cell>
          <table:table-cell office:value-type="float" office:value="24.8063">
            <text:p>24,8063</text:p>
          </table:table-cell>
          <table:table-cell office:value-type="float" office:value="18.1756">
            <text:p>18,1756</text:p>
          </table:table-cell>
          <table:table-cell office:value-type="float" office:value="21.2036">
            <text:p>21,2036</text:p>
          </table:table-cell>
          <table:table-cell office:value-type="float" office:value="25.2682">
            <text:p>25,2682</text:p>
          </table:table-cell>
          <table:table-cell office:value-type="float" office:value="36.9223">
            <text:p>36,9223</text:p>
          </table:table-cell>
          <table:table-cell office:value-type="float" office:value="31.5481">
            <text:p>31,5481</text:p>
          </table:table-cell>
          <table:table-cell office:value-type="float" office:value="51.922">
            <text:p>51,922</text:p>
          </table:table-cell>
          <table:table-cell table:number-columns-repeated="6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5.725">
            <text:p>15,725</text:p>
          </table:table-cell>
          <table:table-cell office:value-type="float" office:value="15.6519">
            <text:p>15,6519</text:p>
          </table:table-cell>
          <table:table-cell office:value-type="float" office:value="22.9243">
            <text:p>22,9243</text:p>
          </table:table-cell>
          <table:table-cell office:value-type="float" office:value="13.8822">
            <text:p>13,8822</text:p>
          </table:table-cell>
          <table:table-cell office:value-type="float" office:value="8.83827">
            <text:p>8,83827</text:p>
          </table:table-cell>
          <table:table-cell office:value-type="float" office:value="25.1124">
            <text:p>25,1124</text:p>
          </table:table-cell>
          <table:table-cell office:value-type="float" office:value="18.0675">
            <text:p>18,0675</text:p>
          </table:table-cell>
          <table:table-cell office:value-type="float" office:value="20.9648">
            <text:p>20,9648</text:p>
          </table:table-cell>
          <table:table-cell office:value-type="float" office:value="25.2188">
            <text:p>25,2188</text:p>
          </table:table-cell>
          <table:table-cell office:value-type="float" office:value="36.8355">
            <text:p>36,8355</text:p>
          </table:table-cell>
          <table:table-cell office:value-type="float" office:value="31.4249">
            <text:p>31,4249</text:p>
          </table:table-cell>
          <table:table-cell office:value-type="float" office:value="51.8404">
            <text:p>51,8404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.6912">
            <text:p>15,6912</text:p>
          </table:table-cell>
          <table:table-cell office:value-type="float" office:value="15.6868">
            <text:p>15,6868</text:p>
          </table:table-cell>
          <table:table-cell office:value-type="float" office:value="22.941">
            <text:p>22,941</text:p>
          </table:table-cell>
          <table:table-cell office:value-type="float" office:value="13.8468">
            <text:p>13,8468</text:p>
          </table:table-cell>
          <table:table-cell office:value-type="float" office:value="8.83546">
            <text:p>8,83546</text:p>
          </table:table-cell>
          <table:table-cell office:value-type="float" office:value="24.9115">
            <text:p>24,9115</text:p>
          </table:table-cell>
          <table:table-cell office:value-type="float" office:value="18.01">
            <text:p>18,01</text:p>
          </table:table-cell>
          <table:table-cell office:value-type="float" office:value="20.9256">
            <text:p>20,9256</text:p>
          </table:table-cell>
          <table:table-cell office:value-type="float" office:value="25.338">
            <text:p>25,338</text:p>
          </table:table-cell>
          <table:table-cell office:value-type="float" office:value="36.8564">
            <text:p>36,8564</text:p>
          </table:table-cell>
          <table:table-cell office:value-type="float" office:value="31.4156">
            <text:p>31,4156</text:p>
          </table:table-cell>
          <table:table-cell office:value-type="float" office:value="51.8291">
            <text:p>51,829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18.04.2015</text:date>, <text:time>14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18T14:36:54.33</dc:date>
    <dc:creator>Pavel Macenauer</dc:creator>
    <meta:editing-duration>PT9S</meta:editing-duration>
    <meta:editing-cycles>1</meta:editing-cycles>
    <meta:document-statistic meta:table-count="1" meta:cell-count="26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3.562cm" svg:y="8.191cm" style:legend-expansion="wide" chart:style-name="ch2"/>
        <chart:plot-area chart:style-name="ch3" table:cell-range-address="Sheet1.O176:Sheet1.S178 Sheet1.P175:Sheet1.S175" chart:data-source-has-labels="both" svg:x="1.358cm" svg:y="0.855cm" svg:width="14.002cm" svg:height="6.148cm">
          <chartooo:coordinate-region svg:x="1.979cm" svg:y="1.067cm" svg:width="13.195cm" svg:height="5.263cm"/>
          <chart:axis chart:dimension="x" chart:name="primary-x" chart:style-name="ch4" chartooo:axis-type="auto">
            <chartooo:date-scale/>
            <chart:title svg:x="6.622cm" svg:y="7.184cm" chart:style-name="ch5">
              <text:p>width / height of a block</text:p>
            </chart:title>
            <chart:categories table:cell-range-address="Sheet1.O176:Sheet1.O178"/>
          </chart:axis>
          <chart:axis chart:dimension="y" chart:name="primary-y" chart:style-name="ch4">
            <chart:title svg:x="0.451cm" svg:y="5.865cm" chart:style-name="ch6">
              <text:p>detection processing [ms]</text:p>
            </chart:title>
            <chart:grid chart:style-name="ch7" chart:class="major"/>
          </chart:axis>
          <chart:series chart:style-name="ch8" chart:values-cell-range-address="Sheet1.P176:Sheet1.P178" chart:label-cell-address="Sheet1.P175:Sheet1.P175" chart:class="chart:line">
            <chart:data-point chart:repeated="3"/>
          </chart:series>
          <chart:series chart:style-name="ch9" chart:values-cell-range-address="Sheet1.Q176:Sheet1.Q178" chart:label-cell-address="Sheet1.Q175:Sheet1.Q175" chart:class="chart:line">
            <chart:data-point chart:repeated="3"/>
          </chart:series>
          <chart:series chart:style-name="ch10" chart:values-cell-range-address="Sheet1.R176:Sheet1.R178" chart:label-cell-address="Sheet1.R175:Sheet1.R175" chart:class="chart:line">
            <chart:data-point chart:repeated="3"/>
          </chart:series>
          <chart:series chart:style-name="ch11" chart:values-cell-range-address="Sheet1.S176:Sheet1.S178" chart:label-cell-address="Sheet1.S175:Sheet1.S175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ybrid</text:p>
                <draw:g>
                  <svg:desc>Sheet1.P175:Sheet1.P175</svg:desc>
                </draw:g>
              </table:table-cell>
              <table:table-cell office:value-type="string">
                <text:p>shared</text:p>
                <draw:g>
                  <svg:desc>Sheet1.Q175:Sheet1.Q175</svg:desc>
                </draw:g>
              </table:table-cell>
              <table:table-cell office:value-type="string">
                <text:p>global</text:p>
                <draw:g>
                  <svg:desc>Sheet1.R175:Sheet1.R175</svg:desc>
                </draw:g>
              </table:table-cell>
              <table:table-cell office:value-type="string">
                <text:p>prefixsum</text:p>
                <draw:g>
                  <svg:desc>Sheet1.S175:Sheet1.S175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10</text:p>
                <draw:g>
                  <svg:desc>Sheet1.O176:Sheet1.O178</svg:desc>
                </draw:g>
              </table:table-cell>
              <table:table-cell office:value-type="float" office:value="15.6227313432836">
                <text:p>15.6227313432836</text:p>
                <draw:g>
                  <svg:desc>Sheet1.P176:Sheet1.P178</svg:desc>
                </draw:g>
              </table:table-cell>
              <table:table-cell office:value-type="float" office:value="14.9011532338309">
                <text:p>14.9011532338309</text:p>
                <draw:g>
                  <svg:desc>Sheet1.Q176:Sheet1.Q178</svg:desc>
                </draw:g>
              </table:table-cell>
              <table:table-cell office:value-type="float" office:value="17.8485542288557">
                <text:p>17.8485542288557</text:p>
                <draw:g>
                  <svg:desc>Sheet1.R176:Sheet1.R178</svg:desc>
                </draw:g>
              </table:table-cell>
              <table:table-cell office:value-type="float" office:value="37.0351412935323">
                <text:p>37.0351412935323</text:p>
                <draw:g>
                  <svg:desc>Sheet1.S176:Sheet1.S178</svg:desc>
                </draw:g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.5606298507463">
                <text:p>15.5606298507463</text:p>
              </table:table-cell>
              <table:table-cell office:value-type="float" office:value="9.50730462686568">
                <text:p>9.50730462686568</text:p>
              </table:table-cell>
              <table:table-cell office:value-type="float" office:value="20.822923880597">
                <text:p>20.822923880597</text:p>
              </table:table-cell>
              <table:table-cell office:value-type="float" office:value="31.5296278606965">
                <text:p>31.529627860696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2.6902890547264">
                <text:p>22.6902890547264</text:p>
              </table:table-cell>
              <table:table-cell office:value-type="float" office:value="27.3350124378109">
                <text:p>27.3350124378109</text:p>
              </table:table-cell>
              <table:table-cell office:value-type="float" office:value="24.8877955223881">
                <text:p>24.8877955223881</text:p>
              </table:table-cell>
              <table:table-cell office:value-type="float" office:value="52.1291577114428">
                <text:p>52.1291577114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